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8252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5354in"/>
    </style:style>
    <style:style style:name="co16" style:family="table-column">
      <style:table-column-properties fo:break-before="auto" style:column-width="1.0717in"/>
    </style:style>
    <style:style style:name="co17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1*DQ_TO_DQS" style:apply-style-name="DarkBlue" style:base-cell-address="Sheet1.Q2"/>
      <style:map style:condition="cell-content()&lt;-5" style:apply-style-name="LightBlue" style:base-cell-address="Sheet1.Q2"/>
      <style:map style:condition="cell-content()&gt;DQ_TO_DQS" style:apply-style-name="DarkRed" style:base-cell-address="Sheet1.Q2"/>
      <style:map style:condition="cell-content()&gt;5" style:apply-style-name="LightRed" style:base-cell-address="Sheet1.Q2"/>
      <style:map style:condition="cell-content-is-between(-5,5)" style:apply-style-name="Green" style:base-cell-address="Sheet1.Q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CLK_TO_DQ" style:apply-style-name="DarkBlue" style:base-cell-address="Sheet1.Q82"/>
      <style:map style:condition="cell-content()&lt;-5" style:apply-style-name="LightBlue" style:base-cell-address="Sheet1.Q82"/>
      <style:map style:condition="cell-content()&gt;CLK_TO_DQ" style:apply-style-name="DarkRed" style:base-cell-address="Sheet1.Q82"/>
      <style:map style:condition="cell-content()&gt;5" style:apply-style-name="LightRed" style:base-cell-address="Sheet1.Q82"/>
      <style:map style:condition="cell-content-is-between(-5,5)" style:apply-style-name="Green" style:base-cell-address="Sheet1.Q82"/>
    </style:style>
    <style:style style:name="ce18" style:family="table-cell" style:parent-style-name="LightRed">
      <style:table-cell-properties fo:background-color="transparen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13"/>
        <table:table-column table:style-name="co12" table:number-columns-repeated="2" table:default-cell-style-name="ce13"/>
        <table:table-column table:style-name="co1" table:default-cell-style-name="ce9"/>
        <table:table-column table:style-name="co14" table:default-cell-style-name="ce9"/>
        <table:table-column table:style-name="co6" table:default-cell-style-name="ce9"/>
        <table:table-column table:style-name="co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Group</text:p>
          </table:table-cell>
          <table:table-cell table:style-name="ce6" office:value-type="string" calcext:value-type="string">
            <text:p>Pkg min</text:p>
          </table:table-cell>
          <table:table-cell table:style-name="ce6" office:value-type="string" calcext:value-type="string">
            <text:p>Pkg max</text:p>
          </table:table-cell>
          <table:table-cell table:style-name="ce6" office:value-type="string" calcext:value-type="string">
            <text:p>Pkg avg</text:p>
          </table:table-cell>
          <table:table-cell table:style-name="ce11" office:value-type="string" calcext:value-type="string">
            <text:p>Int len</text:p>
          </table:table-cell>
          <table:table-cell table:style-name="ce11" office:value-type="string" calcext:value-type="string">
            <text:p>Ext len</text:p>
          </table:table-cell>
          <table:table-cell table:style-name="ce11" office:value-type="string" calcext:value-type="string">
            <text:p>Int delay</text:p>
          </table:table-cell>
          <table:table-cell table:style-name="ce11" office:value-type="string" calcext:value-type="string">
            <text:p>Ext delay</text:p>
          </table:table-cell>
          <table:table-cell table:style-name="ce3" office:value-type="string" calcext:value-type="string">
            <text:p>VL1-L8</text:p>
          </table:table-cell>
          <table:table-cell table:style-name="ce3" office:value-type="string" calcext:value-type="string">
            <text:p>VL1-L3</text:p>
          </table:table-cell>
          <table:table-cell table:style-name="ce3" office:value-type="string" calcext:value-type="string">
            <text:p>VL1-L6</text:p>
          </table:table-cell>
          <table:table-cell table:style-name="ce3" office:value-type="string" calcext:value-type="string">
            <text:p>Via delay</text:p>
          </table:table-cell>
          <table:table-cell table:style-name="ce11" office:value-type="string" calcext:value-type="string">
            <text:p>Total delay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Skew</text:p>
          </table:table-cell>
          <table:table-cell table:style-name="ce6" office:value-type="string" calcext:value-type="string">
            <text:p>Trace target</text:p>
          </table:table-cell>
          <table:table-cell table:style-name="ce6" office:value-type="string" calcext:value-type="string">
            <text:p>Int target</text:p>
          </table:table-cell>
          <table:table-cell table:style-name="ce6" office:value-type="string" calcext:value-type="string">
            <text:p>Ext target</text:p>
          </table:table-cell>
          <table:table-cell table:style-name="ce1" table:number-columns-repeated="4"/>
          <table:table-cell table:style-name="ce19" office:value-type="string" calcext:value-type="string">
            <text:p>Velocity (ps/mm)</text:p>
          </table:table-cell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DQ0_0</text:p>
          </table:table-cell>
          <table:table-cell table:style-name="ce4" office:value-type="string" calcext:value-type="string">
            <text:p>B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826" calcext:value-type="float">
            <text:p>129.83</text:p>
          </table:table-cell>
          <table:table-cell table:style-name="ce7" office:value-type="float" office:value="131.13" calcext:value-type="float">
            <text:p>131.13</text:p>
          </table:table-cell>
          <table:table-cell table:style-name="ce10" table:formula="of:=AVERAGE([.D2:.E2])" office:value-type="float" office:value="130.478" calcext:value-type="float">
            <text:p>130.48</text:p>
          </table:table-cell>
          <table:table-cell table:style-name="ce12"/>
          <table:table-cell table:style-name="ce12" office:value-type="float" office:value="61.729" calcext:value-type="float">
            <text:p>61.73</text:p>
          </table:table-cell>
          <table:table-cell table:style-name="ce12" table:formula="of:=[.G2]*INTERNAL_40" office:value-type="float" office:value="0" calcext:value-type="float">
            <text:p>0.00</text:p>
          </table:table-cell>
          <table:table-cell table:style-name="ce12" table:formula="of:=[.H2]*EXTERNAL_40" office:value-type="float" office:value="358.0282" calcext:value-type="float">
            <text:p>358.03</text:p>
          </table:table-cell>
          <table:table-cell table:style-name="ce4" table:number-columns-repeated="3"/>
          <table:table-cell table:style-name="ce4" table:formula="of:=VIA_18*[.K2]+VIA_13*[.L2]+VIA_16*[.M2]" office:value-type="float" office:value="0" calcext:value-type="float">
            <text:p>0</text:p>
          </table:table-cell>
          <table:table-cell table:style-name="ce12" table:formula="of:=[.I2]+[.J2]+[.N2]+[.F2]" office:value-type="float" office:value="488.5062" calcext:value-type="float">
            <text:p>488.51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2]-[.P2]" office:value-type="float" office:value="-54.2373000000001" calcext:value-type="float">
            <text:p>-54.24</text:p>
          </table:table-cell>
          <table:table-cell table:formula="of:=([.P2]-([.F2]+[.N2]))" office:value-type="float" office:value="412.2655" calcext:value-type="float">
            <text:p>412.27</text:p>
          </table:table-cell>
          <table:table-cell table:formula="of:=[.R2]/INTERNAL_40" office:value-type="float" office:value="65.4389682539683" calcext:value-type="float">
            <text:p>65.44</text:p>
          </table:table-cell>
          <table:table-cell table:formula="of:=[.R2]/EXTERNAL_40" office:value-type="float" office:value="71.0802586206897" calcext:value-type="float">
            <text:p>71.08</text:p>
          </table:table-cell>
          <table:table-cell table:number-columns-repeated="3"/>
          <table:table-cell table:style-name="ce1" office:value-type="string" calcext:value-type="string">
            <text:p>Internal 40</text:p>
          </table:table-cell>
          <table:table-cell office:value-type="float" office:value="6.3" calcext:value-type="float">
            <text:p>6.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1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5.454" calcext:value-type="float">
            <text:p>125.45</text:p>
          </table:table-cell>
          <table:table-cell table:style-name="ce7" office:value-type="float" office:value="126.714" calcext:value-type="float">
            <text:p>126.71</text:p>
          </table:table-cell>
          <table:table-cell table:style-name="ce10" table:formula="of:=AVERAGE([.D3:.E3])" office:value-type="float" office:value="126.084" calcext:value-type="float">
            <text:p>126.08</text:p>
          </table:table-cell>
          <table:table-cell table:style-name="ce12"/>
          <table:table-cell table:style-name="ce12" office:value-type="float" office:value="61.334" calcext:value-type="float">
            <text:p>61.33</text:p>
          </table:table-cell>
          <table:table-cell table:style-name="ce12" table:formula="of:=[.G3]*INTERNAL_40" office:value-type="float" office:value="0" calcext:value-type="float">
            <text:p>0.00</text:p>
          </table:table-cell>
          <table:table-cell table:style-name="ce12" table:formula="of:=[.H3]*EXTERNAL_40" office:value-type="float" office:value="355.7372" calcext:value-type="float">
            <text:p>355.74</text:p>
          </table:table-cell>
          <table:table-cell table:style-name="ce4" table:number-columns-repeated="3"/>
          <table:table-cell table:style-name="ce4" table:formula="of:=VIA_18*[.K3]+VIA_13*[.L3]+VIA_16*[.M3]" office:value-type="float" office:value="0" calcext:value-type="float">
            <text:p>0</text:p>
          </table:table-cell>
          <table:table-cell table:style-name="ce12" table:formula="of:=[.I3]+[.J3]+[.N3]+[.F3]" office:value-type="float" office:value="481.8212" calcext:value-type="float">
            <text:p>481.82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3]-[.P3]" office:value-type="float" office:value="-60.9223" calcext:value-type="float">
            <text:p>-60.92</text:p>
          </table:table-cell>
          <table:table-cell table:formula="of:=([.P3]-([.F3]+[.N3]))" office:value-type="float" office:value="416.6595" calcext:value-type="float">
            <text:p>416.66</text:p>
          </table:table-cell>
          <table:table-cell table:formula="of:=[.R3]/INTERNAL_40" office:value-type="float" office:value="66.1364285714286" calcext:value-type="float">
            <text:p>66.14</text:p>
          </table:table-cell>
          <table:table-cell table:formula="of:=[.R3]/EXTERNAL_40" office:value-type="float" office:value="71.8378448275862" calcext:value-type="float">
            <text:p>71.84</text:p>
          </table:table-cell>
          <table:table-cell table:number-columns-repeated="3"/>
          <table:table-cell table:style-name="ce1" office:value-type="string" calcext:value-type="string">
            <text:p>Internal 80</text:p>
          </table:table-cell>
          <table:table-cell office:value-type="float" office:value="6.2" calcext:value-type="float">
            <text:p>6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2</text:p>
          </table:table-cell>
          <table:table-cell table:style-name="ce4" office:value-type="string" calcext:value-type="string">
            <text:p>B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0.531" calcext:value-type="float">
            <text:p>120.53</text:p>
          </table:table-cell>
          <table:table-cell table:style-name="ce7" office:value-type="float" office:value="121.743" calcext:value-type="float">
            <text:p>121.74</text:p>
          </table:table-cell>
          <table:table-cell table:style-name="ce10" table:formula="of:=AVERAGE([.D4:.E4])" office:value-type="float" office:value="121.137" calcext:value-type="float">
            <text:p>121.14</text:p>
          </table:table-cell>
          <table:table-cell table:style-name="ce12"/>
          <table:table-cell table:style-name="ce12" office:value-type="float" office:value="52.004" calcext:value-type="float">
            <text:p>52.00</text:p>
          </table:table-cell>
          <table:table-cell table:style-name="ce12" table:formula="of:=[.G4]*INTERNAL_40" office:value-type="float" office:value="0" calcext:value-type="float">
            <text:p>0.00</text:p>
          </table:table-cell>
          <table:table-cell table:style-name="ce12" table:formula="of:=[.H4]*EXTERNAL_40" office:value-type="float" office:value="301.6232" calcext:value-type="float">
            <text:p>301.62</text:p>
          </table:table-cell>
          <table:table-cell table:style-name="ce4" table:number-columns-repeated="3"/>
          <table:table-cell table:style-name="ce4" table:formula="of:=VIA_18*[.K4]+VIA_13*[.L4]+VIA_16*[.M4]" office:value-type="float" office:value="0" calcext:value-type="float">
            <text:p>0</text:p>
          </table:table-cell>
          <table:table-cell table:style-name="ce12" table:formula="of:=[.I4]+[.J4]+[.N4]+[.F4]" office:value-type="float" office:value="422.7602" calcext:value-type="float">
            <text:p>422.76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4]-[.P4]" office:value-type="float" office:value="-119.9833" calcext:value-type="float">
            <text:p>-119.98</text:p>
          </table:table-cell>
          <table:table-cell table:formula="of:=([.P4]-([.F4]+[.N4]))" office:value-type="float" office:value="421.6065" calcext:value-type="float">
            <text:p>421.61</text:p>
          </table:table-cell>
          <table:table-cell table:formula="of:=[.R4]/INTERNAL_40" office:value-type="float" office:value="66.9216666666667" calcext:value-type="float">
            <text:p>66.92</text:p>
          </table:table-cell>
          <table:table-cell table:formula="of:=[.R4]/EXTERNAL_40" office:value-type="float" office:value="72.690775862069" calcext:value-type="float">
            <text:p>72.69</text:p>
          </table:table-cell>
          <table:table-cell table:number-columns-repeated="3"/>
          <table:table-cell table:style-name="ce1" office:value-type="string" calcext:value-type="string">
            <text:p>External 40</text:p>
          </table:table-cell>
          <table:table-cell office:value-type="float" office:value="5.8" calcext:value-type="float">
            <text:p>5.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3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599" calcext:value-type="float">
            <text:p>129.60</text:p>
          </table:table-cell>
          <table:table-cell table:style-name="ce7" office:value-type="float" office:value="130.901" calcext:value-type="float">
            <text:p>130.90</text:p>
          </table:table-cell>
          <table:table-cell table:style-name="ce10" table:formula="of:=AVERAGE([.D5:.E5])" office:value-type="float" office:value="130.25" calcext:value-type="float">
            <text:p>130.25</text:p>
          </table:table-cell>
          <table:table-cell table:style-name="ce12"/>
          <table:table-cell table:style-name="ce12" office:value-type="float" office:value="55.066" calcext:value-type="float">
            <text:p>55.07</text:p>
          </table:table-cell>
          <table:table-cell table:style-name="ce12" table:formula="of:=[.G5]*INTERNAL_40" office:value-type="float" office:value="0" calcext:value-type="float">
            <text:p>0.00</text:p>
          </table:table-cell>
          <table:table-cell table:style-name="ce12" table:formula="of:=[.H5]*EXTERNAL_40" office:value-type="float" office:value="319.3828" calcext:value-type="float">
            <text:p>319.38</text:p>
          </table:table-cell>
          <table:table-cell table:style-name="ce4" table:number-columns-repeated="3"/>
          <table:table-cell table:style-name="ce4" table:formula="of:=VIA_18*[.K5]+VIA_13*[.L5]+VIA_16*[.M5]" office:value-type="float" office:value="0" calcext:value-type="float">
            <text:p>0</text:p>
          </table:table-cell>
          <table:table-cell table:style-name="ce12" table:formula="of:=[.I5]+[.J5]+[.N5]+[.F5]" office:value-type="float" office:value="449.6328" calcext:value-type="float">
            <text:p>449.63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5]-[.P5]" office:value-type="float" office:value="-93.1107" calcext:value-type="float">
            <text:p>-93.11</text:p>
          </table:table-cell>
          <table:table-cell table:formula="of:=([.P5]-([.F5]+[.N5]))" office:value-type="float" office:value="412.4935" calcext:value-type="float">
            <text:p>412.49</text:p>
          </table:table-cell>
          <table:table-cell table:formula="of:=[.R5]/INTERNAL_40" office:value-type="float" office:value="65.4751587301587" calcext:value-type="float">
            <text:p>65.48</text:p>
          </table:table-cell>
          <table:table-cell table:formula="of:=[.R5]/EXTERNAL_40" office:value-type="float" office:value="71.1195689655172" calcext:value-type="float">
            <text:p>71.12</text:p>
          </table:table-cell>
          <table:table-cell table:number-columns-repeated="3"/>
          <table:table-cell table:style-name="ce1" office:value-type="string" calcext:value-type="string">
            <text:p>External 80</text:p>
          </table:table-cell>
          <table:table-cell office:value-type="float" office:value="5.5" calcext:value-type="float">
            <text:p>5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4</text:p>
          </table:table-cell>
          <table:table-cell table:style-name="ce4" office:value-type="string" calcext:value-type="string">
            <text:p>G1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79.988" calcext:value-type="float">
            <text:p>79.99</text:p>
          </table:table-cell>
          <table:table-cell table:style-name="ce7" office:value-type="float" office:value="80.792" calcext:value-type="float">
            <text:p>80.79</text:p>
          </table:table-cell>
          <table:table-cell table:style-name="ce10" table:formula="of:=AVERAGE([.D6:.E6])" office:value-type="float" office:value="80.39" calcext:value-type="float">
            <text:p>80.39</text:p>
          </table:table-cell>
          <table:table-cell table:style-name="ce12"/>
          <table:table-cell table:style-name="ce12" office:value-type="float" office:value="81.526" calcext:value-type="float">
            <text:p>81.53</text:p>
          </table:table-cell>
          <table:table-cell table:style-name="ce12" table:formula="of:=[.G6]*INTERNAL_40" office:value-type="float" office:value="0" calcext:value-type="float">
            <text:p>0.00</text:p>
          </table:table-cell>
          <table:table-cell table:style-name="ce12" table:formula="of:=[.H6]*EXTERNAL_40" office:value-type="float" office:value="472.8508" calcext:value-type="float">
            <text:p>472.8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]+VIA_13*[.L6]+VIA_16*[.M6]" office:value-type="float" office:value="22.8" calcext:value-type="float">
            <text:p>22.8</text:p>
          </table:table-cell>
          <table:table-cell table:style-name="ce12" table:formula="of:=[.I6]+[.J6]+[.N6]+[.F6]" office:value-type="float" office:value="576.0408" calcext:value-type="float">
            <text:p>576.04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6]-[.P6]" office:value-type="float" office:value="33.2973" calcext:value-type="float">
            <text:p>33.30</text:p>
          </table:table-cell>
          <table:table-cell table:formula="of:=([.P6]-([.F6]+[.N6]))" office:value-type="float" office:value="439.5535" calcext:value-type="float">
            <text:p>439.55</text:p>
          </table:table-cell>
          <table:table-cell table:formula="of:=[.R6]/INTERNAL_40" office:value-type="float" office:value="69.7703968253968" calcext:value-type="float">
            <text:p>69.77</text:p>
          </table:table-cell>
          <table:table-cell table:formula="of:=[.R6]/EXTERNAL_40" office:value-type="float" office:value="75.7850862068966" calcext:value-type="float">
            <text:p>75.7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5</text:p>
          </table:table-cell>
          <table:table-cell table:style-name="ce4" office:value-type="string" calcext:value-type="string">
            <text:p>G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3.235" calcext:value-type="float">
            <text:p>83.24</text:p>
          </table:table-cell>
          <table:table-cell table:style-name="ce7" office:value-type="float" office:value="84.072" calcext:value-type="float">
            <text:p>84.07</text:p>
          </table:table-cell>
          <table:table-cell table:style-name="ce10" table:formula="of:=AVERAGE([.D7:.E7])" office:value-type="float" office:value="83.6535" calcext:value-type="float">
            <text:p>83.65</text:p>
          </table:table-cell>
          <table:table-cell table:style-name="ce12"/>
          <table:table-cell table:style-name="ce12" office:value-type="float" office:value="77.984" calcext:value-type="float">
            <text:p>77.98</text:p>
          </table:table-cell>
          <table:table-cell table:style-name="ce12" table:formula="of:=[.G7]*INTERNAL_40" office:value-type="float" office:value="0" calcext:value-type="float">
            <text:p>0.00</text:p>
          </table:table-cell>
          <table:table-cell table:style-name="ce12" table:formula="of:=[.H7]*EXTERNAL_40" office:value-type="float" office:value="452.3072" calcext:value-type="float">
            <text:p>452.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7]+VIA_13*[.L7]+VIA_16*[.M7]" office:value-type="float" office:value="22.8" calcext:value-type="float">
            <text:p>22.8</text:p>
          </table:table-cell>
          <table:table-cell table:style-name="ce12" table:formula="of:=[.I7]+[.J7]+[.N7]+[.F7]" office:value-type="float" office:value="558.7607" calcext:value-type="float">
            <text:p>558.76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7]-[.P7]" office:value-type="float" office:value="16.0172" calcext:value-type="float">
            <text:p>16.02</text:p>
          </table:table-cell>
          <table:table-cell table:formula="of:=([.P7]-([.F7]+[.N7]))" office:value-type="float" office:value="436.29" calcext:value-type="float">
            <text:p>436.29</text:p>
          </table:table-cell>
          <table:table-cell table:formula="of:=[.R7]/INTERNAL_40" office:value-type="float" office:value="69.252380952381" calcext:value-type="float">
            <text:p>69.25</text:p>
          </table:table-cell>
          <table:table-cell table:formula="of:=[.R7]/EXTERNAL_40" office:value-type="float" office:value="75.2224137931035" calcext:value-type="float">
            <text:p>75.2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6</text:p>
          </table:table-cell>
          <table:table-cell table:style-name="ce4" office:value-type="string" calcext:value-type="string">
            <text:p>C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231" calcext:value-type="float">
            <text:p>108.23</text:p>
          </table:table-cell>
          <table:table-cell table:style-name="ce7" office:value-type="float" office:value="109.319" calcext:value-type="float">
            <text:p>109.32</text:p>
          </table:table-cell>
          <table:table-cell table:style-name="ce10" table:formula="of:=AVERAGE([.D8:.E8])" office:value-type="float" office:value="108.775" calcext:value-type="float">
            <text:p>108.78</text:p>
          </table:table-cell>
          <table:table-cell table:style-name="ce12"/>
          <table:table-cell table:style-name="ce12" office:value-type="float" office:value="68.346" calcext:value-type="float">
            <text:p>68.35</text:p>
          </table:table-cell>
          <table:table-cell table:style-name="ce12" table:formula="of:=[.G8]*INTERNAL_40" office:value-type="float" office:value="0" calcext:value-type="float">
            <text:p>0.00</text:p>
          </table:table-cell>
          <table:table-cell table:style-name="ce12" table:formula="of:=[.H8]*EXTERNAL_40" office:value-type="float" office:value="396.4068" calcext:value-type="float">
            <text:p>396.4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]+VIA_13*[.L8]+VIA_16*[.M8]" office:value-type="float" office:value="22.8" calcext:value-type="float">
            <text:p>22.8</text:p>
          </table:table-cell>
          <table:table-cell table:style-name="ce12" table:formula="of:=[.I8]+[.J8]+[.N8]+[.F8]" office:value-type="float" office:value="527.9818" calcext:value-type="float">
            <text:p>527.98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8]-[.P8]" office:value-type="float" office:value="-14.7617" calcext:value-type="float">
            <text:p>-14.76</text:p>
          </table:table-cell>
          <table:table-cell table:formula="of:=([.P8]-([.F8]+[.N8]))" office:value-type="float" office:value="411.1685" calcext:value-type="float">
            <text:p>411.17</text:p>
          </table:table-cell>
          <table:table-cell table:formula="of:=[.R8]/INTERNAL_40" office:value-type="float" office:value="65.2648412698413" calcext:value-type="float">
            <text:p>65.26</text:p>
          </table:table-cell>
          <table:table-cell table:formula="of:=[.R8]/EXTERNAL_40" office:value-type="float" office:value="70.8911206896552" calcext:value-type="float">
            <text:p>70.89</text:p>
          </table:table-cell>
          <table:table-cell table:number-columns-repeated="4"/>
          <table:table-cell table:style-name="ce19" office:value-type="string" calcext:value-type="string">
            <text:p>Via delays (ps)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7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437" calcext:value-type="float">
            <text:p>108.44</text:p>
          </table:table-cell>
          <table:table-cell table:style-name="ce7" office:value-type="float" office:value="109.527" calcext:value-type="float">
            <text:p>109.53</text:p>
          </table:table-cell>
          <table:table-cell table:style-name="ce10" table:formula="of:=AVERAGE([.D9:.E9])" office:value-type="float" office:value="108.982" calcext:value-type="float">
            <text:p>108.98</text:p>
          </table:table-cell>
          <table:table-cell table:style-name="ce12"/>
          <table:table-cell table:style-name="ce12" office:value-type="float" office:value="69.365" calcext:value-type="float">
            <text:p>69.37</text:p>
          </table:table-cell>
          <table:table-cell table:style-name="ce12" table:formula="of:=[.G9]*INTERNAL_40" office:value-type="float" office:value="0" calcext:value-type="float">
            <text:p>0.00</text:p>
          </table:table-cell>
          <table:table-cell table:style-name="ce12" table:formula="of:=[.H9]*EXTERNAL_40" office:value-type="float" office:value="402.317" calcext:value-type="float">
            <text:p>402.3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]+VIA_13*[.L9]+VIA_16*[.M9]" office:value-type="float" office:value="22.8" calcext:value-type="float">
            <text:p>22.8</text:p>
          </table:table-cell>
          <table:table-cell table:style-name="ce12" table:formula="of:=[.I9]+[.J9]+[.N9]+[.F9]" office:value-type="float" office:value="534.099" calcext:value-type="float">
            <text:p>534.10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9]-[.P9]" office:value-type="float" office:value="-8.64450000000011" calcext:value-type="float">
            <text:p>-8.64</text:p>
          </table:table-cell>
          <table:table-cell table:formula="of:=([.P9]-([.F9]+[.N9]))" office:value-type="float" office:value="410.9615" calcext:value-type="float">
            <text:p>410.96</text:p>
          </table:table-cell>
          <table:table-cell table:formula="of:=[.R9]/INTERNAL_40" office:value-type="float" office:value="65.2319841269841" calcext:value-type="float">
            <text:p>65.23</text:p>
          </table:table-cell>
          <table:table-cell table:formula="of:=[.R9]/EXTERNAL_40" office:value-type="float" office:value="70.8554310344828" calcext:value-type="float">
            <text:p>70.86</text:p>
          </table:table-cell>
          <table:table-cell table:number-columns-repeated="3"/>
          <table:table-cell table:style-name="ce1" office:value-type="string" calcext:value-type="string">
            <text:p>L1-L8</text:p>
          </table:table-cell>
          <table:table-cell office:value-type="float" office:value="11.4" calcext:value-type="float">
            <text:p>11.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M0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31.014" calcext:value-type="float">
            <text:p>131.01</text:p>
          </table:table-cell>
          <table:table-cell table:style-name="ce7" office:value-type="float" office:value="132.33" calcext:value-type="float">
            <text:p>132.33</text:p>
          </table:table-cell>
          <table:table-cell table:style-name="ce10" table:formula="of:=AVERAGE([.D10:.E10])" office:value-type="float" office:value="131.672" calcext:value-type="float">
            <text:p>131.67</text:p>
          </table:table-cell>
          <table:table-cell table:style-name="ce12"/>
          <table:table-cell table:style-name="ce12" office:value-type="float" office:value="57.69" calcext:value-type="float">
            <text:p>57.69</text:p>
          </table:table-cell>
          <table:table-cell table:style-name="ce12" table:formula="of:=[.G10]*INTERNAL_40" office:value-type="float" office:value="0" calcext:value-type="float">
            <text:p>0.00</text:p>
          </table:table-cell>
          <table:table-cell table:style-name="ce12" table:formula="of:=[.H10]*EXTERNAL_40" office:value-type="float" office:value="334.602" calcext:value-type="float">
            <text:p>334.60</text:p>
          </table:table-cell>
          <table:table-cell table:style-name="ce4" table:number-columns-repeated="3"/>
          <table:table-cell table:style-name="ce4" table:formula="of:=VIA_18*[.K10]+VIA_13*[.L10]+VIA_16*[.M10]" office:value-type="float" office:value="0" calcext:value-type="float">
            <text:p>0</text:p>
          </table:table-cell>
          <table:table-cell table:style-name="ce12" table:formula="of:=[.I10]+[.J10]+[.N10]+[.F10]" office:value-type="float" office:value="466.274" calcext:value-type="float">
            <text:p>466.27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10]-[.P10]" office:value-type="float" office:value="-76.4695" calcext:value-type="float">
            <text:p>-76.47</text:p>
          </table:table-cell>
          <table:table-cell table:formula="of:=([.P10]-([.F10]+[.N10]))" office:value-type="float" office:value="411.0715" calcext:value-type="float">
            <text:p>411.07</text:p>
          </table:table-cell>
          <table:table-cell table:formula="of:=[.R10]/INTERNAL_40" office:value-type="float" office:value="65.2494444444445" calcext:value-type="float">
            <text:p>65.25</text:p>
          </table:table-cell>
          <table:table-cell table:formula="of:=[.R10]/EXTERNAL_40" office:value-type="float" office:value="70.8743965517242" calcext:value-type="float">
            <text:p>70.87</text:p>
          </table:table-cell>
          <table:table-cell table:number-columns-repeated="3"/>
          <table:table-cell table:style-name="ce1" office:value-type="string" calcext:value-type="string">
            <text:p>L1-L3</text:p>
          </table:table-cell>
          <table:table-cell office:value-type="float" office:value="7.2" calcext:value-type="float">
            <text:p>7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S0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4.637" calcext:value-type="float">
            <text:p>94.64</text:p>
          </table:table-cell>
          <table:table-cell table:style-name="ce7" office:value-type="float" office:value="95.588" calcext:value-type="float">
            <text:p>95.59</text:p>
          </table:table-cell>
          <table:table-cell table:style-name="ce10" table:formula="of:=AVERAGE([.D11:.E11])" office:value-type="float" office:value="95.1125" calcext:value-type="float">
            <text:p>95.11</text:p>
          </table:table-cell>
          <table:table-cell table:style-name="ce12"/>
          <table:table-cell table:style-name="ce12" office:value-type="float" office:value="77.242" calcext:value-type="float">
            <text:p>77.24</text:p>
          </table:table-cell>
          <table:table-cell table:style-name="ce12" table:formula="of:=[.G11]*INTERNAL_80" office:value-type="float" office:value="0" calcext:value-type="float">
            <text:p>0.00</text:p>
          </table:table-cell>
          <table:table-cell table:style-name="ce12" table:formula="of:=[.H11]*EXTERNAL_80" office:value-type="float" office:value="424.831" calcext:value-type="float">
            <text:p>424.8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1]+VIA_13*[.L11]+VIA_16*[.M11]" office:value-type="float" office:value="22.8" calcext:value-type="float">
            <text:p>22.8</text:p>
          </table:table-cell>
          <table:table-cell table:style-name="ce12" table:formula="of:=[.I11]+[.J11]+[.N11]+[.F11]" office:value-type="float" office:value="542.7435" calcext:value-type="float">
            <text:p>542.74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11]-[.P11]" office:value-type="float" office:value="0" calcext:value-type="float">
            <text:p>0.00</text:p>
          </table:table-cell>
          <table:table-cell table:number-columns-repeated="6"/>
          <table:table-cell table:style-name="ce1" office:value-type="string" calcext:value-type="string">
            <text:p>L1-L6</text:p>
          </table:table-cell>
          <table:table-cell office:value-type="float" office:value="10.9" calcext:value-type="float">
            <text:p>10.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0</text:p>
          </table:table-cell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0.376" calcext:value-type="float">
            <text:p>110.38</text:p>
          </table:table-cell>
          <table:table-cell table:style-name="ce8" office:value-type="float" office:value="111.486" calcext:value-type="float">
            <text:p>111.49</text:p>
          </table:table-cell>
          <table:table-cell table:formula="of:=AVERAGE([.D12:.E12])" office:value-type="float" office:value="110.931" calcext:value-type="float">
            <text:p>110.93</text:p>
          </table:table-cell>
          <table:table-cell/>
          <table:table-cell office:value-type="float" office:value="54.104" calcext:value-type="float">
            <text:p>54.10</text:p>
          </table:table-cell>
          <table:table-cell table:formula="of:=[.G12]*INTERNAL_40" office:value-type="float" office:value="0" calcext:value-type="float">
            <text:p>0.00</text:p>
          </table:table-cell>
          <table:table-cell table:formula="of:=[.H12]*EXTERNAL_40" office:value-type="float" office:value="313.8032" calcext:value-type="float">
            <text:p>313.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2]+VIA_13*[.L12]+VIA_16*[.M12]" office:value-type="float" office:value="22.8" calcext:value-type="float">
            <text:p>22.8</text:p>
          </table:table-cell>
          <table:table-cell table:formula="of:=[.I12]+[.J12]+[.N12]+[.F12]" office:value-type="float" office:value="447.5342" calcext:value-type="float">
            <text:p>447.53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2]-[.P12]" office:value-type="float" office:value="26.9072000000001" calcext:value-type="float">
            <text:p>26.91</text:p>
          </table:table-cell>
          <table:table-cell table:formula="of:=([.P12]-([.F12]+[.N12]))" office:value-type="float" office:value="286.896" calcext:value-type="float">
            <text:p>286.90</text:p>
          </table:table-cell>
          <table:table-cell table:formula="of:=[.R12]/INTERNAL_40" office:value-type="float" office:value="45.5390476190476" calcext:value-type="float">
            <text:p>45.54</text:p>
          </table:table-cell>
          <table:table-cell table:formula="of:=[.R12]/EXTERNAL_40" office:value-type="float" office:value="49.4648275862069" calcext:value-type="float">
            <text:p>49.46</text:p>
          </table:table-cell>
          <table:table-cell table:number-columns-repeated="3"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DQ1_1</text:p>
          </table:table-cell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7.637" calcext:value-type="float">
            <text:p>107.64</text:p>
          </table:table-cell>
          <table:table-cell table:style-name="ce8" office:value-type="float" office:value="108.719" calcext:value-type="float">
            <text:p>108.72</text:p>
          </table:table-cell>
          <table:table-cell table:formula="of:=AVERAGE([.D13:.E13])" office:value-type="float" office:value="108.178" calcext:value-type="float">
            <text:p>108.18</text:p>
          </table:table-cell>
          <table:table-cell/>
          <table:table-cell office:value-type="float" office:value="55.734" calcext:value-type="float">
            <text:p>55.73</text:p>
          </table:table-cell>
          <table:table-cell table:formula="of:=[.G13]*INTERNAL_40" office:value-type="float" office:value="0" calcext:value-type="float">
            <text:p>0.00</text:p>
          </table:table-cell>
          <table:table-cell table:formula="of:=[.H13]*EXTERNAL_40" office:value-type="float" office:value="323.2572" calcext:value-type="float">
            <text:p>323.26</text:p>
          </table:table-cell>
          <table:table-cell table:number-columns-repeated="3"/>
          <table:table-cell table:formula="of:=VIA_18*[.K13]+VIA_13*[.L13]+VIA_16*[.M13]" office:value-type="float" office:value="0" calcext:value-type="float">
            <text:p>0</text:p>
          </table:table-cell>
          <table:table-cell table:formula="of:=[.I13]+[.J13]+[.N13]+[.F13]" office:value-type="float" office:value="431.4352" calcext:value-type="float">
            <text:p>431.44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3]-[.P13]" office:value-type="float" office:value="10.8082000000001" calcext:value-type="float">
            <text:p>10.81</text:p>
          </table:table-cell>
          <table:table-cell table:formula="of:=([.P13]-([.F13]+[.N13]))" office:value-type="float" office:value="312.449" calcext:value-type="float">
            <text:p>312.45</text:p>
          </table:table-cell>
          <table:table-cell table:formula="of:=[.R13]/INTERNAL_40" office:value-type="float" office:value="49.5950793650794" calcext:value-type="float">
            <text:p>49.60</text:p>
          </table:table-cell>
          <table:table-cell table:formula="of:=[.R13]/EXTERNAL_40" office:value-type="float" office:value="53.8705172413793" calcext:value-type="float">
            <text:p>53.87</text:p>
          </table:table-cell>
          <table:table-cell table:number-columns-repeated="3"/>
          <table:table-cell table:style-name="ce1" office:value-type="string" calcext:value-type="string">
            <text:p>Toleranc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Q1_2</text:p>
          </table:table-cell>
          <table:table-cell office:value-type="string" calcext:value-type="string">
            <text:p>A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1.812" calcext:value-type="float">
            <text:p>131.81</text:p>
          </table:table-cell>
          <table:table-cell table:style-name="ce8" office:value-type="float" office:value="133.136" calcext:value-type="float">
            <text:p>133.14</text:p>
          </table:table-cell>
          <table:table-cell table:formula="of:=AVERAGE([.D14:.E14])" office:value-type="float" office:value="132.474" calcext:value-type="float">
            <text:p>132.47</text:p>
          </table:table-cell>
          <table:table-cell/>
          <table:table-cell office:value-type="float" office:value="50.199" calcext:value-type="float">
            <text:p>50.20</text:p>
          </table:table-cell>
          <table:table-cell table:formula="of:=[.G14]*INTERNAL_40" office:value-type="float" office:value="0" calcext:value-type="float">
            <text:p>0.00</text:p>
          </table:table-cell>
          <table:table-cell table:formula="of:=[.H14]*EXTERNAL_40" office:value-type="float" office:value="291.1542" calcext:value-type="float">
            <text:p>291.15</text:p>
          </table:table-cell>
          <table:table-cell table:number-columns-repeated="3"/>
          <table:table-cell table:formula="of:=VIA_18*[.K14]+VIA_13*[.L14]+VIA_16*[.M14]" office:value-type="float" office:value="0" calcext:value-type="float">
            <text:p>0</text:p>
          </table:table-cell>
          <table:table-cell table:formula="of:=[.I14]+[.J14]+[.N14]+[.F14]" office:value-type="float" office:value="423.6282" calcext:value-type="float">
            <text:p>423.63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4]-[.P14]" office:value-type="float" office:value="3.00120000000004" calcext:value-type="float">
            <text:p>3.00</text:p>
          </table:table-cell>
          <table:table-cell table:formula="of:=([.P14]-([.F14]+[.N14]))" office:value-type="float" office:value="288.153" calcext:value-type="float">
            <text:p>288.15</text:p>
          </table:table-cell>
          <table:table-cell table:formula="of:=[.R14]/INTERNAL_40" office:value-type="float" office:value="45.7385714285714" calcext:value-type="float">
            <text:p>45.74</text:p>
          </table:table-cell>
          <table:table-cell table:formula="of:=[.R14]/EXTERNAL_40" office:value-type="float" office:value="49.6815517241379" calcext:value-type="float">
            <text:p>49.68</text:p>
          </table:table-cell>
          <table:table-cell table:number-columns-repeated="3"/>
          <table:table-cell office:value-type="string" calcext:value-type="string">
            <text:p>DQ-DQS</text:p>
          </table:table-cell>
          <table:table-cell office:value-type="float" office:value="130" calcext:value-type="float">
            <text:p>13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3</text:p>
          </table:table-cell>
          <table:table-cell office:value-type="string" calcext:value-type="string">
            <text:p>B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923" calcext:value-type="float">
            <text:p>117.92</text:p>
          </table:table-cell>
          <table:table-cell table:style-name="ce8" office:value-type="float" office:value="119.109" calcext:value-type="float">
            <text:p>119.11</text:p>
          </table:table-cell>
          <table:table-cell table:formula="of:=AVERAGE([.D15:.E15])" office:value-type="float" office:value="118.516" calcext:value-type="float">
            <text:p>118.52</text:p>
          </table:table-cell>
          <table:table-cell/>
          <table:table-cell office:value-type="float" office:value="50.365" calcext:value-type="float">
            <text:p>50.37</text:p>
          </table:table-cell>
          <table:table-cell table:formula="of:=[.G15]*INTERNAL_40" office:value-type="float" office:value="0" calcext:value-type="float">
            <text:p>0.00</text:p>
          </table:table-cell>
          <table:table-cell table:formula="of:=[.H15]*EXTERNAL_40" office:value-type="float" office:value="292.117" calcext:value-type="float">
            <text:p>292.12</text:p>
          </table:table-cell>
          <table:table-cell table:number-columns-repeated="3"/>
          <table:table-cell table:formula="of:=VIA_18*[.K15]+VIA_13*[.L15]+VIA_16*[.M15]" office:value-type="float" office:value="0" calcext:value-type="float">
            <text:p>0</text:p>
          </table:table-cell>
          <table:table-cell table:formula="of:=[.I15]+[.J15]+[.N15]+[.F15]" office:value-type="float" office:value="410.633" calcext:value-type="float">
            <text:p>410.63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5]-[.P15]" office:value-type="float" office:value="-9.99399999999991" calcext:value-type="float">
            <text:p>-9.99</text:p>
          </table:table-cell>
          <table:table-cell table:formula="of:=([.P15]-([.F15]+[.N15]))" office:value-type="float" office:value="302.111" calcext:value-type="float">
            <text:p>302.11</text:p>
          </table:table-cell>
          <table:table-cell table:formula="of:=[.R15]/INTERNAL_40" office:value-type="float" office:value="47.954126984127" calcext:value-type="float">
            <text:p>47.95</text:p>
          </table:table-cell>
          <table:table-cell table:formula="of:=[.R15]/EXTERNAL_40" office:value-type="float" office:value="52.0881034482759" calcext:value-type="float">
            <text:p>52.09</text:p>
          </table:table-cell>
          <table:table-cell table:number-columns-repeated="3"/>
          <table:table-cell office:value-type="string" calcext:value-type="string">
            <text:p>CLK-DQ</text:p>
          </table:table-cell>
          <table:table-cell office:value-type="float" office:value="150" calcext:value-type="float">
            <text:p>15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4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.742" calcext:value-type="float">
            <text:p>109.74</text:p>
          </table:table-cell>
          <table:table-cell table:style-name="ce8" office:value-type="float" office:value="110.844" calcext:value-type="float">
            <text:p>110.84</text:p>
          </table:table-cell>
          <table:table-cell table:formula="of:=AVERAGE([.D16:.E16])" office:value-type="float" office:value="110.293" calcext:value-type="float">
            <text:p>110.29</text:p>
          </table:table-cell>
          <table:table-cell/>
          <table:table-cell office:value-type="float" office:value="62.801" calcext:value-type="float">
            <text:p>62.80</text:p>
          </table:table-cell>
          <table:table-cell table:formula="of:=[.G16]*INTERNAL_40" office:value-type="float" office:value="0" calcext:value-type="float">
            <text:p>0.00</text:p>
          </table:table-cell>
          <table:table-cell table:formula="of:=[.H16]*EXTERNAL_40" office:value-type="float" office:value="364.2458" calcext:value-type="float">
            <text:p>364.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6]+VIA_13*[.L16]+VIA_16*[.M16]" office:value-type="float" office:value="22.8" calcext:value-type="float">
            <text:p>22.8</text:p>
          </table:table-cell>
          <table:table-cell table:formula="of:=[.I16]+[.J16]+[.N16]+[.F16]" office:value-type="float" office:value="497.3388" calcext:value-type="float">
            <text:p>497.34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6]-[.P16]" office:value-type="float" office:value="76.7118" calcext:value-type="float">
            <text:p>76.71</text:p>
          </table:table-cell>
          <table:table-cell table:formula="of:=([.P16]-([.F16]+[.N16]))" office:value-type="float" office:value="287.534" calcext:value-type="float">
            <text:p>287.53</text:p>
          </table:table-cell>
          <table:table-cell table:formula="of:=[.R16]/INTERNAL_40" office:value-type="float" office:value="45.6403174603175" calcext:value-type="float">
            <text:p>45.64</text:p>
          </table:table-cell>
          <table:table-cell table:formula="of:=[.R16]/EXTERNAL_40" office:value-type="float" office:value="49.5748275862069" calcext:value-type="float">
            <text:p>49.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1_5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5.861" calcext:value-type="float">
            <text:p>105.86</text:p>
          </table:table-cell>
          <table:table-cell table:style-name="ce8" office:value-type="float" office:value="106.925" calcext:value-type="float">
            <text:p>106.93</text:p>
          </table:table-cell>
          <table:table-cell table:formula="of:=AVERAGE([.D17:.E17])" office:value-type="float" office:value="106.393" calcext:value-type="float">
            <text:p>106.39</text:p>
          </table:table-cell>
          <table:table-cell/>
          <table:table-cell office:value-type="float" office:value="62.008" calcext:value-type="float">
            <text:p>62.01</text:p>
          </table:table-cell>
          <table:table-cell table:formula="of:=[.G17]*INTERNAL_40" office:value-type="float" office:value="0" calcext:value-type="float">
            <text:p>0.00</text:p>
          </table:table-cell>
          <table:table-cell table:formula="of:=[.H17]*EXTERNAL_40" office:value-type="float" office:value="359.6464" calcext:value-type="float">
            <text:p>359.6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7]+VIA_13*[.L17]+VIA_16*[.M17]" office:value-type="float" office:value="22.8" calcext:value-type="float">
            <text:p>22.8</text:p>
          </table:table-cell>
          <table:table-cell table:formula="of:=[.I17]+[.J17]+[.N17]+[.F17]" office:value-type="float" office:value="488.8394" calcext:value-type="float">
            <text:p>488.84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7]-[.P17]" office:value-type="float" office:value="68.2124000000001" calcext:value-type="float">
            <text:p>68.21</text:p>
          </table:table-cell>
          <table:table-cell table:formula="of:=([.P17]-([.F17]+[.N17]))" office:value-type="float" office:value="291.434" calcext:value-type="float">
            <text:p>291.43</text:p>
          </table:table-cell>
          <table:table-cell table:formula="of:=[.R17]/INTERNAL_40" office:value-type="float" office:value="46.2593650793651" calcext:value-type="float">
            <text:p>46.26</text:p>
          </table:table-cell>
          <table:table-cell table:formula="of:=[.R17]/EXTERNAL_40" office:value-type="float" office:value="50.2472413793103" calcext:value-type="float">
            <text:p>50.25</text:p>
          </table:table-cell>
          <table:table-cell table:number-columns-repeated="3"/>
          <table:table-cell table:style-name="ce1" office:value-type="string" calcext:value-type="string">
            <text:p>Slowest DQS</text:p>
          </table:table-cell>
          <table:table-cell table:formula="of:=MAX(DQS0;DQS1;DQS2;DQS3;DQS4;DQS5;DQS6;DQS7)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6</text:p>
          </table:table-cell>
          <table:table-cell office:value-type="string" calcext:value-type="string">
            <text:p>A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3.163" calcext:value-type="float">
            <text:p>133.16</text:p>
          </table:table-cell>
          <table:table-cell table:style-name="ce8" office:value-type="float" office:value="134.501" calcext:value-type="float">
            <text:p>134.50</text:p>
          </table:table-cell>
          <table:table-cell table:formula="of:=AVERAGE([.D18:.E18])" office:value-type="float" office:value="133.832" calcext:value-type="float">
            <text:p>133.83</text:p>
          </table:table-cell>
          <table:table-cell/>
          <table:table-cell office:value-type="float" office:value="55.81" calcext:value-type="float">
            <text:p>55.81</text:p>
          </table:table-cell>
          <table:table-cell table:formula="of:=[.G18]*INTERNAL_40" office:value-type="float" office:value="0" calcext:value-type="float">
            <text:p>0.00</text:p>
          </table:table-cell>
          <table:table-cell table:formula="of:=[.H18]*EXTERNAL_40" office:value-type="float" office:value="323.698" calcext:value-type="float">
            <text:p>323.7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8]+VIA_13*[.L18]+VIA_16*[.M18]" office:value-type="float" office:value="22.8" calcext:value-type="float">
            <text:p>22.8</text:p>
          </table:table-cell>
          <table:table-cell table:formula="of:=[.I18]+[.J18]+[.N18]+[.F18]" office:value-type="float" office:value="480.33" calcext:value-type="float">
            <text:p>480.33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8]-[.P18]" office:value-type="float" office:value="59.703" calcext:value-type="float">
            <text:p>59.70</text:p>
          </table:table-cell>
          <table:table-cell table:formula="of:=([.P18]-([.F18]+[.N18]))" office:value-type="float" office:value="263.995" calcext:value-type="float">
            <text:p>264.00</text:p>
          </table:table-cell>
          <table:table-cell table:formula="of:=[.R18]/INTERNAL_40" office:value-type="float" office:value="41.9039682539682" calcext:value-type="float">
            <text:p>41.90</text:p>
          </table:table-cell>
          <table:table-cell table:formula="of:=[.R18]/EXTERNAL_40" office:value-type="float" office:value="45.5163793103448" calcext:value-type="float">
            <text:p>45.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1_7</text:p>
          </table:table-cell>
          <table:table-cell office:value-type="string" calcext:value-type="string">
            <text:p>B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744" calcext:value-type="float">
            <text:p>117.74</text:p>
          </table:table-cell>
          <table:table-cell table:style-name="ce8" office:value-type="float" office:value="118.928" calcext:value-type="float">
            <text:p>118.93</text:p>
          </table:table-cell>
          <table:table-cell table:formula="of:=AVERAGE([.D19:.E19])" office:value-type="float" office:value="118.336" calcext:value-type="float">
            <text:p>118.34</text:p>
          </table:table-cell>
          <table:table-cell/>
          <table:table-cell office:value-type="float" office:value="55.912" calcext:value-type="float">
            <text:p>55.91</text:p>
          </table:table-cell>
          <table:table-cell table:formula="of:=[.G19]*INTERNAL_40" office:value-type="float" office:value="0" calcext:value-type="float">
            <text:p>0.00</text:p>
          </table:table-cell>
          <table:table-cell table:formula="of:=[.H19]*EXTERNAL_40" office:value-type="float" office:value="324.2896" calcext:value-type="float">
            <text:p>324.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9]+VIA_13*[.L19]+VIA_16*[.M19]" office:value-type="float" office:value="22.8" calcext:value-type="float">
            <text:p>22.8</text:p>
          </table:table-cell>
          <table:table-cell table:formula="of:=[.I19]+[.J19]+[.N19]+[.F19]" office:value-type="float" office:value="465.4256" calcext:value-type="float">
            <text:p>465.43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9]-[.P19]" office:value-type="float" office:value="44.7986000000001" calcext:value-type="float">
            <text:p>44.80</text:p>
          </table:table-cell>
          <table:table-cell table:formula="of:=([.P19]-([.F19]+[.N19]))" office:value-type="float" office:value="279.491" calcext:value-type="float">
            <text:p>279.49</text:p>
          </table:table-cell>
          <table:table-cell table:formula="of:=[.R19]/INTERNAL_40" office:value-type="float" office:value="44.3636507936508" calcext:value-type="float">
            <text:p>44.36</text:p>
          </table:table-cell>
          <table:table-cell table:formula="of:=[.R19]/EXTERNAL_40" office:value-type="float" office:value="48.1881034482759" calcext:value-type="float">
            <text:p>48.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1</text:p>
          </table:table-cell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1.331" calcext:value-type="float">
            <text:p>111.33</text:p>
          </table:table-cell>
          <table:table-cell table:style-name="ce8" office:value-type="float" office:value="112.449" calcext:value-type="float">
            <text:p>112.45</text:p>
          </table:table-cell>
          <table:table-cell table:formula="of:=AVERAGE([.D20:.E20])" office:value-type="float" office:value="111.89" calcext:value-type="float">
            <text:p>111.89</text:p>
          </table:table-cell>
          <table:table-cell/>
          <table:table-cell office:value-type="float" office:value="59.38" calcext:value-type="float">
            <text:p>59.38</text:p>
          </table:table-cell>
          <table:table-cell table:formula="of:=[.G20]*INTERNAL_40" office:value-type="float" office:value="0" calcext:value-type="float">
            <text:p>0.00</text:p>
          </table:table-cell>
          <table:table-cell table:formula="of:=[.H20]*EXTERNAL_40" office:value-type="float" office:value="344.404" calcext:value-type="float">
            <text:p>344.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20]+VIA_13*[.L20]+VIA_16*[.M20]" office:value-type="float" office:value="22.8" calcext:value-type="float">
            <text:p>22.8</text:p>
          </table:table-cell>
          <table:table-cell table:formula="of:=[.I20]+[.J20]+[.N20]+[.F20]" office:value-type="float" office:value="479.094" calcext:value-type="float">
            <text:p>479.09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20]-[.P20]" office:value-type="float" office:value="58.467" calcext:value-type="float">
            <text:p>58.47</text:p>
          </table:table-cell>
          <table:table-cell table:formula="of:=([.P20]-([.F20]+[.N20]))" office:value-type="float" office:value="285.937" calcext:value-type="float">
            <text:p>285.94</text:p>
          </table:table-cell>
          <table:table-cell table:formula="of:=[.R20]/INTERNAL_40" office:value-type="float" office:value="45.3868253968254" calcext:value-type="float">
            <text:p>45.39</text:p>
          </table:table-cell>
          <table:table-cell table:formula="of:=[.R20]/EXTERNAL_40" office:value-type="float" office:value="49.2994827586207" calcext:value-type="float">
            <text:p>49.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1</text:p>
          </table:table-cell>
          <table:table-cell office:value-type="string" calcext:value-type="string">
            <text:p>B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6.555" calcext:value-type="float">
            <text:p>126.56</text:p>
          </table:table-cell>
          <table:table-cell table:style-name="ce8" office:value-type="float" office:value="127.827" calcext:value-type="float">
            <text:p>127.83</text:p>
          </table:table-cell>
          <table:table-cell table:formula="of:=AVERAGE([.D21:.E21])" office:value-type="float" office:value="127.191" calcext:value-type="float">
            <text:p>127.19</text:p>
          </table:table-cell>
          <table:table-cell/>
          <table:table-cell office:value-type="float" office:value="53.352" calcext:value-type="float">
            <text:p>53.35</text:p>
          </table:table-cell>
          <table:table-cell table:formula="of:=[.G21]*INTERNAL_80" office:value-type="float" office:value="0" calcext:value-type="float">
            <text:p>0.00</text:p>
          </table:table-cell>
          <table:table-cell table:formula="of:=[.H21]*EXTERNAL_80" office:value-type="float" office:value="293.436" calcext:value-type="float">
            <text:p>293.44</text:p>
          </table:table-cell>
          <table:table-cell table:number-columns-repeated="3"/>
          <table:table-cell table:formula="of:=VIA_18*[.K21]+VIA_13*[.L21]+VIA_16*[.M21]" office:value-type="float" office:value="0" calcext:value-type="float">
            <text:p>0</text:p>
          </table:table-cell>
          <table:table-cell table:formula="of:=[.I21]+[.J21]+[.N21]+[.F21]" office:value-type="float" office:value="420.627" calcext:value-type="float">
            <text:p>420.63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21]-[.P2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2_0</text:p>
          </table:table-cell>
          <table:table-cell table:style-name="ce4" office:value-type="string" calcext:value-type="string">
            <text:p>E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858" calcext:value-type="float">
            <text:p>105.86</text:p>
          </table:table-cell>
          <table:table-cell table:style-name="ce7" office:value-type="float" office:value="106.922" calcext:value-type="float">
            <text:p>106.92</text:p>
          </table:table-cell>
          <table:table-cell table:style-name="ce10" table:formula="of:=AVERAGE([.D22:.E22])" office:value-type="float" office:value="106.39" calcext:value-type="float">
            <text:p>106.39</text:p>
          </table:table-cell>
          <table:table-cell table:style-name="ce12"/>
          <table:table-cell table:style-name="ce12" office:value-type="float" office:value="44.595" calcext:value-type="float">
            <text:p>44.60</text:p>
          </table:table-cell>
          <table:table-cell table:style-name="ce12" table:formula="of:=[.G22]*INTERNAL_40" office:value-type="float" office:value="0" calcext:value-type="float">
            <text:p>0.00</text:p>
          </table:table-cell>
          <table:table-cell table:style-name="ce12" table:formula="of:=[.H22]*EXTERNAL_40" office:value-type="float" office:value="258.651" calcext:value-type="float">
            <text:p>258.6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2]+VIA_13*[.L22]+VIA_16*[.M22]" office:value-type="float" office:value="22.8" calcext:value-type="float">
            <text:p>22.8</text:p>
          </table:table-cell>
          <table:table-cell table:style-name="ce12" table:formula="of:=[.I22]+[.J22]+[.N22]+[.F22]" office:value-type="float" office:value="387.841" calcext:value-type="float">
            <text:p>387.84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2]-[.P22]" office:value-type="float" office:value="13.539" calcext:value-type="float">
            <text:p>13.54</text:p>
          </table:table-cell>
          <table:table-cell table:formula="of:=([.P22]-([.F22]+[.N22]))" office:value-type="float" office:value="245.112" calcext:value-type="float">
            <text:p>245.11</text:p>
          </table:table-cell>
          <table:table-cell table:formula="of:=[.R22]/INTERNAL_40" office:value-type="float" office:value="38.9066666666667" calcext:value-type="float">
            <text:p>38.91</text:p>
          </table:table-cell>
          <table:table-cell table:formula="of:=[.R22]/EXTERNAL_40" office:value-type="float" office:value="42.2606896551724" calcext:value-type="float">
            <text:p>42.26</text:p>
          </table:table-cell>
          <table:table-cell table:number-columns-repeated="3"/>
          <table:table-cell office:value-type="string" calcext:value-type="string">
            <text:p>Assumes -2 speed FPGA (rated for 800 MT/s for DDR3L in HR bank)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1</text:p>
          </table:table-cell>
          <table:table-cell table:style-name="ce4" office:value-type="string" calcext:value-type="string">
            <text:p>E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729" calcext:value-type="float">
            <text:p>109.73</text:p>
          </table:table-cell>
          <table:table-cell table:style-name="ce7" office:value-type="float" office:value="110.831" calcext:value-type="float">
            <text:p>110.83</text:p>
          </table:table-cell>
          <table:table-cell table:style-name="ce10" table:formula="of:=AVERAGE([.D23:.E23])" office:value-type="float" office:value="110.28" calcext:value-type="float">
            <text:p>110.28</text:p>
          </table:table-cell>
          <table:table-cell table:style-name="ce12"/>
          <table:table-cell table:style-name="ce12" office:value-type="float" office:value="45.761" calcext:value-type="float">
            <text:p>45.76</text:p>
          </table:table-cell>
          <table:table-cell table:style-name="ce12" table:formula="of:=[.G23]*INTERNAL_40" office:value-type="float" office:value="0" calcext:value-type="float">
            <text:p>0.00</text:p>
          </table:table-cell>
          <table:table-cell table:style-name="ce12" table:formula="of:=[.H23]*EXTERNAL_40" office:value-type="float" office:value="265.4138" calcext:value-type="float">
            <text:p>265.4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3]+VIA_13*[.L23]+VIA_16*[.M23]" office:value-type="float" office:value="22.8" calcext:value-type="float">
            <text:p>22.8</text:p>
          </table:table-cell>
          <table:table-cell table:style-name="ce12" table:formula="of:=[.I23]+[.J23]+[.N23]+[.F23]" office:value-type="float" office:value="398.4938" calcext:value-type="float">
            <text:p>398.49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3]-[.P23]" office:value-type="float" office:value="24.1917999999999" calcext:value-type="float">
            <text:p>24.19</text:p>
          </table:table-cell>
          <table:table-cell table:formula="of:=([.P23]-([.F23]+[.N23]))" office:value-type="float" office:value="241.222" calcext:value-type="float">
            <text:p>241.22</text:p>
          </table:table-cell>
          <table:table-cell table:formula="of:=[.R23]/INTERNAL_40" office:value-type="float" office:value="38.2892063492064" calcext:value-type="float">
            <text:p>38.29</text:p>
          </table:table-cell>
          <table:table-cell table:formula="of:=[.R23]/EXTERNAL_40" office:value-type="float" office:value="41.59" calcext:value-type="float">
            <text:p>41.59</text:p>
          </table:table-cell>
          <table:table-cell table:number-columns-repeated="3"/>
          <table:table-cell office:value-type="string" calcext:value-type="string">
            <text:p>and DDR3L 1600 memory device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2</text:p>
          </table:table-cell>
          <table:table-cell table:style-name="ce4" office:value-type="string" calcext:value-type="string">
            <text:p>J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689" calcext:value-type="float">
            <text:p>68.69</text:p>
          </table:table-cell>
          <table:table-cell table:style-name="ce7" office:value-type="float" office:value="69.379" calcext:value-type="float">
            <text:p>69.38</text:p>
          </table:table-cell>
          <table:table-cell table:style-name="ce10" table:formula="of:=AVERAGE([.D24:.E24])" office:value-type="float" office:value="69.034" calcext:value-type="float">
            <text:p>69.03</text:p>
          </table:table-cell>
          <table:table-cell table:style-name="ce12"/>
          <table:table-cell table:style-name="ce12" office:value-type="float" office:value="47.761" calcext:value-type="float">
            <text:p>47.76</text:p>
          </table:table-cell>
          <table:table-cell table:style-name="ce12" table:formula="of:=[.G24]*INTERNAL_40" office:value-type="float" office:value="0" calcext:value-type="float">
            <text:p>0.00</text:p>
          </table:table-cell>
          <table:table-cell table:style-name="ce12" table:formula="of:=[.H24]*EXTERNAL_40" office:value-type="float" office:value="277.0138" calcext:value-type="float">
            <text:p>277.0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4]+VIA_13*[.L24]+VIA_16*[.M24]" office:value-type="float" office:value="22.8" calcext:value-type="float">
            <text:p>22.8</text:p>
          </table:table-cell>
          <table:table-cell table:style-name="ce12" table:formula="of:=[.I24]+[.J24]+[.N24]+[.F24]" office:value-type="float" office:value="368.8478" calcext:value-type="float">
            <text:p>368.85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4]-[.P24]" office:value-type="float" office:value="-5.45420000000001" calcext:value-type="float">
            <text:p>-5.45</text:p>
          </table:table-cell>
          <table:table-cell table:formula="of:=([.P24]-([.F24]+[.N24]))" office:value-type="float" office:value="282.468" calcext:value-type="float">
            <text:p>282.47</text:p>
          </table:table-cell>
          <table:table-cell table:formula="of:=[.R24]/INTERNAL_40" office:value-type="float" office:value="44.8361904761905" calcext:value-type="float">
            <text:p>44.84</text:p>
          </table:table-cell>
          <table:table-cell table:formula="of:=[.R24]/EXTERNAL_40" office:value-type="float" office:value="48.7013793103448" calcext:value-type="float">
            <text:p>48.7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3</text:p>
          </table:table-cell>
          <table:table-cell table:style-name="ce4" office:value-type="string" calcext:value-type="string">
            <text:p>J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134" calcext:value-type="float">
            <text:p>68.13</text:p>
          </table:table-cell>
          <table:table-cell table:style-name="ce7" office:value-type="float" office:value="68.818" calcext:value-type="float">
            <text:p>68.82</text:p>
          </table:table-cell>
          <table:table-cell table:style-name="ce10" table:formula="of:=AVERAGE([.D25:.E25])" office:value-type="float" office:value="68.476" calcext:value-type="float">
            <text:p>68.48</text:p>
          </table:table-cell>
          <table:table-cell table:style-name="ce12"/>
          <table:table-cell table:style-name="ce12" office:value-type="float" office:value="46.844" calcext:value-type="float">
            <text:p>46.84</text:p>
          </table:table-cell>
          <table:table-cell table:style-name="ce12" table:formula="of:=[.G25]*INTERNAL_40" office:value-type="float" office:value="0" calcext:value-type="float">
            <text:p>0.00</text:p>
          </table:table-cell>
          <table:table-cell table:style-name="ce12" table:formula="of:=[.H25]*EXTERNAL_40" office:value-type="float" office:value="271.6952" calcext:value-type="float">
            <text:p>271.7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5]+VIA_13*[.L25]+VIA_16*[.M25]" office:value-type="float" office:value="22.8" calcext:value-type="float">
            <text:p>22.8</text:p>
          </table:table-cell>
          <table:table-cell table:style-name="ce12" table:formula="of:=[.I25]+[.J25]+[.N25]+[.F25]" office:value-type="float" office:value="362.9712" calcext:value-type="float">
            <text:p>362.97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5]-[.P25]" office:value-type="float" office:value="-11.3308" calcext:value-type="float">
            <text:p>-11.33</text:p>
          </table:table-cell>
          <table:table-cell table:formula="of:=([.P25]-([.F25]+[.N25]))" office:value-type="float" office:value="283.026" calcext:value-type="float">
            <text:p>283.03</text:p>
          </table:table-cell>
          <table:table-cell table:formula="of:=[.R25]/INTERNAL_40" office:value-type="float" office:value="44.9247619047619" calcext:value-type="float">
            <text:p>44.92</text:p>
          </table:table-cell>
          <table:table-cell table:formula="of:=[.R25]/EXTERNAL_40" office:value-type="float" office:value="48.7975862068966" calcext:value-type="float">
            <text:p>48.8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4</text:p>
          </table:table-cell>
          <table:table-cell table:style-name="ce4" office:value-type="string" calcext:value-type="string">
            <text:p>D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4.592" calcext:value-type="float">
            <text:p>104.59</text:p>
          </table:table-cell>
          <table:table-cell table:style-name="ce7" office:value-type="float" office:value="105.644" calcext:value-type="float">
            <text:p>105.64</text:p>
          </table:table-cell>
          <table:table-cell table:style-name="ce10" table:formula="of:=AVERAGE([.D26:.E26])" office:value-type="float" office:value="105.118" calcext:value-type="float">
            <text:p>105.12</text:p>
          </table:table-cell>
          <table:table-cell table:style-name="ce12"/>
          <table:table-cell table:style-name="ce12" office:value-type="float" office:value="54.754" calcext:value-type="float">
            <text:p>54.75</text:p>
          </table:table-cell>
          <table:table-cell table:style-name="ce12" table:formula="of:=[.G26]*INTERNAL_40" office:value-type="float" office:value="0" calcext:value-type="float">
            <text:p>0.00</text:p>
          </table:table-cell>
          <table:table-cell table:style-name="ce12" table:formula="of:=[.H26]*EXTERNAL_40" office:value-type="float" office:value="317.5732" calcext:value-type="float">
            <text:p>317.5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6]+VIA_13*[.L26]+VIA_16*[.M26]" office:value-type="float" office:value="22.8" calcext:value-type="float">
            <text:p>22.8</text:p>
          </table:table-cell>
          <table:table-cell table:style-name="ce12" table:formula="of:=[.I26]+[.J26]+[.N26]+[.F26]" office:value-type="float" office:value="445.4912" calcext:value-type="float">
            <text:p>445.49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6]-[.P26]" office:value-type="float" office:value="71.1892" calcext:value-type="float">
            <text:p>71.19</text:p>
          </table:table-cell>
          <table:table-cell table:formula="of:=([.P26]-([.F26]+[.N26]))" office:value-type="float" office:value="246.384" calcext:value-type="float">
            <text:p>246.38</text:p>
          </table:table-cell>
          <table:table-cell table:formula="of:=[.R26]/INTERNAL_40" office:value-type="float" office:value="39.1085714285714" calcext:value-type="float">
            <text:p>39.11</text:p>
          </table:table-cell>
          <table:table-cell table:formula="of:=[.R26]/EXTERNAL_40" office:value-type="float" office:value="42.48" calcext:value-type="float">
            <text:p>42.4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5</text:p>
          </table:table-cell>
          <table:table-cell table:style-name="ce4" office:value-type="string" calcext:value-type="string">
            <text:p>E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274" calcext:value-type="float">
            <text:p>109.27</text:p>
          </table:table-cell>
          <table:table-cell table:style-name="ce7" office:value-type="float" office:value="110.372" calcext:value-type="float">
            <text:p>110.37</text:p>
          </table:table-cell>
          <table:table-cell table:style-name="ce10" table:formula="of:=AVERAGE([.D27:.E27])" office:value-type="float" office:value="109.823" calcext:value-type="float">
            <text:p>109.82</text:p>
          </table:table-cell>
          <table:table-cell table:style-name="ce12"/>
          <table:table-cell table:style-name="ce12" office:value-type="float" office:value="55.152" calcext:value-type="float">
            <text:p>55.15</text:p>
          </table:table-cell>
          <table:table-cell table:style-name="ce12" table:formula="of:=[.G27]*INTERNAL_40" office:value-type="float" office:value="0" calcext:value-type="float">
            <text:p>0.00</text:p>
          </table:table-cell>
          <table:table-cell table:style-name="ce12" table:formula="of:=[.H27]*EXTERNAL_40" office:value-type="float" office:value="319.8816" calcext:value-type="float">
            <text:p>319.8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7]+VIA_13*[.L27]+VIA_16*[.M27]" office:value-type="float" office:value="22.8" calcext:value-type="float">
            <text:p>22.8</text:p>
          </table:table-cell>
          <table:table-cell table:style-name="ce12" table:formula="of:=[.I27]+[.J27]+[.N27]+[.F27]" office:value-type="float" office:value="452.5046" calcext:value-type="float">
            <text:p>452.50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7]-[.P27]" office:value-type="float" office:value="78.2026" calcext:value-type="float">
            <text:p>78.20</text:p>
          </table:table-cell>
          <table:table-cell table:formula="of:=([.P27]-([.F27]+[.N27]))" office:value-type="float" office:value="241.679" calcext:value-type="float">
            <text:p>241.68</text:p>
          </table:table-cell>
          <table:table-cell table:formula="of:=[.R27]/INTERNAL_40" office:value-type="float" office:value="38.361746031746" calcext:value-type="float">
            <text:p>38.36</text:p>
          </table:table-cell>
          <table:table-cell table:formula="of:=[.R27]/EXTERNAL_40" office:value-type="float" office:value="41.6687931034483" calcext:value-type="float">
            <text:p>41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6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5.303" calcext:value-type="float">
            <text:p>95.30</text:p>
          </table:table-cell>
          <table:table-cell table:style-name="ce7" office:value-type="float" office:value="96.261" calcext:value-type="float">
            <text:p>96.26</text:p>
          </table:table-cell>
          <table:table-cell table:style-name="ce10" table:formula="of:=AVERAGE([.D28:.E28])" office:value-type="float" office:value="95.782" calcext:value-type="float">
            <text:p>95.78</text:p>
          </table:table-cell>
          <table:table-cell table:style-name="ce12"/>
          <table:table-cell table:style-name="ce12" office:value-type="float" office:value="53.713" calcext:value-type="float">
            <text:p>53.71</text:p>
          </table:table-cell>
          <table:table-cell table:style-name="ce12" table:formula="of:=[.G28]*INTERNAL_40" office:value-type="float" office:value="0" calcext:value-type="float">
            <text:p>0.00</text:p>
          </table:table-cell>
          <table:table-cell table:style-name="ce12" table:formula="of:=[.H28]*EXTERNAL_40" office:value-type="float" office:value="311.5354" calcext:value-type="float">
            <text:p>311.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8]+VIA_13*[.L28]+VIA_16*[.M28]" office:value-type="float" office:value="22.8" calcext:value-type="float">
            <text:p>22.8</text:p>
          </table:table-cell>
          <table:table-cell table:style-name="ce12" table:formula="of:=[.I28]+[.J28]+[.N28]+[.F28]" office:value-type="float" office:value="430.1174" calcext:value-type="float">
            <text:p>430.12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8]-[.P28]" office:value-type="float" office:value="55.8154" calcext:value-type="float">
            <text:p>55.82</text:p>
          </table:table-cell>
          <table:table-cell table:formula="of:=([.P28]-([.F28]+[.N28]))" office:value-type="float" office:value="255.72" calcext:value-type="float">
            <text:p>255.72</text:p>
          </table:table-cell>
          <table:table-cell table:formula="of:=[.R28]/INTERNAL_40" office:value-type="float" office:value="40.5904761904762" calcext:value-type="float">
            <text:p>40.59</text:p>
          </table:table-cell>
          <table:table-cell table:formula="of:=[.R28]/EXTERNAL_40" office:value-type="float" office:value="44.0896551724138" calcext:value-type="float">
            <text:p>44.0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7</text:p>
          </table:table-cell>
          <table:table-cell table:style-name="ce4" office:value-type="string" calcext:value-type="string">
            <text:p>E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124" calcext:value-type="float">
            <text:p>105.12</text:p>
          </table:table-cell>
          <table:table-cell table:style-name="ce7" office:value-type="float" office:value="106.18" calcext:value-type="float">
            <text:p>106.18</text:p>
          </table:table-cell>
          <table:table-cell table:style-name="ce10" table:formula="of:=AVERAGE([.D29:.E29])" office:value-type="float" office:value="105.652" calcext:value-type="float">
            <text:p>105.65</text:p>
          </table:table-cell>
          <table:table-cell table:style-name="ce12"/>
          <table:table-cell table:style-name="ce12" office:value-type="float" office:value="56.897" calcext:value-type="float">
            <text:p>56.90</text:p>
          </table:table-cell>
          <table:table-cell table:style-name="ce12" table:formula="of:=[.G29]*INTERNAL_40" office:value-type="float" office:value="0" calcext:value-type="float">
            <text:p>0.00</text:p>
          </table:table-cell>
          <table:table-cell table:style-name="ce12" table:formula="of:=[.H29]*EXTERNAL_40" office:value-type="float" office:value="330.0026" calcext:value-type="float">
            <text:p>330.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9]+VIA_13*[.L29]+VIA_16*[.M29]" office:value-type="float" office:value="22.8" calcext:value-type="float">
            <text:p>22.8</text:p>
          </table:table-cell>
          <table:table-cell table:style-name="ce12" table:formula="of:=[.I29]+[.J29]+[.N29]+[.F29]" office:value-type="float" office:value="458.4546" calcext:value-type="float">
            <text:p>458.45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9]-[.P29]" office:value-type="float" office:value="84.1525999999999" calcext:value-type="float">
            <text:p>84.15</text:p>
          </table:table-cell>
          <table:table-cell table:formula="of:=([.P29]-([.F29]+[.N29]))" office:value-type="float" office:value="245.85" calcext:value-type="float">
            <text:p>245.85</text:p>
          </table:table-cell>
          <table:table-cell table:formula="of:=[.R29]/INTERNAL_40" office:value-type="float" office:value="39.0238095238095" calcext:value-type="float">
            <text:p>39.02</text:p>
          </table:table-cell>
          <table:table-cell table:formula="of:=[.R29]/EXTERNAL_40" office:value-type="float" office:value="42.3879310344828" calcext:value-type="float">
            <text:p>42.3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2</text:p>
          </table:table-cell>
          <table:table-cell table:style-name="ce4" office:value-type="string" calcext:value-type="string">
            <text:p>E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858" calcext:value-type="float">
            <text:p>105.86</text:p>
          </table:table-cell>
          <table:table-cell table:style-name="ce7" office:value-type="float" office:value="106.922" calcext:value-type="float">
            <text:p>106.92</text:p>
          </table:table-cell>
          <table:table-cell table:style-name="ce10" table:formula="of:=AVERAGE([.D30:.E30])" office:value-type="float" office:value="106.39" calcext:value-type="float">
            <text:p>106.39</text:p>
          </table:table-cell>
          <table:table-cell table:style-name="ce12"/>
          <table:table-cell table:style-name="ce12" office:value-type="float" office:value="52.63" calcext:value-type="float">
            <text:p>52.63</text:p>
          </table:table-cell>
          <table:table-cell table:style-name="ce12" table:formula="of:=[.G30]*INTERNAL_40" office:value-type="float" office:value="0" calcext:value-type="float">
            <text:p>0.00</text:p>
          </table:table-cell>
          <table:table-cell table:style-name="ce12" table:formula="of:=[.H30]*EXTERNAL_40" office:value-type="float" office:value="305.254" calcext:value-type="float">
            <text:p>305.2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0]+VIA_13*[.L30]+VIA_16*[.M30]" office:value-type="float" office:value="22.8" calcext:value-type="float">
            <text:p>22.8</text:p>
          </table:table-cell>
          <table:table-cell table:style-name="ce12" table:formula="of:=[.I30]+[.J30]+[.N30]+[.F30]" office:value-type="float" office:value="434.444" calcext:value-type="float">
            <text:p>434.44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30]-[.P30]" office:value-type="float" office:value="60.142" calcext:value-type="float">
            <text:p>60.14</text:p>
          </table:table-cell>
          <table:table-cell table:formula="of:=([.P30]-([.F30]+[.N30]))" office:value-type="float" office:value="245.112" calcext:value-type="float">
            <text:p>245.11</text:p>
          </table:table-cell>
          <table:table-cell table:formula="of:=[.R30]/INTERNAL_40" office:value-type="float" office:value="38.9066666666667" calcext:value-type="float">
            <text:p>38.91</text:p>
          </table:table-cell>
          <table:table-cell table:formula="of:=[.R30]/EXTERNAL_40" office:value-type="float" office:value="42.2606896551724" calcext:value-type="float">
            <text:p>42.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2</text:p>
          </table:table-cell>
          <table:table-cell table:style-name="ce4" office:value-type="string" calcext:value-type="string">
            <text:p>H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0.49" calcext:value-type="float">
            <text:p>90.49</text:p>
          </table:table-cell>
          <table:table-cell table:style-name="ce7" office:value-type="float" office:value="91.4" calcext:value-type="float">
            <text:p>91.40</text:p>
          </table:table-cell>
          <table:table-cell table:style-name="ce10" table:formula="of:=AVERAGE([.D31:.E31])" office:value-type="float" office:value="90.945" calcext:value-type="float">
            <text:p>90.95</text:p>
          </table:table-cell>
          <table:table-cell table:style-name="ce12"/>
          <table:table-cell table:style-name="ce12" office:value-type="float" office:value="47.374" calcext:value-type="float">
            <text:p>47.37</text:p>
          </table:table-cell>
          <table:table-cell table:style-name="ce12" table:formula="of:=[.G31]*INTERNAL_80" office:value-type="float" office:value="0" calcext:value-type="float">
            <text:p>0.00</text:p>
          </table:table-cell>
          <table:table-cell table:style-name="ce12" table:formula="of:=[.H31]*EXTERNAL_80" office:value-type="float" office:value="260.557" calcext:value-type="float">
            <text:p>260.5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1]+VIA_13*[.L31]+VIA_16*[.M31]" office:value-type="float" office:value="22.8" calcext:value-type="float">
            <text:p>22.8</text:p>
          </table:table-cell>
          <table:table-cell table:style-name="ce12" table:formula="of:=[.I31]+[.J31]+[.N31]+[.F31]" office:value-type="float" office:value="374.302" calcext:value-type="float">
            <text:p>374.30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31]-[.P3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3_0</text:p>
          </table:table-cell>
          <table:table-cell office:value-type="string" calcext:value-type="string">
            <text:p>B1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398" calcext:value-type="float">
            <text:p>146.40</text:p>
          </table:table-cell>
          <table:table-cell table:style-name="ce8" office:value-type="float" office:value="147.87" calcext:value-type="float">
            <text:p>147.87</text:p>
          </table:table-cell>
          <table:table-cell table:formula="of:=AVERAGE([.D32:.E32])" office:value-type="float" office:value="147.134" calcext:value-type="float">
            <text:p>147.13</text:p>
          </table:table-cell>
          <table:table-cell/>
          <table:table-cell office:value-type="float" office:value="44.166" calcext:value-type="float">
            <text:p>44.17</text:p>
          </table:table-cell>
          <table:table-cell table:formula="of:=[.G32]*INTERNAL_40" office:value-type="float" office:value="0" calcext:value-type="float">
            <text:p>0.00</text:p>
          </table:table-cell>
          <table:table-cell table:formula="of:=[.H32]*EXTERNAL_40" office:value-type="float" office:value="256.1628" calcext:value-type="float">
            <text:p>256.16</text:p>
          </table:table-cell>
          <table:table-cell table:number-columns-repeated="3"/>
          <table:table-cell table:formula="of:=VIA_18*[.K32]+VIA_13*[.L32]+VIA_16*[.M32]" office:value-type="float" office:value="0" calcext:value-type="float">
            <text:p>0</text:p>
          </table:table-cell>
          <table:table-cell table:formula="of:=[.I32]+[.J32]+[.N32]+[.F32]" office:value-type="float" office:value="403.2968" calcext:value-type="float">
            <text:p>403.30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2]-[.P32]" office:value-type="float" office:value="-14.7017" calcext:value-type="float">
            <text:p>-14.70</text:p>
          </table:table-cell>
          <table:table-cell table:formula="of:=([.P32]-([.F32]+[.N32]))" office:value-type="float" office:value="270.8645" calcext:value-type="float">
            <text:p>270.86</text:p>
          </table:table-cell>
          <table:table-cell table:formula="of:=[.R32]/INTERNAL_40" office:value-type="float" office:value="42.9943650793651" calcext:value-type="float">
            <text:p>42.99</text:p>
          </table:table-cell>
          <table:table-cell table:formula="of:=[.R32]/EXTERNAL_40" office:value-type="float" office:value="46.700775862069" calcext:value-type="float">
            <text:p>46.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1</text:p>
          </table:table-cell>
          <table:table-cell office:value-type="string" calcext:value-type="string">
            <text:p>A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2.558" calcext:value-type="float">
            <text:p>142.56</text:p>
          </table:table-cell>
          <table:table-cell table:style-name="ce8" office:value-type="float" office:value="143.99" calcext:value-type="float">
            <text:p>143.99</text:p>
          </table:table-cell>
          <table:table-cell table:formula="of:=AVERAGE([.D33:.E33])" office:value-type="float" office:value="143.274" calcext:value-type="float">
            <text:p>143.27</text:p>
          </table:table-cell>
          <table:table-cell/>
          <table:table-cell office:value-type="float" office:value="41.918" calcext:value-type="float">
            <text:p>41.92</text:p>
          </table:table-cell>
          <table:table-cell table:formula="of:=[.G33]*INTERNAL_40" office:value-type="float" office:value="0" calcext:value-type="float">
            <text:p>0.00</text:p>
          </table:table-cell>
          <table:table-cell table:formula="of:=[.H33]*EXTERNAL_40" office:value-type="float" office:value="243.1244" calcext:value-type="float">
            <text:p>243.12</text:p>
          </table:table-cell>
          <table:table-cell table:number-columns-repeated="3"/>
          <table:table-cell table:formula="of:=VIA_18*[.K33]+VIA_13*[.L33]+VIA_16*[.M33]" office:value-type="float" office:value="0" calcext:value-type="float">
            <text:p>0</text:p>
          </table:table-cell>
          <table:table-cell table:formula="of:=[.I33]+[.J33]+[.N33]+[.F33]" office:value-type="float" office:value="386.3984" calcext:value-type="float">
            <text:p>386.40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3]-[.P33]" office:value-type="float" office:value="-31.6001" calcext:value-type="float">
            <text:p>-31.60</text:p>
          </table:table-cell>
          <table:table-cell table:formula="of:=([.P33]-([.F33]+[.N33]))" office:value-type="float" office:value="274.7245" calcext:value-type="float">
            <text:p>274.72</text:p>
          </table:table-cell>
          <table:table-cell table:formula="of:=[.R33]/INTERNAL_40" office:value-type="float" office:value="43.6070634920635" calcext:value-type="float">
            <text:p>43.61</text:p>
          </table:table-cell>
          <table:table-cell table:formula="of:=[.R33]/EXTERNAL_40" office:value-type="float" office:value="47.3662931034483" calcext:value-type="float">
            <text:p>47.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2</text:p>
          </table:table-cell>
          <table:table-cell office:value-type="string" calcext:value-type="string">
            <text:p>A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643" calcext:value-type="float">
            <text:p>146.64</text:p>
          </table:table-cell>
          <table:table-cell table:style-name="ce8" office:value-type="float" office:value="148.117" calcext:value-type="float">
            <text:p>148.12</text:p>
          </table:table-cell>
          <table:table-cell table:formula="of:=AVERAGE([.D34:.E34])" office:value-type="float" office:value="147.38" calcext:value-type="float">
            <text:p>147.38</text:p>
          </table:table-cell>
          <table:table-cell/>
          <table:table-cell office:value-type="float" office:value="39.876" calcext:value-type="float">
            <text:p>39.88</text:p>
          </table:table-cell>
          <table:table-cell table:formula="of:=[.G34]*INTERNAL_40" office:value-type="float" office:value="0" calcext:value-type="float">
            <text:p>0.00</text:p>
          </table:table-cell>
          <table:table-cell table:formula="of:=[.H34]*EXTERNAL_40" office:value-type="float" office:value="231.2808" calcext:value-type="float">
            <text:p>231.28</text:p>
          </table:table-cell>
          <table:table-cell table:number-columns-repeated="3"/>
          <table:table-cell table:formula="of:=VIA_18*[.K34]+VIA_13*[.L34]+VIA_16*[.M34]" office:value-type="float" office:value="0" calcext:value-type="float">
            <text:p>0</text:p>
          </table:table-cell>
          <table:table-cell table:formula="of:=[.I34]+[.J34]+[.N34]+[.F34]" office:value-type="float" office:value="378.6608" calcext:value-type="float">
            <text:p>378.66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4]-[.P34]" office:value-type="float" office:value="-39.3377" calcext:value-type="float">
            <text:p>-39.34</text:p>
          </table:table-cell>
          <table:table-cell table:formula="of:=([.P34]-([.F34]+[.N34]))" office:value-type="float" office:value="270.6185" calcext:value-type="float">
            <text:p>270.62</text:p>
          </table:table-cell>
          <table:table-cell table:formula="of:=[.R34]/INTERNAL_40" office:value-type="float" office:value="42.9553174603175" calcext:value-type="float">
            <text:p>42.96</text:p>
          </table:table-cell>
          <table:table-cell table:formula="of:=[.R34]/EXTERNAL_40" office:value-type="float" office:value="46.6583620689655" calcext:value-type="float">
            <text:p>46.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3</text:p>
          </table:table-cell>
          <table:table-cell office:value-type="string" calcext:value-type="string">
            <text:p>B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562" calcext:value-type="float">
            <text:p>139.56</text:p>
          </table:table-cell>
          <table:table-cell table:style-name="ce8" office:value-type="float" office:value="140.964" calcext:value-type="float">
            <text:p>140.96</text:p>
          </table:table-cell>
          <table:table-cell table:formula="of:=AVERAGE([.D35:.E35])" office:value-type="float" office:value="140.263" calcext:value-type="float">
            <text:p>140.26</text:p>
          </table:table-cell>
          <table:table-cell/>
          <table:table-cell office:value-type="float" office:value="40.125" calcext:value-type="float">
            <text:p>40.13</text:p>
          </table:table-cell>
          <table:table-cell table:formula="of:=[.G35]*INTERNAL_40" office:value-type="float" office:value="0" calcext:value-type="float">
            <text:p>0.00</text:p>
          </table:table-cell>
          <table:table-cell table:formula="of:=[.H35]*EXTERNAL_40" office:value-type="float" office:value="232.725" calcext:value-type="float">
            <text:p>232.73</text:p>
          </table:table-cell>
          <table:table-cell table:number-columns-repeated="3"/>
          <table:table-cell table:formula="of:=VIA_18*[.K35]+VIA_13*[.L35]+VIA_16*[.M35]" office:value-type="float" office:value="0" calcext:value-type="float">
            <text:p>0</text:p>
          </table:table-cell>
          <table:table-cell table:formula="of:=[.I35]+[.J35]+[.N35]+[.F35]" office:value-type="float" office:value="372.988" calcext:value-type="float">
            <text:p>372.99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5]-[.P35]" office:value-type="float" office:value="-45.0105" calcext:value-type="float">
            <text:p>-45.01</text:p>
          </table:table-cell>
          <table:table-cell table:formula="of:=([.P35]-([.F35]+[.N35]))" office:value-type="float" office:value="277.7355" calcext:value-type="float">
            <text:p>277.74</text:p>
          </table:table-cell>
          <table:table-cell table:formula="of:=[.R35]/INTERNAL_40" office:value-type="float" office:value="44.085" calcext:value-type="float">
            <text:p>44.09</text:p>
          </table:table-cell>
          <table:table-cell table:formula="of:=[.R35]/EXTERNAL_40" office:value-type="float" office:value="47.8854310344828" calcext:value-type="float">
            <text:p>47.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4</text:p>
          </table:table-cell>
          <table:table-cell office:value-type="string" calcext:value-type="string">
            <text:p>A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0.186" calcext:value-type="float">
            <text:p>150.19</text:p>
          </table:table-cell>
          <table:table-cell table:style-name="ce8" office:value-type="float" office:value="151.696" calcext:value-type="float">
            <text:p>151.70</text:p>
          </table:table-cell>
          <table:table-cell table:formula="of:=AVERAGE([.D36:.E36])" office:value-type="float" office:value="150.941" calcext:value-type="float">
            <text:p>150.94</text:p>
          </table:table-cell>
          <table:table-cell/>
          <table:table-cell office:value-type="float" office:value="47.609" calcext:value-type="float">
            <text:p>47.61</text:p>
          </table:table-cell>
          <table:table-cell table:formula="of:=[.G36]*INTERNAL_40" office:value-type="float" office:value="0" calcext:value-type="float">
            <text:p>0.00</text:p>
          </table:table-cell>
          <table:table-cell table:formula="of:=[.H36]*EXTERNAL_40" office:value-type="float" office:value="276.1322" calcext:value-type="float">
            <text:p>276.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6]+VIA_13*[.L36]+VIA_16*[.M36]" office:value-type="float" office:value="22.8" calcext:value-type="float">
            <text:p>22.8</text:p>
          </table:table-cell>
          <table:table-cell table:formula="of:=[.I36]+[.J36]+[.N36]+[.F36]" office:value-type="float" office:value="449.8732" calcext:value-type="float">
            <text:p>449.87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6]-[.P36]" office:value-type="float" office:value="31.8747" calcext:value-type="float">
            <text:p>31.87</text:p>
          </table:table-cell>
          <table:table-cell table:formula="of:=([.P36]-([.F36]+[.N36]))" office:value-type="float" office:value="244.2575" calcext:value-type="float">
            <text:p>244.26</text:p>
          </table:table-cell>
          <table:table-cell table:formula="of:=[.R36]/INTERNAL_40" office:value-type="float" office:value="38.7710317460317" calcext:value-type="float">
            <text:p>38.77</text:p>
          </table:table-cell>
          <table:table-cell table:formula="of:=[.R36]/EXTERNAL_40" office:value-type="float" office:value="42.1133620689655" calcext:value-type="float">
            <text:p>42.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5</text:p>
          </table:table-cell>
          <table:table-cell office:value-type="string" calcext:value-type="string">
            <text:p>B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6.27" calcext:value-type="float">
            <text:p>136.27</text:p>
          </table:table-cell>
          <table:table-cell table:style-name="ce8" office:value-type="float" office:value="137.64" calcext:value-type="float">
            <text:p>137.64</text:p>
          </table:table-cell>
          <table:table-cell table:formula="of:=AVERAGE([.D37:.E37])" office:value-type="float" office:value="136.955" calcext:value-type="float">
            <text:p>136.96</text:p>
          </table:table-cell>
          <table:table-cell/>
          <table:table-cell office:value-type="float" office:value="47.192" calcext:value-type="float">
            <text:p>47.19</text:p>
          </table:table-cell>
          <table:table-cell table:formula="of:=[.G37]*INTERNAL_40" office:value-type="float" office:value="0" calcext:value-type="float">
            <text:p>0.00</text:p>
          </table:table-cell>
          <table:table-cell table:formula="of:=[.H37]*EXTERNAL_40" office:value-type="float" office:value="273.7136" calcext:value-type="float">
            <text:p>273.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7]+VIA_13*[.L37]+VIA_16*[.M37]" office:value-type="float" office:value="22.8" calcext:value-type="float">
            <text:p>22.8</text:p>
          </table:table-cell>
          <table:table-cell table:formula="of:=[.I37]+[.J37]+[.N37]+[.F37]" office:value-type="float" office:value="433.4686" calcext:value-type="float">
            <text:p>433.47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7]-[.P37]" office:value-type="float" office:value="15.4701" calcext:value-type="float">
            <text:p>15.47</text:p>
          </table:table-cell>
          <table:table-cell table:formula="of:=([.P37]-([.F37]+[.N37]))" office:value-type="float" office:value="258.2435" calcext:value-type="float">
            <text:p>258.24</text:p>
          </table:table-cell>
          <table:table-cell table:formula="of:=[.R37]/INTERNAL_40" office:value-type="float" office:value="40.9910317460317" calcext:value-type="float">
            <text:p>40.99</text:p>
          </table:table-cell>
          <table:table-cell table:formula="of:=[.R37]/EXTERNAL_40" office:value-type="float" office:value="44.5247413793103" calcext:value-type="float">
            <text:p>44.52</text:p>
          </table:table-cell>
          <table:table-cell table:number-columns-repeated="2"/>
          <table:table-cell table:style-name="ce18"/>
          <table:table-cell table:number-columns-repeated="1001"/>
        </table:table-row>
        <table:table-row table:style-name="ro1">
          <table:table-cell office:value-type="string" calcext:value-type="string">
            <text:p>DQ3_6</text:p>
          </table:table-cell>
          <table:table-cell office:value-type="string" calcext:value-type="string">
            <text:p>D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8.647" calcext:value-type="float">
            <text:p>128.65</text:p>
          </table:table-cell>
          <table:table-cell table:style-name="ce8" office:value-type="float" office:value="129.939" calcext:value-type="float">
            <text:p>129.94</text:p>
          </table:table-cell>
          <table:table-cell table:formula="of:=AVERAGE([.D38:.E38])" office:value-type="float" office:value="129.293" calcext:value-type="float">
            <text:p>129.29</text:p>
          </table:table-cell>
          <table:table-cell/>
          <table:table-cell office:value-type="float" office:value="47.026" calcext:value-type="float">
            <text:p>47.03</text:p>
          </table:table-cell>
          <table:table-cell table:formula="of:=[.G38]*INTERNAL_40" office:value-type="float" office:value="0" calcext:value-type="float">
            <text:p>0.00</text:p>
          </table:table-cell>
          <table:table-cell table:formula="of:=[.H38]*EXTERNAL_40" office:value-type="float" office:value="272.7508" calcext:value-type="float">
            <text:p>272.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8]+VIA_13*[.L38]+VIA_16*[.M38]" office:value-type="float" office:value="22.8" calcext:value-type="float">
            <text:p>22.8</text:p>
          </table:table-cell>
          <table:table-cell table:formula="of:=[.I38]+[.J38]+[.N38]+[.F38]" office:value-type="float" office:value="424.8438" calcext:value-type="float">
            <text:p>424.84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8]-[.P38]" office:value-type="float" office:value="6.84530000000007" calcext:value-type="float">
            <text:p>6.85</text:p>
          </table:table-cell>
          <table:table-cell table:formula="of:=([.P38]-([.F38]+[.N38]))" office:value-type="float" office:value="265.9055" calcext:value-type="float">
            <text:p>265.91</text:p>
          </table:table-cell>
          <table:table-cell table:formula="of:=[.R38]/INTERNAL_40" office:value-type="float" office:value="42.2072222222222" calcext:value-type="float">
            <text:p>42.21</text:p>
          </table:table-cell>
          <table:table-cell table:formula="of:=[.R38]/EXTERNAL_40" office:value-type="float" office:value="45.845775862069" calcext:value-type="float">
            <text:p>45.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7</text:p>
          </table:table-cell>
          <table:table-cell office:value-type="string" calcext:value-type="string">
            <text:p>D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2.363" calcext:value-type="float">
            <text:p>132.36</text:p>
          </table:table-cell>
          <table:table-cell table:style-name="ce8" office:value-type="float" office:value="133.693" calcext:value-type="float">
            <text:p>133.69</text:p>
          </table:table-cell>
          <table:table-cell table:formula="of:=AVERAGE([.D39:.E39])" office:value-type="float" office:value="133.028" calcext:value-type="float">
            <text:p>133.03</text:p>
          </table:table-cell>
          <table:table-cell/>
          <table:table-cell office:value-type="float" office:value="45.778" calcext:value-type="float">
            <text:p>45.78</text:p>
          </table:table-cell>
          <table:table-cell table:formula="of:=[.G39]*INTERNAL_40" office:value-type="float" office:value="0" calcext:value-type="float">
            <text:p>0.00</text:p>
          </table:table-cell>
          <table:table-cell table:formula="of:=[.H39]*EXTERNAL_40" office:value-type="float" office:value="265.5124" calcext:value-type="float">
            <text:p>265.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9]+VIA_13*[.L39]+VIA_16*[.M39]" office:value-type="float" office:value="22.8" calcext:value-type="float">
            <text:p>22.8</text:p>
          </table:table-cell>
          <table:table-cell table:formula="of:=[.I39]+[.J39]+[.N39]+[.F39]" office:value-type="float" office:value="421.3404" calcext:value-type="float">
            <text:p>421.34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9]-[.P39]" office:value-type="float" office:value="3.34190000000001" calcext:value-type="float">
            <text:p>3.34</text:p>
          </table:table-cell>
          <table:table-cell table:formula="of:=([.P39]-([.F39]+[.N39]))" office:value-type="float" office:value="262.1705" calcext:value-type="float">
            <text:p>262.17</text:p>
          </table:table-cell>
          <table:table-cell table:formula="of:=[.R39]/INTERNAL_40" office:value-type="float" office:value="41.6143650793651" calcext:value-type="float">
            <text:p>41.61</text:p>
          </table:table-cell>
          <table:table-cell table:formula="of:=[.R39]/EXTERNAL_40" office:value-type="float" office:value="45.2018103448276" calcext:value-type="float">
            <text:p>45.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3</text:p>
          </table:table-cell>
          <table:table-cell office:value-type="string" calcext:value-type="string">
            <text:p>C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0.349" calcext:value-type="float">
            <text:p>130.35</text:p>
          </table:table-cell>
          <table:table-cell table:style-name="ce8" office:value-type="float" office:value="131.659" calcext:value-type="float">
            <text:p>131.66</text:p>
          </table:table-cell>
          <table:table-cell table:formula="of:=AVERAGE([.D40:.E40])" office:value-type="float" office:value="131.004" calcext:value-type="float">
            <text:p>131.00</text:p>
          </table:table-cell>
          <table:table-cell/>
          <table:table-cell office:value-type="float" office:value="42.835" calcext:value-type="float">
            <text:p>42.84</text:p>
          </table:table-cell>
          <table:table-cell table:formula="of:=[.G40]*INTERNAL_40" office:value-type="float" office:value="0" calcext:value-type="float">
            <text:p>0.00</text:p>
          </table:table-cell>
          <table:table-cell table:formula="of:=[.H40]*EXTERNAL_40" office:value-type="float" office:value="248.443" calcext:value-type="float">
            <text:p>248.44</text:p>
          </table:table-cell>
          <table:table-cell table:number-columns-repeated="3"/>
          <table:table-cell table:formula="of:=VIA_18*[.K40]+VIA_13*[.L40]+VIA_16*[.M40]" office:value-type="float" office:value="0" calcext:value-type="float">
            <text:p>0</text:p>
          </table:table-cell>
          <table:table-cell table:formula="of:=[.I40]+[.J40]+[.N40]+[.F40]" office:value-type="float" office:value="379.447" calcext:value-type="float">
            <text:p>379.45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40]-[.P40]" office:value-type="float" office:value="-38.5515" calcext:value-type="float">
            <text:p>-38.55</text:p>
          </table:table-cell>
          <table:table-cell table:formula="of:=([.P40]-([.F40]+[.N40]))" office:value-type="float" office:value="286.9945" calcext:value-type="float">
            <text:p>286.99</text:p>
          </table:table-cell>
          <table:table-cell table:formula="of:=[.R40]/INTERNAL_40" office:value-type="float" office:value="45.5546825396826" calcext:value-type="float">
            <text:p>45.55</text:p>
          </table:table-cell>
          <table:table-cell table:formula="of:=[.R40]/EXTERNAL_40" office:value-type="float" office:value="49.4818103448276" calcext:value-type="float">
            <text:p>49.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3</text:p>
          </table:table-cell>
          <table:table-cell office:value-type="string" calcext:value-type="string">
            <text:p>C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0.617" calcext:value-type="float">
            <text:p>140.62</text:p>
          </table:table-cell>
          <table:table-cell table:style-name="ce8" office:value-type="float" office:value="142.031" calcext:value-type="float">
            <text:p>142.03</text:p>
          </table:table-cell>
          <table:table-cell table:formula="of:=AVERAGE([.D41:.E41])" office:value-type="float" office:value="141.324" calcext:value-type="float">
            <text:p>141.32</text:p>
          </table:table-cell>
          <table:table-cell/>
          <table:table-cell office:value-type="float" office:value="46.159" calcext:value-type="float">
            <text:p>46.16</text:p>
          </table:table-cell>
          <table:table-cell table:formula="of:=[.G41]*INTERNAL_80" office:value-type="float" office:value="0" calcext:value-type="float">
            <text:p>0.00</text:p>
          </table:table-cell>
          <table:table-cell table:formula="of:=[.H41]*EXTERNAL_80" office:value-type="float" office:value="253.8745" calcext:value-type="float">
            <text:p>253.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41]+VIA_13*[.L41]+VIA_16*[.M41]" office:value-type="float" office:value="22.8" calcext:value-type="float">
            <text:p>22.8</text:p>
          </table:table-cell>
          <table:table-cell table:formula="of:=[.I41]+[.J41]+[.N41]+[.F41]" office:value-type="float" office:value="417.9985" calcext:value-type="float">
            <text:p>418.00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41]-[.P4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4_0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2:.E4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2]*INTERNAL_40" office:value-type="float" office:value="0" calcext:value-type="float">
            <text:p>0.00</text:p>
          </table:table-cell>
          <table:table-cell table:style-name="ce12" table:formula="of:=[.H4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2]+VIA_13*[.L42]+VIA_16*[.M42]" office:value-type="float" office:value="0" calcext:value-type="float">
            <text:p>0</text:p>
          </table:table-cell>
          <table:table-cell table:style-name="ce12" table:formula="of:=[.I42]+[.J42]+[.N42]+[.F42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2]-[.P42]" office:value-type="string" office:string-value="" calcext:value-type="error">
            <text:p>#DIV/0!</text:p>
          </table:table-cell>
          <table:table-cell table:formula="of:=([.P42]-([.F42]+[.N42]))" office:value-type="string" office:string-value="" calcext:value-type="error">
            <text:p>#DIV/0!</text:p>
          </table:table-cell>
          <table:table-cell table:formula="of:=[.R42]/INTERNAL_40" office:value-type="string" office:string-value="" calcext:value-type="error">
            <text:p>#DIV/0!</text:p>
          </table:table-cell>
          <table:table-cell table:formula="of:=[.R4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3:.E4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3]*INTERNAL_40" office:value-type="float" office:value="0" calcext:value-type="float">
            <text:p>0.00</text:p>
          </table:table-cell>
          <table:table-cell table:style-name="ce12" table:formula="of:=[.H4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3]+VIA_13*[.L43]+VIA_16*[.M43]" office:value-type="float" office:value="0" calcext:value-type="float">
            <text:p>0</text:p>
          </table:table-cell>
          <table:table-cell table:style-name="ce12" table:formula="of:=[.I43]+[.J43]+[.N43]+[.F43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3]-[.P43]" office:value-type="string" office:string-value="" calcext:value-type="error">
            <text:p>#DIV/0!</text:p>
          </table:table-cell>
          <table:table-cell table:formula="of:=([.P43]-([.F43]+[.N43]))" office:value-type="string" office:string-value="" calcext:value-type="error">
            <text:p>#DIV/0!</text:p>
          </table:table-cell>
          <table:table-cell table:formula="of:=[.R43]/INTERNAL_40" office:value-type="string" office:string-value="" calcext:value-type="error">
            <text:p>#DIV/0!</text:p>
          </table:table-cell>
          <table:table-cell table:formula="of:=[.R4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4:.E4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4]*INTERNAL_40" office:value-type="float" office:value="0" calcext:value-type="float">
            <text:p>0.00</text:p>
          </table:table-cell>
          <table:table-cell table:style-name="ce12" table:formula="of:=[.H4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4]+VIA_13*[.L44]+VIA_16*[.M44]" office:value-type="float" office:value="0" calcext:value-type="float">
            <text:p>0</text:p>
          </table:table-cell>
          <table:table-cell table:style-name="ce12" table:formula="of:=[.I44]+[.J44]+[.N44]+[.F44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4]-[.P44]" office:value-type="string" office:string-value="" calcext:value-type="error">
            <text:p>#DIV/0!</text:p>
          </table:table-cell>
          <table:table-cell table:formula="of:=([.P44]-([.F44]+[.N44]))" office:value-type="string" office:string-value="" calcext:value-type="error">
            <text:p>#DIV/0!</text:p>
          </table:table-cell>
          <table:table-cell table:formula="of:=[.R44]/INTERNAL_40" office:value-type="string" office:string-value="" calcext:value-type="error">
            <text:p>#DIV/0!</text:p>
          </table:table-cell>
          <table:table-cell table:formula="of:=[.R4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5:.E4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5]*INTERNAL_40" office:value-type="float" office:value="0" calcext:value-type="float">
            <text:p>0.00</text:p>
          </table:table-cell>
          <table:table-cell table:style-name="ce12" table:formula="of:=[.H4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5]+VIA_13*[.L45]+VIA_16*[.M45]" office:value-type="float" office:value="0" calcext:value-type="float">
            <text:p>0</text:p>
          </table:table-cell>
          <table:table-cell table:style-name="ce12" table:formula="of:=[.I45]+[.J45]+[.N45]+[.F45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5]-[.P45]" office:value-type="string" office:string-value="" calcext:value-type="error">
            <text:p>#DIV/0!</text:p>
          </table:table-cell>
          <table:table-cell table:formula="of:=([.P45]-([.F45]+[.N45]))" office:value-type="string" office:string-value="" calcext:value-type="error">
            <text:p>#DIV/0!</text:p>
          </table:table-cell>
          <table:table-cell table:formula="of:=[.R45]/INTERNAL_40" office:value-type="string" office:string-value="" calcext:value-type="error">
            <text:p>#DIV/0!</text:p>
          </table:table-cell>
          <table:table-cell table:formula="of:=[.R4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6:.E4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6]*INTERNAL_40" office:value-type="float" office:value="0" calcext:value-type="float">
            <text:p>0.00</text:p>
          </table:table-cell>
          <table:table-cell table:style-name="ce12" table:formula="of:=[.H4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6]+VIA_13*[.L46]+VIA_16*[.M46]" office:value-type="float" office:value="0" calcext:value-type="float">
            <text:p>0</text:p>
          </table:table-cell>
          <table:table-cell table:style-name="ce12" table:formula="of:=[.I46]+[.J46]+[.N46]+[.F46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6]-[.P46]" office:value-type="string" office:string-value="" calcext:value-type="error">
            <text:p>#DIV/0!</text:p>
          </table:table-cell>
          <table:table-cell table:formula="of:=([.P46]-([.F46]+[.N46]))" office:value-type="string" office:string-value="" calcext:value-type="error">
            <text:p>#DIV/0!</text:p>
          </table:table-cell>
          <table:table-cell table:formula="of:=[.R46]/INTERNAL_40" office:value-type="string" office:string-value="" calcext:value-type="error">
            <text:p>#DIV/0!</text:p>
          </table:table-cell>
          <table:table-cell table:formula="of:=[.R4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7:.E4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7]*INTERNAL_40" office:value-type="float" office:value="0" calcext:value-type="float">
            <text:p>0.00</text:p>
          </table:table-cell>
          <table:table-cell table:style-name="ce12" table:formula="of:=[.H4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7]+VIA_13*[.L47]+VIA_16*[.M47]" office:value-type="float" office:value="0" calcext:value-type="float">
            <text:p>0</text:p>
          </table:table-cell>
          <table:table-cell table:style-name="ce12" table:formula="of:=[.I47]+[.J47]+[.N47]+[.F47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7]-[.P47]" office:value-type="string" office:string-value="" calcext:value-type="error">
            <text:p>#DIV/0!</text:p>
          </table:table-cell>
          <table:table-cell table:formula="of:=([.P47]-([.F47]+[.N47]))" office:value-type="string" office:string-value="" calcext:value-type="error">
            <text:p>#DIV/0!</text:p>
          </table:table-cell>
          <table:table-cell table:formula="of:=[.R47]/INTERNAL_40" office:value-type="string" office:string-value="" calcext:value-type="error">
            <text:p>#DIV/0!</text:p>
          </table:table-cell>
          <table:table-cell table:formula="of:=[.R4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6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8:.E48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8]*INTERNAL_40" office:value-type="float" office:value="0" calcext:value-type="float">
            <text:p>0.00</text:p>
          </table:table-cell>
          <table:table-cell table:style-name="ce12" table:formula="of:=[.H4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8]+VIA_13*[.L48]+VIA_16*[.M48]" office:value-type="float" office:value="0" calcext:value-type="float">
            <text:p>0</text:p>
          </table:table-cell>
          <table:table-cell table:style-name="ce12" table:formula="of:=[.I48]+[.J48]+[.N48]+[.F48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8]-[.P48]" office:value-type="string" office:string-value="" calcext:value-type="error">
            <text:p>#DIV/0!</text:p>
          </table:table-cell>
          <table:table-cell table:formula="of:=([.P48]-([.F48]+[.N48]))" office:value-type="string" office:string-value="" calcext:value-type="error">
            <text:p>#DIV/0!</text:p>
          </table:table-cell>
          <table:table-cell table:formula="of:=[.R48]/INTERNAL_40" office:value-type="string" office:string-value="" calcext:value-type="error">
            <text:p>#DIV/0!</text:p>
          </table:table-cell>
          <table:table-cell table:formula="of:=[.R4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7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9:.E49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9]*INTERNAL_40" office:value-type="float" office:value="0" calcext:value-type="float">
            <text:p>0.00</text:p>
          </table:table-cell>
          <table:table-cell table:style-name="ce12" table:formula="of:=[.H4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9]+VIA_13*[.L49]+VIA_16*[.M49]" office:value-type="float" office:value="0" calcext:value-type="float">
            <text:p>0</text:p>
          </table:table-cell>
          <table:table-cell table:style-name="ce12" table:formula="of:=[.I49]+[.J49]+[.N49]+[.F49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9]-[.P49]" office:value-type="string" office:string-value="" calcext:value-type="error">
            <text:p>#DIV/0!</text:p>
          </table:table-cell>
          <table:table-cell table:formula="of:=([.P49]-([.F49]+[.N49]))" office:value-type="string" office:string-value="" calcext:value-type="error">
            <text:p>#DIV/0!</text:p>
          </table:table-cell>
          <table:table-cell table:formula="of:=[.R49]/INTERNAL_40" office:value-type="string" office:string-value="" calcext:value-type="error">
            <text:p>#DIV/0!</text:p>
          </table:table-cell>
          <table:table-cell table:formula="of:=[.R4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50:.E50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50]*INTERNAL_40" office:value-type="float" office:value="0" calcext:value-type="float">
            <text:p>0.00</text:p>
          </table:table-cell>
          <table:table-cell table:style-name="ce12" table:formula="of:=[.H5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50]+VIA_13*[.L50]+VIA_16*[.M50]" office:value-type="float" office:value="0" calcext:value-type="float">
            <text:p>0</text:p>
          </table:table-cell>
          <table:table-cell table:style-name="ce12" table:formula="of:=[.I50]+[.J50]+[.N50]+[.F50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50]-[.P50]" office:value-type="string" office:string-value="" calcext:value-type="error">
            <text:p>#DIV/0!</text:p>
          </table:table-cell>
          <table:table-cell table:formula="of:=([.P50]-([.F50]+[.N50]))" office:value-type="string" office:string-value="" calcext:value-type="error">
            <text:p>#DIV/0!</text:p>
          </table:table-cell>
          <table:table-cell table:formula="of:=[.R50]/INTERNAL_40" office:value-type="string" office:string-value="" calcext:value-type="error">
            <text:p>#DIV/0!</text:p>
          </table:table-cell>
          <table:table-cell table:formula="of:=[.R5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51:.E51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51]*INTERNAL_80" office:value-type="float" office:value="0" calcext:value-type="float">
            <text:p>0.00</text:p>
          </table:table-cell>
          <table:table-cell table:style-name="ce12" table:formula="of:=[.H51]*EXTERNAL_8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51]+VIA_13*[.L51]+VIA_16*[.M51]" office:value-type="float" office:value="0" calcext:value-type="float">
            <text:p>0</text:p>
          </table:table-cell>
          <table:table-cell table:style-name="ce12" table:formula="of:=[.I51]+[.J51]+[.N51]+[.F51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51]-[.P5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5_0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2:.E52])" office:value-type="string" office:string-value="" calcext:value-type="error">
            <text:p>#DIV/0!</text:p>
          </table:table-cell>
          <table:table-cell table:number-columns-repeated="2"/>
          <table:table-cell table:formula="of:=[.G52]*INTERNAL_40" office:value-type="float" office:value="0" calcext:value-type="float">
            <text:p>0.00</text:p>
          </table:table-cell>
          <table:table-cell table:formula="of:=[.H52]*EXTERNAL_40" office:value-type="float" office:value="0" calcext:value-type="float">
            <text:p>0.00</text:p>
          </table:table-cell>
          <table:table-cell table:number-columns-repeated="3"/>
          <table:table-cell table:formula="of:=VIA_18*[.K52]+VIA_13*[.L52]+VIA_16*[.M52]" office:value-type="float" office:value="0" calcext:value-type="float">
            <text:p>0</text:p>
          </table:table-cell>
          <table:table-cell table:formula="of:=[.I52]+[.J52]+[.N52]+[.F52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2]-[.P52]" office:value-type="string" office:string-value="" calcext:value-type="error">
            <text:p>#DIV/0!</text:p>
          </table:table-cell>
          <table:table-cell table:formula="of:=([.P52]-([.F52]+[.N52]))" office:value-type="string" office:string-value="" calcext:value-type="error">
            <text:p>#DIV/0!</text:p>
          </table:table-cell>
          <table:table-cell table:formula="of:=[.R52]/INTERNAL_40" office:value-type="string" office:string-value="" calcext:value-type="error">
            <text:p>#DIV/0!</text:p>
          </table:table-cell>
          <table:table-cell table:formula="of:=[.R5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1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3:.E53])" office:value-type="string" office:string-value="" calcext:value-type="error">
            <text:p>#DIV/0!</text:p>
          </table:table-cell>
          <table:table-cell table:number-columns-repeated="2"/>
          <table:table-cell table:formula="of:=[.G53]*INTERNAL_40" office:value-type="float" office:value="0" calcext:value-type="float">
            <text:p>0.00</text:p>
          </table:table-cell>
          <table:table-cell table:formula="of:=[.H53]*EXTERNAL_40" office:value-type="float" office:value="0" calcext:value-type="float">
            <text:p>0.00</text:p>
          </table:table-cell>
          <table:table-cell table:number-columns-repeated="3"/>
          <table:table-cell table:formula="of:=VIA_18*[.K53]+VIA_13*[.L53]+VIA_16*[.M53]" office:value-type="float" office:value="0" calcext:value-type="float">
            <text:p>0</text:p>
          </table:table-cell>
          <table:table-cell table:formula="of:=[.I53]+[.J53]+[.N53]+[.F53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3]-[.P53]" office:value-type="string" office:string-value="" calcext:value-type="error">
            <text:p>#DIV/0!</text:p>
          </table:table-cell>
          <table:table-cell table:formula="of:=([.P53]-([.F53]+[.N53]))" office:value-type="string" office:string-value="" calcext:value-type="error">
            <text:p>#DIV/0!</text:p>
          </table:table-cell>
          <table:table-cell table:formula="of:=[.R53]/INTERNAL_40" office:value-type="string" office:string-value="" calcext:value-type="error">
            <text:p>#DIV/0!</text:p>
          </table:table-cell>
          <table:table-cell table:formula="of:=[.R5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2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4:.E54])" office:value-type="string" office:string-value="" calcext:value-type="error">
            <text:p>#DIV/0!</text:p>
          </table:table-cell>
          <table:table-cell table:number-columns-repeated="2"/>
          <table:table-cell table:formula="of:=[.G54]*INTERNAL_40" office:value-type="float" office:value="0" calcext:value-type="float">
            <text:p>0.00</text:p>
          </table:table-cell>
          <table:table-cell table:formula="of:=[.H54]*EXTERNAL_40" office:value-type="float" office:value="0" calcext:value-type="float">
            <text:p>0.00</text:p>
          </table:table-cell>
          <table:table-cell table:number-columns-repeated="3"/>
          <table:table-cell table:formula="of:=VIA_18*[.K54]+VIA_13*[.L54]+VIA_16*[.M54]" office:value-type="float" office:value="0" calcext:value-type="float">
            <text:p>0</text:p>
          </table:table-cell>
          <table:table-cell table:formula="of:=[.I54]+[.J54]+[.N54]+[.F54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4]-[.P54]" office:value-type="string" office:string-value="" calcext:value-type="error">
            <text:p>#DIV/0!</text:p>
          </table:table-cell>
          <table:table-cell table:formula="of:=([.P54]-([.F54]+[.N54]))" office:value-type="string" office:string-value="" calcext:value-type="error">
            <text:p>#DIV/0!</text:p>
          </table:table-cell>
          <table:table-cell table:formula="of:=[.R54]/INTERNAL_40" office:value-type="string" office:string-value="" calcext:value-type="error">
            <text:p>#DIV/0!</text:p>
          </table:table-cell>
          <table:table-cell table:formula="of:=[.R5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3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5:.E55])" office:value-type="string" office:string-value="" calcext:value-type="error">
            <text:p>#DIV/0!</text:p>
          </table:table-cell>
          <table:table-cell table:number-columns-repeated="2"/>
          <table:table-cell table:formula="of:=[.G55]*INTERNAL_40" office:value-type="float" office:value="0" calcext:value-type="float">
            <text:p>0.00</text:p>
          </table:table-cell>
          <table:table-cell table:formula="of:=[.H55]*EXTERNAL_40" office:value-type="float" office:value="0" calcext:value-type="float">
            <text:p>0.00</text:p>
          </table:table-cell>
          <table:table-cell table:number-columns-repeated="3"/>
          <table:table-cell table:formula="of:=VIA_18*[.K55]+VIA_13*[.L55]+VIA_16*[.M55]" office:value-type="float" office:value="0" calcext:value-type="float">
            <text:p>0</text:p>
          </table:table-cell>
          <table:table-cell table:formula="of:=[.I55]+[.J55]+[.N55]+[.F55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5]-[.P55]" office:value-type="string" office:string-value="" calcext:value-type="error">
            <text:p>#DIV/0!</text:p>
          </table:table-cell>
          <table:table-cell table:formula="of:=([.P55]-([.F55]+[.N55]))" office:value-type="string" office:string-value="" calcext:value-type="error">
            <text:p>#DIV/0!</text:p>
          </table:table-cell>
          <table:table-cell table:formula="of:=[.R55]/INTERNAL_40" office:value-type="string" office:string-value="" calcext:value-type="error">
            <text:p>#DIV/0!</text:p>
          </table:table-cell>
          <table:table-cell table:formula="of:=[.R5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4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6:.E56])" office:value-type="string" office:string-value="" calcext:value-type="error">
            <text:p>#DIV/0!</text:p>
          </table:table-cell>
          <table:table-cell table:number-columns-repeated="2"/>
          <table:table-cell table:formula="of:=[.G56]*INTERNAL_40" office:value-type="float" office:value="0" calcext:value-type="float">
            <text:p>0.00</text:p>
          </table:table-cell>
          <table:table-cell table:formula="of:=[.H56]*EXTERNAL_40" office:value-type="float" office:value="0" calcext:value-type="float">
            <text:p>0.00</text:p>
          </table:table-cell>
          <table:table-cell table:number-columns-repeated="3"/>
          <table:table-cell table:formula="of:=VIA_18*[.K56]+VIA_13*[.L56]+VIA_16*[.M56]" office:value-type="float" office:value="0" calcext:value-type="float">
            <text:p>0</text:p>
          </table:table-cell>
          <table:table-cell table:formula="of:=[.I56]+[.J56]+[.N56]+[.F56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6]-[.P56]" office:value-type="string" office:string-value="" calcext:value-type="error">
            <text:p>#DIV/0!</text:p>
          </table:table-cell>
          <table:table-cell table:formula="of:=([.P56]-([.F56]+[.N56]))" office:value-type="string" office:string-value="" calcext:value-type="error">
            <text:p>#DIV/0!</text:p>
          </table:table-cell>
          <table:table-cell table:formula="of:=[.R56]/INTERNAL_40" office:value-type="string" office:string-value="" calcext:value-type="error">
            <text:p>#DIV/0!</text:p>
          </table:table-cell>
          <table:table-cell table:formula="of:=[.R5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7:.E57])" office:value-type="string" office:string-value="" calcext:value-type="error">
            <text:p>#DIV/0!</text:p>
          </table:table-cell>
          <table:table-cell table:number-columns-repeated="2"/>
          <table:table-cell table:formula="of:=[.G57]*INTERNAL_40" office:value-type="float" office:value="0" calcext:value-type="float">
            <text:p>0.00</text:p>
          </table:table-cell>
          <table:table-cell table:formula="of:=[.H57]*EXTERNAL_40" office:value-type="float" office:value="0" calcext:value-type="float">
            <text:p>0.00</text:p>
          </table:table-cell>
          <table:table-cell table:number-columns-repeated="3"/>
          <table:table-cell table:formula="of:=VIA_18*[.K57]+VIA_13*[.L57]+VIA_16*[.M57]" office:value-type="float" office:value="0" calcext:value-type="float">
            <text:p>0</text:p>
          </table:table-cell>
          <table:table-cell table:formula="of:=[.I57]+[.J57]+[.N57]+[.F57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7]-[.P57]" office:value-type="string" office:string-value="" calcext:value-type="error">
            <text:p>#DIV/0!</text:p>
          </table:table-cell>
          <table:table-cell table:formula="of:=([.P57]-([.F57]+[.N57]))" office:value-type="string" office:string-value="" calcext:value-type="error">
            <text:p>#DIV/0!</text:p>
          </table:table-cell>
          <table:table-cell table:formula="of:=[.R57]/INTERNAL_40" office:value-type="string" office:string-value="" calcext:value-type="error">
            <text:p>#DIV/0!</text:p>
          </table:table-cell>
          <table:table-cell table:formula="of:=[.R5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6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8:.E58])" office:value-type="string" office:string-value="" calcext:value-type="error">
            <text:p>#DIV/0!</text:p>
          </table:table-cell>
          <table:table-cell table:number-columns-repeated="2"/>
          <table:table-cell table:formula="of:=[.G58]*INTERNAL_40" office:value-type="float" office:value="0" calcext:value-type="float">
            <text:p>0.00</text:p>
          </table:table-cell>
          <table:table-cell table:formula="of:=[.H58]*EXTERNAL_40" office:value-type="float" office:value="0" calcext:value-type="float">
            <text:p>0.00</text:p>
          </table:table-cell>
          <table:table-cell table:number-columns-repeated="3"/>
          <table:table-cell table:formula="of:=VIA_18*[.K58]+VIA_13*[.L58]+VIA_16*[.M58]" office:value-type="float" office:value="0" calcext:value-type="float">
            <text:p>0</text:p>
          </table:table-cell>
          <table:table-cell table:formula="of:=[.I58]+[.J58]+[.N58]+[.F58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8]-[.P58]" office:value-type="string" office:string-value="" calcext:value-type="error">
            <text:p>#DIV/0!</text:p>
          </table:table-cell>
          <table:table-cell table:formula="of:=([.P58]-([.F58]+[.N58]))" office:value-type="string" office:string-value="" calcext:value-type="error">
            <text:p>#DIV/0!</text:p>
          </table:table-cell>
          <table:table-cell table:formula="of:=[.R58]/INTERNAL_40" office:value-type="string" office:string-value="" calcext:value-type="error">
            <text:p>#DIV/0!</text:p>
          </table:table-cell>
          <table:table-cell table:formula="of:=[.R5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7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9:.E59])" office:value-type="string" office:string-value="" calcext:value-type="error">
            <text:p>#DIV/0!</text:p>
          </table:table-cell>
          <table:table-cell table:number-columns-repeated="2"/>
          <table:table-cell table:formula="of:=[.G59]*INTERNAL_40" office:value-type="float" office:value="0" calcext:value-type="float">
            <text:p>0.00</text:p>
          </table:table-cell>
          <table:table-cell table:formula="of:=[.H59]*EXTERNAL_40" office:value-type="float" office:value="0" calcext:value-type="float">
            <text:p>0.00</text:p>
          </table:table-cell>
          <table:table-cell table:number-columns-repeated="3"/>
          <table:table-cell table:formula="of:=VIA_18*[.K59]+VIA_13*[.L59]+VIA_16*[.M59]" office:value-type="float" office:value="0" calcext:value-type="float">
            <text:p>0</text:p>
          </table:table-cell>
          <table:table-cell table:formula="of:=[.I59]+[.J59]+[.N59]+[.F59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9]-[.P59]" office:value-type="string" office:string-value="" calcext:value-type="error">
            <text:p>#DIV/0!</text:p>
          </table:table-cell>
          <table:table-cell table:formula="of:=([.P59]-([.F59]+[.N59]))" office:value-type="string" office:string-value="" calcext:value-type="error">
            <text:p>#DIV/0!</text:p>
          </table:table-cell>
          <table:table-cell table:formula="of:=[.R59]/INTERNAL_40" office:value-type="string" office:string-value="" calcext:value-type="error">
            <text:p>#DIV/0!</text:p>
          </table:table-cell>
          <table:table-cell table:formula="of:=[.R5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60:.E60])" office:value-type="string" office:string-value="" calcext:value-type="error">
            <text:p>#DIV/0!</text:p>
          </table:table-cell>
          <table:table-cell table:number-columns-repeated="2"/>
          <table:table-cell table:formula="of:=[.G60]*INTERNAL_40" office:value-type="float" office:value="0" calcext:value-type="float">
            <text:p>0.00</text:p>
          </table:table-cell>
          <table:table-cell table:formula="of:=[.H60]*EXTERNAL_40" office:value-type="float" office:value="0" calcext:value-type="float">
            <text:p>0.00</text:p>
          </table:table-cell>
          <table:table-cell table:number-columns-repeated="3"/>
          <table:table-cell table:formula="of:=VIA_18*[.K60]+VIA_13*[.L60]+VIA_16*[.M60]" office:value-type="float" office:value="0" calcext:value-type="float">
            <text:p>0</text:p>
          </table:table-cell>
          <table:table-cell table:formula="of:=[.I60]+[.J60]+[.N60]+[.F60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60]-[.P60]" office:value-type="string" office:string-value="" calcext:value-type="error">
            <text:p>#DIV/0!</text:p>
          </table:table-cell>
          <table:table-cell table:formula="of:=([.P60]-([.F60]+[.N60]))" office:value-type="string" office:string-value="" calcext:value-type="error">
            <text:p>#DIV/0!</text:p>
          </table:table-cell>
          <table:table-cell table:formula="of:=[.R60]/INTERNAL_40" office:value-type="string" office:string-value="" calcext:value-type="error">
            <text:p>#DIV/0!</text:p>
          </table:table-cell>
          <table:table-cell table:formula="of:=[.R6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61:.E61])" office:value-type="string" office:string-value="" calcext:value-type="error">
            <text:p>#DIV/0!</text:p>
          </table:table-cell>
          <table:table-cell table:number-columns-repeated="2"/>
          <table:table-cell table:formula="of:=[.G61]*INTERNAL_80" office:value-type="float" office:value="0" calcext:value-type="float">
            <text:p>0.00</text:p>
          </table:table-cell>
          <table:table-cell table:formula="of:=[.H61]*EXTERNAL_80" office:value-type="float" office:value="0" calcext:value-type="float">
            <text:p>0.00</text:p>
          </table:table-cell>
          <table:table-cell table:number-columns-repeated="3"/>
          <table:table-cell table:formula="of:=VIA_18*[.K61]+VIA_13*[.L61]+VIA_16*[.M61]" office:value-type="float" office:value="0" calcext:value-type="float">
            <text:p>0</text:p>
          </table:table-cell>
          <table:table-cell table:formula="of:=[.I61]+[.J61]+[.N61]+[.F61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61]-[.P6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6_0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2:.E6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2]*INTERNAL_40" office:value-type="float" office:value="0" calcext:value-type="float">
            <text:p>0.00</text:p>
          </table:table-cell>
          <table:table-cell table:style-name="ce12" table:formula="of:=[.H6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2]+VIA_13*[.L62]+VIA_16*[.M62]" office:value-type="float" office:value="0" calcext:value-type="float">
            <text:p>0</text:p>
          </table:table-cell>
          <table:table-cell table:style-name="ce12" table:formula="of:=[.I62]+[.J62]+[.N62]+[.F62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2]-[.P62]" office:value-type="string" office:string-value="" calcext:value-type="error">
            <text:p>#DIV/0!</text:p>
          </table:table-cell>
          <table:table-cell table:formula="of:=([.P62]-([.F62]+[.N62]))" office:value-type="string" office:string-value="" calcext:value-type="error">
            <text:p>#DIV/0!</text:p>
          </table:table-cell>
          <table:table-cell table:formula="of:=[.R62]/INTERNAL_40" office:value-type="string" office:string-value="" calcext:value-type="error">
            <text:p>#DIV/0!</text:p>
          </table:table-cell>
          <table:table-cell table:formula="of:=[.R6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3:.E6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3]*INTERNAL_40" office:value-type="float" office:value="0" calcext:value-type="float">
            <text:p>0.00</text:p>
          </table:table-cell>
          <table:table-cell table:style-name="ce12" table:formula="of:=[.H6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3]+VIA_13*[.L63]+VIA_16*[.M63]" office:value-type="float" office:value="0" calcext:value-type="float">
            <text:p>0</text:p>
          </table:table-cell>
          <table:table-cell table:style-name="ce12" table:formula="of:=[.I63]+[.J63]+[.N63]+[.F63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3]-[.P63]" office:value-type="string" office:string-value="" calcext:value-type="error">
            <text:p>#DIV/0!</text:p>
          </table:table-cell>
          <table:table-cell table:formula="of:=([.P63]-([.F63]+[.N63]))" office:value-type="string" office:string-value="" calcext:value-type="error">
            <text:p>#DIV/0!</text:p>
          </table:table-cell>
          <table:table-cell table:formula="of:=[.R63]/INTERNAL_40" office:value-type="string" office:string-value="" calcext:value-type="error">
            <text:p>#DIV/0!</text:p>
          </table:table-cell>
          <table:table-cell table:formula="of:=[.R6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4:.E6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4]*INTERNAL_40" office:value-type="float" office:value="0" calcext:value-type="float">
            <text:p>0.00</text:p>
          </table:table-cell>
          <table:table-cell table:style-name="ce12" table:formula="of:=[.H6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4]+VIA_13*[.L64]+VIA_16*[.M64]" office:value-type="float" office:value="0" calcext:value-type="float">
            <text:p>0</text:p>
          </table:table-cell>
          <table:table-cell table:style-name="ce12" table:formula="of:=[.I64]+[.J64]+[.N64]+[.F64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4]-[.P64]" office:value-type="string" office:string-value="" calcext:value-type="error">
            <text:p>#DIV/0!</text:p>
          </table:table-cell>
          <table:table-cell table:formula="of:=([.P64]-([.F64]+[.N64]))" office:value-type="string" office:string-value="" calcext:value-type="error">
            <text:p>#DIV/0!</text:p>
          </table:table-cell>
          <table:table-cell table:formula="of:=[.R64]/INTERNAL_40" office:value-type="string" office:string-value="" calcext:value-type="error">
            <text:p>#DIV/0!</text:p>
          </table:table-cell>
          <table:table-cell table:formula="of:=[.R6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5:.E6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5]*INTERNAL_40" office:value-type="float" office:value="0" calcext:value-type="float">
            <text:p>0.00</text:p>
          </table:table-cell>
          <table:table-cell table:style-name="ce12" table:formula="of:=[.H6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5]+VIA_13*[.L65]+VIA_16*[.M65]" office:value-type="float" office:value="0" calcext:value-type="float">
            <text:p>0</text:p>
          </table:table-cell>
          <table:table-cell table:style-name="ce12" table:formula="of:=[.I65]+[.J65]+[.N65]+[.F65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5]-[.P65]" office:value-type="string" office:string-value="" calcext:value-type="error">
            <text:p>#DIV/0!</text:p>
          </table:table-cell>
          <table:table-cell table:formula="of:=([.P65]-([.F65]+[.N65]))" office:value-type="string" office:string-value="" calcext:value-type="error">
            <text:p>#DIV/0!</text:p>
          </table:table-cell>
          <table:table-cell table:formula="of:=[.R65]/INTERNAL_40" office:value-type="string" office:string-value="" calcext:value-type="error">
            <text:p>#DIV/0!</text:p>
          </table:table-cell>
          <table:table-cell table:formula="of:=[.R6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4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6:.E6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6]*INTERNAL_40" office:value-type="float" office:value="0" calcext:value-type="float">
            <text:p>0.00</text:p>
          </table:table-cell>
          <table:table-cell table:style-name="ce12" table:formula="of:=[.H6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6]+VIA_13*[.L66]+VIA_16*[.M66]" office:value-type="float" office:value="0" calcext:value-type="float">
            <text:p>0</text:p>
          </table:table-cell>
          <table:table-cell table:style-name="ce12" table:formula="of:=[.I66]+[.J66]+[.N66]+[.F66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6]-[.P66]" office:value-type="string" office:string-value="" calcext:value-type="error">
            <text:p>#DIV/0!</text:p>
          </table:table-cell>
          <table:table-cell table:formula="of:=([.P66]-([.F66]+[.N66]))" office:value-type="string" office:string-value="" calcext:value-type="error">
            <text:p>#DIV/0!</text:p>
          </table:table-cell>
          <table:table-cell table:formula="of:=[.R66]/INTERNAL_40" office:value-type="string" office:string-value="" calcext:value-type="error">
            <text:p>#DIV/0!</text:p>
          </table:table-cell>
          <table:table-cell table:formula="of:=[.R6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5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7:.E6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7]*INTERNAL_40" office:value-type="float" office:value="0" calcext:value-type="float">
            <text:p>0.00</text:p>
          </table:table-cell>
          <table:table-cell table:style-name="ce12" table:formula="of:=[.H6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7]+VIA_13*[.L67]+VIA_16*[.M67]" office:value-type="float" office:value="0" calcext:value-type="float">
            <text:p>0</text:p>
          </table:table-cell>
          <table:table-cell table:style-name="ce12" table:formula="of:=[.I67]+[.J67]+[.N67]+[.F67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7]-[.P67]" office:value-type="string" office:string-value="" calcext:value-type="error">
            <text:p>#DIV/0!</text:p>
          </table:table-cell>
          <table:table-cell table:formula="of:=([.P67]-([.F67]+[.N67]))" office:value-type="string" office:string-value="" calcext:value-type="error">
            <text:p>#DIV/0!</text:p>
          </table:table-cell>
          <table:table-cell table:formula="of:=[.R67]/INTERNAL_40" office:value-type="string" office:string-value="" calcext:value-type="error">
            <text:p>#DIV/0!</text:p>
          </table:table-cell>
          <table:table-cell table:formula="of:=[.R6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8:.E68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8]*INTERNAL_40" office:value-type="float" office:value="0" calcext:value-type="float">
            <text:p>0.00</text:p>
          </table:table-cell>
          <table:table-cell table:style-name="ce12" table:formula="of:=[.H6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8]+VIA_13*[.L68]+VIA_16*[.M68]" office:value-type="float" office:value="0" calcext:value-type="float">
            <text:p>0</text:p>
          </table:table-cell>
          <table:table-cell table:style-name="ce12" table:formula="of:=[.I68]+[.J68]+[.N68]+[.F68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8]-[.P68]" office:value-type="string" office:string-value="" calcext:value-type="error">
            <text:p>#DIV/0!</text:p>
          </table:table-cell>
          <table:table-cell table:formula="of:=([.P68]-([.F68]+[.N68]))" office:value-type="string" office:string-value="" calcext:value-type="error">
            <text:p>#DIV/0!</text:p>
          </table:table-cell>
          <table:table-cell table:formula="of:=[.R68]/INTERNAL_40" office:value-type="string" office:string-value="" calcext:value-type="error">
            <text:p>#DIV/0!</text:p>
          </table:table-cell>
          <table:table-cell table:formula="of:=[.R6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7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9:.E69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9]*INTERNAL_40" office:value-type="float" office:value="0" calcext:value-type="float">
            <text:p>0.00</text:p>
          </table:table-cell>
          <table:table-cell table:style-name="ce12" table:formula="of:=[.H6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9]+VIA_13*[.L69]+VIA_16*[.M69]" office:value-type="float" office:value="0" calcext:value-type="float">
            <text:p>0</text:p>
          </table:table-cell>
          <table:table-cell table:style-name="ce12" table:formula="of:=[.I69]+[.J69]+[.N69]+[.F69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9]-[.P69]" office:value-type="string" office:string-value="" calcext:value-type="error">
            <text:p>#DIV/0!</text:p>
          </table:table-cell>
          <table:table-cell table:formula="of:=([.P69]-([.F69]+[.N69]))" office:value-type="string" office:string-value="" calcext:value-type="error">
            <text:p>#DIV/0!</text:p>
          </table:table-cell>
          <table:table-cell table:formula="of:=[.R69]/INTERNAL_40" office:value-type="string" office:string-value="" calcext:value-type="error">
            <text:p>#DIV/0!</text:p>
          </table:table-cell>
          <table:table-cell table:formula="of:=[.R6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70:.E70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70]*INTERNAL_40" office:value-type="float" office:value="0" calcext:value-type="float">
            <text:p>0.00</text:p>
          </table:table-cell>
          <table:table-cell table:style-name="ce12" table:formula="of:=[.H7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70]+VIA_13*[.L70]+VIA_16*[.M70]" office:value-type="float" office:value="0" calcext:value-type="float">
            <text:p>0</text:p>
          </table:table-cell>
          <table:table-cell table:style-name="ce12" table:formula="of:=[.I70]+[.J70]+[.N70]+[.F70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70]-[.P70]" office:value-type="string" office:string-value="" calcext:value-type="error">
            <text:p>#DIV/0!</text:p>
          </table:table-cell>
          <table:table-cell table:formula="of:=([.P70]-([.F70]+[.N70]))" office:value-type="string" office:string-value="" calcext:value-type="error">
            <text:p>#DIV/0!</text:p>
          </table:table-cell>
          <table:table-cell table:formula="of:=[.R70]/INTERNAL_40" office:value-type="string" office:string-value="" calcext:value-type="error">
            <text:p>#DIV/0!</text:p>
          </table:table-cell>
          <table:table-cell table:formula="of:=[.R7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71:.E71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71]*INTERNAL_80" office:value-type="float" office:value="0" calcext:value-type="float">
            <text:p>0.00</text:p>
          </table:table-cell>
          <table:table-cell table:style-name="ce12" table:formula="of:=[.H71]*EXTERNAL_8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71]+VIA_13*[.L71]+VIA_16*[.M71]" office:value-type="float" office:value="0" calcext:value-type="float">
            <text:p>0</text:p>
          </table:table-cell>
          <table:table-cell table:style-name="ce12" table:formula="of:=[.I71]+[.J71]+[.N71]+[.F71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71]-[.P7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7_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2:.E72])" office:value-type="string" office:string-value="" calcext:value-type="error">
            <text:p>#DIV/0!</text:p>
          </table:table-cell>
          <table:table-cell table:number-columns-repeated="2"/>
          <table:table-cell table:formula="of:=[.G72]*INTERNAL_40" office:value-type="float" office:value="0" calcext:value-type="float">
            <text:p>0.00</text:p>
          </table:table-cell>
          <table:table-cell table:formula="of:=[.H72]*EXTERNAL_40" office:value-type="float" office:value="0" calcext:value-type="float">
            <text:p>0.00</text:p>
          </table:table-cell>
          <table:table-cell table:number-columns-repeated="3"/>
          <table:table-cell table:formula="of:=VIA_18*[.K72]+VIA_13*[.L72]+VIA_16*[.M72]" office:value-type="float" office:value="0" calcext:value-type="float">
            <text:p>0</text:p>
          </table:table-cell>
          <table:table-cell table:formula="of:=[.I72]+[.J72]+[.N72]+[.F72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2]-[.P72]" office:value-type="string" office:string-value="" calcext:value-type="error">
            <text:p>#DIV/0!</text:p>
          </table:table-cell>
          <table:table-cell table:formula="of:=([.P72]-([.F72]+[.N72]))" office:value-type="string" office:string-value="" calcext:value-type="error">
            <text:p>#DIV/0!</text:p>
          </table:table-cell>
          <table:table-cell table:formula="of:=[.R72]/INTERNAL_40" office:value-type="string" office:string-value="" calcext:value-type="error">
            <text:p>#DIV/0!</text:p>
          </table:table-cell>
          <table:table-cell table:formula="of:=[.R7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1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3:.E73])" office:value-type="string" office:string-value="" calcext:value-type="error">
            <text:p>#DIV/0!</text:p>
          </table:table-cell>
          <table:table-cell table:number-columns-repeated="2"/>
          <table:table-cell table:formula="of:=[.G73]*INTERNAL_40" office:value-type="float" office:value="0" calcext:value-type="float">
            <text:p>0.00</text:p>
          </table:table-cell>
          <table:table-cell table:formula="of:=[.H73]*EXTERNAL_40" office:value-type="float" office:value="0" calcext:value-type="float">
            <text:p>0.00</text:p>
          </table:table-cell>
          <table:table-cell table:number-columns-repeated="3"/>
          <table:table-cell table:formula="of:=VIA_18*[.K73]+VIA_13*[.L73]+VIA_16*[.M73]" office:value-type="float" office:value="0" calcext:value-type="float">
            <text:p>0</text:p>
          </table:table-cell>
          <table:table-cell table:formula="of:=[.I73]+[.J73]+[.N73]+[.F73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3]-[.P73]" office:value-type="string" office:string-value="" calcext:value-type="error">
            <text:p>#DIV/0!</text:p>
          </table:table-cell>
          <table:table-cell table:formula="of:=([.P73]-([.F73]+[.N73]))" office:value-type="string" office:string-value="" calcext:value-type="error">
            <text:p>#DIV/0!</text:p>
          </table:table-cell>
          <table:table-cell table:formula="of:=[.R73]/INTERNAL_40" office:value-type="string" office:string-value="" calcext:value-type="error">
            <text:p>#DIV/0!</text:p>
          </table:table-cell>
          <table:table-cell table:formula="of:=[.R7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2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4:.E74])" office:value-type="string" office:string-value="" calcext:value-type="error">
            <text:p>#DIV/0!</text:p>
          </table:table-cell>
          <table:table-cell table:number-columns-repeated="2"/>
          <table:table-cell table:formula="of:=[.G74]*INTERNAL_40" office:value-type="float" office:value="0" calcext:value-type="float">
            <text:p>0.00</text:p>
          </table:table-cell>
          <table:table-cell table:formula="of:=[.H74]*EXTERNAL_40" office:value-type="float" office:value="0" calcext:value-type="float">
            <text:p>0.00</text:p>
          </table:table-cell>
          <table:table-cell table:number-columns-repeated="3"/>
          <table:table-cell table:formula="of:=VIA_18*[.K74]+VIA_13*[.L74]+VIA_16*[.M74]" office:value-type="float" office:value="0" calcext:value-type="float">
            <text:p>0</text:p>
          </table:table-cell>
          <table:table-cell table:formula="of:=[.I74]+[.J74]+[.N74]+[.F74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4]-[.P74]" office:value-type="string" office:string-value="" calcext:value-type="error">
            <text:p>#DIV/0!</text:p>
          </table:table-cell>
          <table:table-cell table:formula="of:=([.P74]-([.F74]+[.N74]))" office:value-type="string" office:string-value="" calcext:value-type="error">
            <text:p>#DIV/0!</text:p>
          </table:table-cell>
          <table:table-cell table:formula="of:=[.R74]/INTERNAL_40" office:value-type="string" office:string-value="" calcext:value-type="error">
            <text:p>#DIV/0!</text:p>
          </table:table-cell>
          <table:table-cell table:formula="of:=[.R7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3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5:.E75])" office:value-type="string" office:string-value="" calcext:value-type="error">
            <text:p>#DIV/0!</text:p>
          </table:table-cell>
          <table:table-cell table:number-columns-repeated="2"/>
          <table:table-cell table:formula="of:=[.G75]*INTERNAL_40" office:value-type="float" office:value="0" calcext:value-type="float">
            <text:p>0.00</text:p>
          </table:table-cell>
          <table:table-cell table:formula="of:=[.H75]*EXTERNAL_40" office:value-type="float" office:value="0" calcext:value-type="float">
            <text:p>0.00</text:p>
          </table:table-cell>
          <table:table-cell table:number-columns-repeated="3"/>
          <table:table-cell table:formula="of:=VIA_18*[.K75]+VIA_13*[.L75]+VIA_16*[.M75]" office:value-type="float" office:value="0" calcext:value-type="float">
            <text:p>0</text:p>
          </table:table-cell>
          <table:table-cell table:formula="of:=[.I75]+[.J75]+[.N75]+[.F75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5]-[.P75]" office:value-type="string" office:string-value="" calcext:value-type="error">
            <text:p>#DIV/0!</text:p>
          </table:table-cell>
          <table:table-cell table:formula="of:=([.P75]-([.F75]+[.N75]))" office:value-type="string" office:string-value="" calcext:value-type="error">
            <text:p>#DIV/0!</text:p>
          </table:table-cell>
          <table:table-cell table:formula="of:=[.R75]/INTERNAL_40" office:value-type="string" office:string-value="" calcext:value-type="error">
            <text:p>#DIV/0!</text:p>
          </table:table-cell>
          <table:table-cell table:formula="of:=[.R7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4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6:.E76])" office:value-type="string" office:string-value="" calcext:value-type="error">
            <text:p>#DIV/0!</text:p>
          </table:table-cell>
          <table:table-cell table:number-columns-repeated="2"/>
          <table:table-cell table:formula="of:=[.G76]*INTERNAL_40" office:value-type="float" office:value="0" calcext:value-type="float">
            <text:p>0.00</text:p>
          </table:table-cell>
          <table:table-cell table:formula="of:=[.H76]*EXTERNAL_40" office:value-type="float" office:value="0" calcext:value-type="float">
            <text:p>0.00</text:p>
          </table:table-cell>
          <table:table-cell table:number-columns-repeated="3"/>
          <table:table-cell table:formula="of:=VIA_18*[.K76]+VIA_13*[.L76]+VIA_16*[.M76]" office:value-type="float" office:value="0" calcext:value-type="float">
            <text:p>0</text:p>
          </table:table-cell>
          <table:table-cell table:formula="of:=[.I76]+[.J76]+[.N76]+[.F76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6]-[.P76]" office:value-type="string" office:string-value="" calcext:value-type="error">
            <text:p>#DIV/0!</text:p>
          </table:table-cell>
          <table:table-cell table:formula="of:=([.P76]-([.F76]+[.N76]))" office:value-type="string" office:string-value="" calcext:value-type="error">
            <text:p>#DIV/0!</text:p>
          </table:table-cell>
          <table:table-cell table:formula="of:=[.R76]/INTERNAL_40" office:value-type="string" office:string-value="" calcext:value-type="error">
            <text:p>#DIV/0!</text:p>
          </table:table-cell>
          <table:table-cell table:formula="of:=[.R7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5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7:.E77])" office:value-type="string" office:string-value="" calcext:value-type="error">
            <text:p>#DIV/0!</text:p>
          </table:table-cell>
          <table:table-cell table:number-columns-repeated="2"/>
          <table:table-cell table:formula="of:=[.G77]*INTERNAL_40" office:value-type="float" office:value="0" calcext:value-type="float">
            <text:p>0.00</text:p>
          </table:table-cell>
          <table:table-cell table:formula="of:=[.H77]*EXTERNAL_40" office:value-type="float" office:value="0" calcext:value-type="float">
            <text:p>0.00</text:p>
          </table:table-cell>
          <table:table-cell table:number-columns-repeated="3"/>
          <table:table-cell table:formula="of:=VIA_18*[.K77]+VIA_13*[.L77]+VIA_16*[.M77]" office:value-type="float" office:value="0" calcext:value-type="float">
            <text:p>0</text:p>
          </table:table-cell>
          <table:table-cell table:formula="of:=[.I77]+[.J77]+[.N77]+[.F77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7]-[.P77]" office:value-type="string" office:string-value="" calcext:value-type="error">
            <text:p>#DIV/0!</text:p>
          </table:table-cell>
          <table:table-cell table:formula="of:=([.P77]-([.F77]+[.N77]))" office:value-type="string" office:string-value="" calcext:value-type="error">
            <text:p>#DIV/0!</text:p>
          </table:table-cell>
          <table:table-cell table:formula="of:=[.R77]/INTERNAL_40" office:value-type="string" office:string-value="" calcext:value-type="error">
            <text:p>#DIV/0!</text:p>
          </table:table-cell>
          <table:table-cell table:formula="of:=[.R7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6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8:.E78])" office:value-type="string" office:string-value="" calcext:value-type="error">
            <text:p>#DIV/0!</text:p>
          </table:table-cell>
          <table:table-cell table:number-columns-repeated="2"/>
          <table:table-cell table:formula="of:=[.G78]*INTERNAL_40" office:value-type="float" office:value="0" calcext:value-type="float">
            <text:p>0.00</text:p>
          </table:table-cell>
          <table:table-cell table:formula="of:=[.H78]*EXTERNAL_40" office:value-type="float" office:value="0" calcext:value-type="float">
            <text:p>0.00</text:p>
          </table:table-cell>
          <table:table-cell table:number-columns-repeated="3"/>
          <table:table-cell table:formula="of:=VIA_18*[.K78]+VIA_13*[.L78]+VIA_16*[.M78]" office:value-type="float" office:value="0" calcext:value-type="float">
            <text:p>0</text:p>
          </table:table-cell>
          <table:table-cell table:formula="of:=[.I78]+[.J78]+[.N78]+[.F78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8]-[.P78]" office:value-type="string" office:string-value="" calcext:value-type="error">
            <text:p>#DIV/0!</text:p>
          </table:table-cell>
          <table:table-cell table:formula="of:=([.P78]-([.F78]+[.N78]))" office:value-type="string" office:string-value="" calcext:value-type="error">
            <text:p>#DIV/0!</text:p>
          </table:table-cell>
          <table:table-cell table:formula="of:=[.R78]/INTERNAL_40" office:value-type="string" office:string-value="" calcext:value-type="error">
            <text:p>#DIV/0!</text:p>
          </table:table-cell>
          <table:table-cell table:formula="of:=[.R7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7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9:.E79])" office:value-type="string" office:string-value="" calcext:value-type="error">
            <text:p>#DIV/0!</text:p>
          </table:table-cell>
          <table:table-cell table:number-columns-repeated="2"/>
          <table:table-cell table:formula="of:=[.G79]*INTERNAL_40" office:value-type="float" office:value="0" calcext:value-type="float">
            <text:p>0.00</text:p>
          </table:table-cell>
          <table:table-cell table:formula="of:=[.H79]*EXTERNAL_40" office:value-type="float" office:value="0" calcext:value-type="float">
            <text:p>0.00</text:p>
          </table:table-cell>
          <table:table-cell table:number-columns-repeated="3"/>
          <table:table-cell table:formula="of:=VIA_18*[.K79]+VIA_13*[.L79]+VIA_16*[.M79]" office:value-type="float" office:value="0" calcext:value-type="float">
            <text:p>0</text:p>
          </table:table-cell>
          <table:table-cell table:formula="of:=[.I79]+[.J79]+[.N79]+[.F79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9]-[.P79]" office:value-type="string" office:string-value="" calcext:value-type="error">
            <text:p>#DIV/0!</text:p>
          </table:table-cell>
          <table:table-cell table:formula="of:=([.P79]-([.F79]+[.N79]))" office:value-type="string" office:string-value="" calcext:value-type="error">
            <text:p>#DIV/0!</text:p>
          </table:table-cell>
          <table:table-cell table:formula="of:=[.R79]/INTERNAL_40" office:value-type="string" office:string-value="" calcext:value-type="error">
            <text:p>#DIV/0!</text:p>
          </table:table-cell>
          <table:table-cell table:formula="of:=[.R7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7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80:.E80])" office:value-type="string" office:string-value="" calcext:value-type="error">
            <text:p>#DIV/0!</text:p>
          </table:table-cell>
          <table:table-cell table:number-columns-repeated="2"/>
          <table:table-cell table:formula="of:=[.G80]*INTERNAL_40" office:value-type="float" office:value="0" calcext:value-type="float">
            <text:p>0.00</text:p>
          </table:table-cell>
          <table:table-cell table:formula="of:=[.H80]*EXTERNAL_40" office:value-type="float" office:value="0" calcext:value-type="float">
            <text:p>0.00</text:p>
          </table:table-cell>
          <table:table-cell table:number-columns-repeated="3"/>
          <table:table-cell table:formula="of:=VIA_18*[.K80]+VIA_13*[.L80]+VIA_16*[.M80]" office:value-type="float" office:value="0" calcext:value-type="float">
            <text:p>0</text:p>
          </table:table-cell>
          <table:table-cell table:formula="of:=[.I80]+[.J80]+[.N80]+[.F80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80]-[.P80]" office:value-type="string" office:string-value="" calcext:value-type="error">
            <text:p>#DIV/0!</text:p>
          </table:table-cell>
          <table:table-cell table:formula="of:=([.P80]-([.F80]+[.N80]))" office:value-type="string" office:string-value="" calcext:value-type="error">
            <text:p>#DIV/0!</text:p>
          </table:table-cell>
          <table:table-cell table:formula="of:=[.R80]/INTERNAL_40" office:value-type="string" office:string-value="" calcext:value-type="error">
            <text:p>#DIV/0!</text:p>
          </table:table-cell>
          <table:table-cell table:formula="of:=[.R8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7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81:.E81])" office:value-type="string" office:string-value="" calcext:value-type="error">
            <text:p>#DIV/0!</text:p>
          </table:table-cell>
          <table:table-cell table:number-columns-repeated="2"/>
          <table:table-cell table:formula="of:=[.G81]*INTERNAL_80" office:value-type="float" office:value="0" calcext:value-type="float">
            <text:p>0.00</text:p>
          </table:table-cell>
          <table:table-cell table:formula="of:=[.H81]*EXTERNAL_80" office:value-type="float" office:value="0" calcext:value-type="float">
            <text:p>0.00</text:p>
          </table:table-cell>
          <table:table-cell table:number-columns-repeated="3"/>
          <table:table-cell table:formula="of:=VIA_18*[.K81]+VIA_13*[.L81]+VIA_16*[.M81]" office:value-type="float" office:value="0" calcext:value-type="float">
            <text:p>0</text:p>
          </table:table-cell>
          <table:table-cell table:formula="of:=[.I81]+[.J81]+[.N81]+[.F81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81]-[.P8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4" office:value-type="string" calcext:value-type="string">
            <text:p>M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8.111" calcext:value-type="float">
            <text:p>78.11</text:p>
          </table:table-cell>
          <table:table-cell table:style-name="ce7" office:value-type="float" office:value="78.896" calcext:value-type="float">
            <text:p>78.90</text:p>
          </table:table-cell>
          <table:table-cell table:style-name="ce10" table:formula="of:=AVERAGE([.D82:.E82])" office:value-type="float" office:value="78.5035" calcext:value-type="float">
            <text:p>78.50</text:p>
          </table:table-cell>
          <table:table-cell table:style-name="ce12" table:number-columns-repeated="2"/>
          <table:table-cell table:style-name="ce12" table:formula="of:=[.G82]*INTERNAL_40" office:value-type="float" office:value="0" calcext:value-type="float">
            <text:p>0.00</text:p>
          </table:table-cell>
          <table:table-cell table:style-name="ce12" table:formula="of:=[.H8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2]+VIA_13*[.L82]+VIA_16*[.M82]" office:value-type="float" office:value="0" calcext:value-type="float">
            <text:p>0</text:p>
          </table:table-cell>
          <table:table-cell table:style-name="ce12" table:formula="of:=[.I82]+[.J82]+[.N82]+[.F82]" office:value-type="float" office:value="78.5035" calcext:value-type="float">
            <text:p>78.50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2]-[.P82]" office:value-type="float" office:value="-257.4415" calcext:value-type="float">
            <text:p>-257.44</text:p>
          </table:table-cell>
          <table:table-cell table:formula="of:=([.P82]-([.F82]+[.N82]))" office:value-type="float" office:value="257.4415" calcext:value-type="float">
            <text:p>257.44</text:p>
          </table:table-cell>
          <table:table-cell table:formula="of:=[.R82]/INTERNAL_40" office:value-type="float" office:value="40.8637301587302" calcext:value-type="float">
            <text:p>40.86</text:p>
          </table:table-cell>
          <table:table-cell table:formula="of:=[.R82]/EXTERNAL_40" office:value-type="float" office:value="44.3864655172414" calcext:value-type="float">
            <text:p>44.3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4" office:value-type="string" calcext:value-type="string">
            <text:p>J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3.507" calcext:value-type="float">
            <text:p>113.51</text:p>
          </table:table-cell>
          <table:table-cell table:style-name="ce7" office:value-type="float" office:value="114.647" calcext:value-type="float">
            <text:p>114.65</text:p>
          </table:table-cell>
          <table:table-cell table:style-name="ce10" table:formula="of:=AVERAGE([.D83:.E83])" office:value-type="float" office:value="114.077" calcext:value-type="float">
            <text:p>114.08</text:p>
          </table:table-cell>
          <table:table-cell table:style-name="ce12" table:number-columns-repeated="2"/>
          <table:table-cell table:style-name="ce12" table:formula="of:=[.G83]*INTERNAL_40" office:value-type="float" office:value="0" calcext:value-type="float">
            <text:p>0.00</text:p>
          </table:table-cell>
          <table:table-cell table:style-name="ce12" table:formula="of:=[.H8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3]+VIA_13*[.L83]+VIA_16*[.M83]" office:value-type="float" office:value="0" calcext:value-type="float">
            <text:p>0</text:p>
          </table:table-cell>
          <table:table-cell table:style-name="ce12" table:formula="of:=[.I83]+[.J83]+[.N83]+[.F83]" office:value-type="float" office:value="114.077" calcext:value-type="float">
            <text:p>114.08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3]-[.P83]" office:value-type="float" office:value="-221.868" calcext:value-type="float">
            <text:p>-221.87</text:p>
          </table:table-cell>
          <table:table-cell table:formula="of:=([.P83]-([.F83]+[.N83]))" office:value-type="float" office:value="221.868" calcext:value-type="float">
            <text:p>221.87</text:p>
          </table:table-cell>
          <table:table-cell table:formula="of:=[.R83]/INTERNAL_40" office:value-type="float" office:value="35.2171428571429" calcext:value-type="float">
            <text:p>35.22</text:p>
          </table:table-cell>
          <table:table-cell table:formula="of:=[.R83]/EXTERNAL_40" office:value-type="float" office:value="38.2531034482759" calcext:value-type="float">
            <text:p>38.2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4" office:value-type="string" calcext:value-type="string">
            <text:p>R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5.291" calcext:value-type="float">
            <text:p>105.29</text:p>
          </table:table-cell>
          <table:table-cell table:style-name="ce7" office:value-type="float" office:value="106.349" calcext:value-type="float">
            <text:p>106.35</text:p>
          </table:table-cell>
          <table:table-cell table:style-name="ce10" table:formula="of:=AVERAGE([.D84:.E84])" office:value-type="float" office:value="105.82" calcext:value-type="float">
            <text:p>105.82</text:p>
          </table:table-cell>
          <table:table-cell table:style-name="ce12" table:number-columns-repeated="2"/>
          <table:table-cell table:style-name="ce12" table:formula="of:=[.G84]*INTERNAL_40" office:value-type="float" office:value="0" calcext:value-type="float">
            <text:p>0.00</text:p>
          </table:table-cell>
          <table:table-cell table:style-name="ce12" table:formula="of:=[.H8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4]+VIA_13*[.L84]+VIA_16*[.M84]" office:value-type="float" office:value="0" calcext:value-type="float">
            <text:p>0</text:p>
          </table:table-cell>
          <table:table-cell table:style-name="ce12" table:formula="of:=[.I84]+[.J84]+[.N84]+[.F84]" office:value-type="float" office:value="105.82" calcext:value-type="float">
            <text:p>105.82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4]-[.P84]" office:value-type="float" office:value="-230.125" calcext:value-type="float">
            <text:p>-230.13</text:p>
          </table:table-cell>
          <table:table-cell table:formula="of:=([.P84]-([.F84]+[.N84]))" office:value-type="float" office:value="230.125" calcext:value-type="float">
            <text:p>230.13</text:p>
          </table:table-cell>
          <table:table-cell table:formula="of:=[.R84]/INTERNAL_40" office:value-type="float" office:value="36.5277777777778" calcext:value-type="float">
            <text:p>36.53</text:p>
          </table:table-cell>
          <table:table-cell table:formula="of:=[.R84]/EXTERNAL_40" office:value-type="float" office:value="39.676724137931" calcext:value-type="float">
            <text:p>39.6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4" office:value-type="string" calcext:value-type="string">
            <text:p>J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4.541" calcext:value-type="float">
            <text:p>104.54</text:p>
          </table:table-cell>
          <table:table-cell table:style-name="ce7" office:value-type="float" office:value="105.591" calcext:value-type="float">
            <text:p>105.59</text:p>
          </table:table-cell>
          <table:table-cell table:style-name="ce10" table:formula="of:=AVERAGE([.D85:.E85])" office:value-type="float" office:value="105.066" calcext:value-type="float">
            <text:p>105.07</text:p>
          </table:table-cell>
          <table:table-cell table:style-name="ce12" table:number-columns-repeated="2"/>
          <table:table-cell table:style-name="ce12" table:formula="of:=[.G85]*INTERNAL_40" office:value-type="float" office:value="0" calcext:value-type="float">
            <text:p>0.00</text:p>
          </table:table-cell>
          <table:table-cell table:style-name="ce12" table:formula="of:=[.H8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5]+VIA_13*[.L85]+VIA_16*[.M85]" office:value-type="float" office:value="0" calcext:value-type="float">
            <text:p>0</text:p>
          </table:table-cell>
          <table:table-cell table:style-name="ce12" table:formula="of:=[.I85]+[.J85]+[.N85]+[.F85]" office:value-type="float" office:value="105.066" calcext:value-type="float">
            <text:p>105.0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5]-[.P85]" office:value-type="float" office:value="-230.879" calcext:value-type="float">
            <text:p>-230.88</text:p>
          </table:table-cell>
          <table:table-cell table:formula="of:=([.P85]-([.F85]+[.N85]))" office:value-type="float" office:value="230.879" calcext:value-type="float">
            <text:p>230.88</text:p>
          </table:table-cell>
          <table:table-cell table:formula="of:=[.R85]/INTERNAL_40" office:value-type="float" office:value="36.6474603174603" calcext:value-type="float">
            <text:p>36.65</text:p>
          </table:table-cell>
          <table:table-cell table:formula="of:=[.R85]/EXTERNAL_40" office:value-type="float" office:value="39.806724137931" calcext:value-type="float">
            <text:p>39.8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office:value-type="string" calcext:value-type="string">
            <text:p>J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7.456" calcext:value-type="float">
            <text:p>107.46</text:p>
          </table:table-cell>
          <table:table-cell table:style-name="ce7" office:value-type="float" office:value="108.536" calcext:value-type="float">
            <text:p>108.54</text:p>
          </table:table-cell>
          <table:table-cell table:style-name="ce10" table:formula="of:=AVERAGE([.D86:.E86])" office:value-type="float" office:value="107.996" calcext:value-type="float">
            <text:p>108.00</text:p>
          </table:table-cell>
          <table:table-cell table:style-name="ce12" table:number-columns-repeated="2"/>
          <table:table-cell table:style-name="ce12" table:formula="of:=[.G86]*INTERNAL_40" office:value-type="float" office:value="0" calcext:value-type="float">
            <text:p>0.00</text:p>
          </table:table-cell>
          <table:table-cell table:style-name="ce12" table:formula="of:=[.H8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6]+VIA_13*[.L86]+VIA_16*[.M86]" office:value-type="float" office:value="0" calcext:value-type="float">
            <text:p>0</text:p>
          </table:table-cell>
          <table:table-cell table:style-name="ce12" table:formula="of:=[.I86]+[.J86]+[.N86]+[.F86]" office:value-type="float" office:value="107.996" calcext:value-type="float">
            <text:p>108.00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6]-[.P86]" office:value-type="float" office:value="-227.949" calcext:value-type="float">
            <text:p>-227.95</text:p>
          </table:table-cell>
          <table:table-cell table:formula="of:=([.P86]-([.F86]+[.N86]))" office:value-type="float" office:value="227.949" calcext:value-type="float">
            <text:p>227.95</text:p>
          </table:table-cell>
          <table:table-cell table:formula="of:=[.R86]/INTERNAL_40" office:value-type="float" office:value="36.182380952381" calcext:value-type="float">
            <text:p>36.18</text:p>
          </table:table-cell>
          <table:table-cell table:formula="of:=[.R86]/EXTERNAL_40" office:value-type="float" office:value="39.3015517241379" calcext:value-type="float">
            <text:p>39.3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 office:value-type="string" calcext:value-type="string">
            <text:p>H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9.592" calcext:value-type="float">
            <text:p>109.59</text:p>
          </table:table-cell>
          <table:table-cell table:style-name="ce7" office:value-type="float" office:value="110.694" calcext:value-type="float">
            <text:p>110.69</text:p>
          </table:table-cell>
          <table:table-cell table:style-name="ce10" table:formula="of:=AVERAGE([.D87:.E87])" office:value-type="float" office:value="110.143" calcext:value-type="float">
            <text:p>110.14</text:p>
          </table:table-cell>
          <table:table-cell table:style-name="ce12" table:number-columns-repeated="2"/>
          <table:table-cell table:style-name="ce12" table:formula="of:=[.G87]*INTERNAL_40" office:value-type="float" office:value="0" calcext:value-type="float">
            <text:p>0.00</text:p>
          </table:table-cell>
          <table:table-cell table:style-name="ce12" table:formula="of:=[.H8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7]+VIA_13*[.L87]+VIA_16*[.M87]" office:value-type="float" office:value="0" calcext:value-type="float">
            <text:p>0</text:p>
          </table:table-cell>
          <table:table-cell table:style-name="ce12" table:formula="of:=[.I87]+[.J87]+[.N87]+[.F87]" office:value-type="float" office:value="110.143" calcext:value-type="float">
            <text:p>110.14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7]-[.P87]" office:value-type="float" office:value="-225.802" calcext:value-type="float">
            <text:p>-225.80</text:p>
          </table:table-cell>
          <table:table-cell table:formula="of:=([.P87]-([.F87]+[.N87]))" office:value-type="float" office:value="225.802" calcext:value-type="float">
            <text:p>225.80</text:p>
          </table:table-cell>
          <table:table-cell table:formula="of:=[.R87]/INTERNAL_40" office:value-type="float" office:value="35.8415873015873" calcext:value-type="float">
            <text:p>35.84</text:p>
          </table:table-cell>
          <table:table-cell table:formula="of:=[.R87]/EXTERNAL_40" office:value-type="float" office:value="38.9313793103448" calcext:value-type="float">
            <text:p>38.9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4" office:value-type="string" calcext:value-type="string">
            <text:p>H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7.436" calcext:value-type="float">
            <text:p>107.44</text:p>
          </table:table-cell>
          <table:table-cell table:style-name="ce7" office:value-type="float" office:value="108.516" calcext:value-type="float">
            <text:p>108.52</text:p>
          </table:table-cell>
          <table:table-cell table:style-name="ce10" table:formula="of:=AVERAGE([.D88:.E88])" office:value-type="float" office:value="107.976" calcext:value-type="float">
            <text:p>107.98</text:p>
          </table:table-cell>
          <table:table-cell table:style-name="ce12" table:number-columns-repeated="2"/>
          <table:table-cell table:style-name="ce12" table:formula="of:=[.G88]*INTERNAL_40" office:value-type="float" office:value="0" calcext:value-type="float">
            <text:p>0.00</text:p>
          </table:table-cell>
          <table:table-cell table:style-name="ce12" table:formula="of:=[.H8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8]+VIA_13*[.L88]+VIA_16*[.M88]" office:value-type="float" office:value="0" calcext:value-type="float">
            <text:p>0</text:p>
          </table:table-cell>
          <table:table-cell table:style-name="ce12" table:formula="of:=[.I88]+[.J88]+[.N88]+[.F88]" office:value-type="float" office:value="107.976" calcext:value-type="float">
            <text:p>107.98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8]-[.P88]" office:value-type="float" office:value="-227.969" calcext:value-type="float">
            <text:p>-227.97</text:p>
          </table:table-cell>
          <table:table-cell table:formula="of:=([.P88]-([.F88]+[.N88]))" office:value-type="float" office:value="227.969" calcext:value-type="float">
            <text:p>227.97</text:p>
          </table:table-cell>
          <table:table-cell table:formula="of:=[.R88]/INTERNAL_40" office:value-type="float" office:value="36.1855555555555" calcext:value-type="float">
            <text:p>36.19</text:p>
          </table:table-cell>
          <table:table-cell table:formula="of:=[.R88]/EXTERNAL_40" office:value-type="float" office:value="39.305" calcext:value-type="float">
            <text:p>39.3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4" office:value-type="string" calcext:value-type="string">
            <text:p>R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4.39" calcext:value-type="float">
            <text:p>74.39</text:p>
          </table:table-cell>
          <table:table-cell table:style-name="ce7" office:value-type="float" office:value="75.138" calcext:value-type="float">
            <text:p>75.14</text:p>
          </table:table-cell>
          <table:table-cell table:style-name="ce10" table:formula="of:=AVERAGE([.D89:.E89])" office:value-type="float" office:value="74.764" calcext:value-type="float">
            <text:p>74.76</text:p>
          </table:table-cell>
          <table:table-cell table:style-name="ce12" table:number-columns-repeated="2"/>
          <table:table-cell table:style-name="ce12" table:formula="of:=[.G89]*INTERNAL_40" office:value-type="float" office:value="0" calcext:value-type="float">
            <text:p>0.00</text:p>
          </table:table-cell>
          <table:table-cell table:style-name="ce12" table:formula="of:=[.H8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9]+VIA_13*[.L89]+VIA_16*[.M89]" office:value-type="float" office:value="0" calcext:value-type="float">
            <text:p>0</text:p>
          </table:table-cell>
          <table:table-cell table:style-name="ce12" table:formula="of:=[.I89]+[.J89]+[.N89]+[.F89]" office:value-type="float" office:value="74.764" calcext:value-type="float">
            <text:p>74.76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9]-[.P89]" office:value-type="float" office:value="-261.181" calcext:value-type="float">
            <text:p>-261.18</text:p>
          </table:table-cell>
          <table:table-cell table:formula="of:=([.P89]-([.F89]+[.N89]))" office:value-type="float" office:value="261.181" calcext:value-type="float">
            <text:p>261.18</text:p>
          </table:table-cell>
          <table:table-cell table:formula="of:=[.R89]/INTERNAL_40" office:value-type="float" office:value="41.4573015873016" calcext:value-type="float">
            <text:p>41.46</text:p>
          </table:table-cell>
          <table:table-cell table:formula="of:=[.R89]/EXTERNAL_40" office:value-type="float" office:value="45.0312068965517" calcext:value-type="float">
            <text:p>45.0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4" office:value-type="string" calcext:value-type="string">
            <text:p>G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3.056" calcext:value-type="float">
            <text:p>123.06</text:p>
          </table:table-cell>
          <table:table-cell table:style-name="ce7" office:value-type="float" office:value="124.292" calcext:value-type="float">
            <text:p>124.29</text:p>
          </table:table-cell>
          <table:table-cell table:style-name="ce10" table:formula="of:=AVERAGE([.D90:.E90])" office:value-type="float" office:value="123.674" calcext:value-type="float">
            <text:p>123.67</text:p>
          </table:table-cell>
          <table:table-cell table:style-name="ce12" table:number-columns-repeated="2"/>
          <table:table-cell table:style-name="ce12" table:formula="of:=[.G90]*INTERNAL_40" office:value-type="float" office:value="0" calcext:value-type="float">
            <text:p>0.00</text:p>
          </table:table-cell>
          <table:table-cell table:style-name="ce12" table:formula="of:=[.H9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0]+VIA_13*[.L90]+VIA_16*[.M90]" office:value-type="float" office:value="0" calcext:value-type="float">
            <text:p>0</text:p>
          </table:table-cell>
          <table:table-cell table:style-name="ce12" table:formula="of:=[.I90]+[.J90]+[.N90]+[.F90]" office:value-type="float" office:value="123.674" calcext:value-type="float">
            <text:p>123.6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0]-[.P90]" office:value-type="float" office:value="-212.271" calcext:value-type="float">
            <text:p>-212.27</text:p>
          </table:table-cell>
          <table:table-cell table:formula="of:=([.P90]-([.F90]+[.N90]))" office:value-type="float" office:value="212.271" calcext:value-type="float">
            <text:p>212.27</text:p>
          </table:table-cell>
          <table:table-cell table:formula="of:=[.R90]/INTERNAL_40" office:value-type="float" office:value="33.6938095238095" calcext:value-type="float">
            <text:p>33.69</text:p>
          </table:table-cell>
          <table:table-cell table:formula="of:=[.R90]/EXTERNAL_40" office:value-type="float" office:value="36.5984482758621" calcext:value-type="float">
            <text:p>36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9</text:p>
          </table:table-cell>
          <table:table-cell table:style-name="ce4" office:value-type="string" calcext:value-type="string">
            <text:p>G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1.778" calcext:value-type="float">
            <text:p>121.78</text:p>
          </table:table-cell>
          <table:table-cell table:style-name="ce7" office:value-type="float" office:value="123.002" calcext:value-type="float">
            <text:p>123.00</text:p>
          </table:table-cell>
          <table:table-cell table:style-name="ce10" table:formula="of:=AVERAGE([.D91:.E91])" office:value-type="float" office:value="122.39" calcext:value-type="float">
            <text:p>122.39</text:p>
          </table:table-cell>
          <table:table-cell table:style-name="ce12" table:number-columns-repeated="2"/>
          <table:table-cell table:style-name="ce12" table:formula="of:=[.G91]*INTERNAL_40" office:value-type="float" office:value="0" calcext:value-type="float">
            <text:p>0.00</text:p>
          </table:table-cell>
          <table:table-cell table:style-name="ce12" table:formula="of:=[.H91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1]+VIA_13*[.L91]+VIA_16*[.M91]" office:value-type="float" office:value="0" calcext:value-type="float">
            <text:p>0</text:p>
          </table:table-cell>
          <table:table-cell table:style-name="ce12" table:formula="of:=[.I91]+[.J91]+[.N91]+[.F91]" office:value-type="float" office:value="122.39" calcext:value-type="float">
            <text:p>122.39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1]-[.P91]" office:value-type="float" office:value="-213.555" calcext:value-type="float">
            <text:p>-213.56</text:p>
          </table:table-cell>
          <table:table-cell table:formula="of:=([.P91]-([.F91]+[.N91]))" office:value-type="float" office:value="213.555" calcext:value-type="float">
            <text:p>213.56</text:p>
          </table:table-cell>
          <table:table-cell table:formula="of:=[.R91]/INTERNAL_40" office:value-type="float" office:value="33.8976190476191" calcext:value-type="float">
            <text:p>33.90</text:p>
          </table:table-cell>
          <table:table-cell table:formula="of:=[.R91]/EXTERNAL_40" office:value-type="float" office:value="36.8198275862069" calcext:value-type="float">
            <text:p>36.8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4" office:value-type="string" calcext:value-type="string">
            <text:p>K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1.317" calcext:value-type="float">
            <text:p>111.32</text:p>
          </table:table-cell>
          <table:table-cell table:style-name="ce7" office:value-type="float" office:value="112.435" calcext:value-type="float">
            <text:p>112.44</text:p>
          </table:table-cell>
          <table:table-cell table:style-name="ce10" table:formula="of:=AVERAGE([.D92:.E92])" office:value-type="float" office:value="111.876" calcext:value-type="float">
            <text:p>111.88</text:p>
          </table:table-cell>
          <table:table-cell table:style-name="ce12" table:number-columns-repeated="2"/>
          <table:table-cell table:style-name="ce12" table:formula="of:=[.G92]*INTERNAL_40" office:value-type="float" office:value="0" calcext:value-type="float">
            <text:p>0.00</text:p>
          </table:table-cell>
          <table:table-cell table:style-name="ce12" table:formula="of:=[.H9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2]+VIA_13*[.L92]+VIA_16*[.M92]" office:value-type="float" office:value="0" calcext:value-type="float">
            <text:p>0</text:p>
          </table:table-cell>
          <table:table-cell table:style-name="ce12" table:formula="of:=[.I92]+[.J92]+[.N92]+[.F92]" office:value-type="float" office:value="111.876" calcext:value-type="float">
            <text:p>111.88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2]-[.P92]" office:value-type="float" office:value="-224.069" calcext:value-type="float">
            <text:p>-224.07</text:p>
          </table:table-cell>
          <table:table-cell table:formula="of:=([.P92]-([.F92]+[.N92]))" office:value-type="float" office:value="224.069" calcext:value-type="float">
            <text:p>224.07</text:p>
          </table:table-cell>
          <table:table-cell table:formula="of:=[.R92]/INTERNAL_40" office:value-type="float" office:value="35.5665079365079" calcext:value-type="float">
            <text:p>35.57</text:p>
          </table:table-cell>
          <table:table-cell table:formula="of:=[.R92]/EXTERNAL_40" office:value-type="float" office:value="38.6325862068965" calcext:value-type="float">
            <text:p>38.6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1</text:p>
          </table:table-cell>
          <table:table-cell table:style-name="ce4" office:value-type="string" calcext:value-type="string">
            <text:p>P1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0.825" calcext:value-type="float">
            <text:p>80.83</text:p>
          </table:table-cell>
          <table:table-cell table:style-name="ce7" office:value-type="float" office:value="81.637" calcext:value-type="float">
            <text:p>81.64</text:p>
          </table:table-cell>
          <table:table-cell table:style-name="ce10" table:formula="of:=AVERAGE([.D93:.E93])" office:value-type="float" office:value="81.231" calcext:value-type="float">
            <text:p>81.23</text:p>
          </table:table-cell>
          <table:table-cell table:style-name="ce12" table:number-columns-repeated="2"/>
          <table:table-cell table:style-name="ce12" table:formula="of:=[.G93]*INTERNAL_40" office:value-type="float" office:value="0" calcext:value-type="float">
            <text:p>0.00</text:p>
          </table:table-cell>
          <table:table-cell table:style-name="ce12" table:formula="of:=[.H9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3]+VIA_13*[.L93]+VIA_16*[.M93]" office:value-type="float" office:value="0" calcext:value-type="float">
            <text:p>0</text:p>
          </table:table-cell>
          <table:table-cell table:style-name="ce12" table:formula="of:=[.I93]+[.J93]+[.N93]+[.F93]" office:value-type="float" office:value="81.231" calcext:value-type="float">
            <text:p>81.23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3]-[.P93]" office:value-type="float" office:value="-254.714" calcext:value-type="float">
            <text:p>-254.71</text:p>
          </table:table-cell>
          <table:table-cell table:formula="of:=([.P93]-([.F93]+[.N93]))" office:value-type="float" office:value="254.714" calcext:value-type="float">
            <text:p>254.71</text:p>
          </table:table-cell>
          <table:table-cell table:formula="of:=[.R93]/INTERNAL_40" office:value-type="float" office:value="40.4307936507937" calcext:value-type="float">
            <text:p>40.43</text:p>
          </table:table-cell>
          <table:table-cell table:formula="of:=[.R93]/EXTERNAL_40" office:value-type="float" office:value="43.9162068965517" calcext:value-type="float">
            <text:p>43.9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2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526" calcext:value-type="float">
            <text:p>124.53</text:p>
          </table:table-cell>
          <table:table-cell table:style-name="ce7" office:value-type="float" office:value="125.778" calcext:value-type="float">
            <text:p>125.78</text:p>
          </table:table-cell>
          <table:table-cell table:style-name="ce10" table:formula="of:=AVERAGE([.D94:.E94])" office:value-type="float" office:value="125.152" calcext:value-type="float">
            <text:p>125.15</text:p>
          </table:table-cell>
          <table:table-cell table:style-name="ce12" table:number-columns-repeated="2"/>
          <table:table-cell table:style-name="ce12" table:formula="of:=[.G94]*INTERNAL_40" office:value-type="float" office:value="0" calcext:value-type="float">
            <text:p>0.00</text:p>
          </table:table-cell>
          <table:table-cell table:style-name="ce12" table:formula="of:=[.H9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4]+VIA_13*[.L94]+VIA_16*[.M94]" office:value-type="float" office:value="0" calcext:value-type="float">
            <text:p>0</text:p>
          </table:table-cell>
          <table:table-cell table:style-name="ce12" table:formula="of:=[.I94]+[.J94]+[.N94]+[.F94]" office:value-type="float" office:value="125.152" calcext:value-type="float">
            <text:p>125.15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4]-[.P94]" office:value-type="float" office:value="-210.793" calcext:value-type="float">
            <text:p>-210.79</text:p>
          </table:table-cell>
          <table:table-cell table:formula="of:=([.P94]-([.F94]+[.N94]))" office:value-type="float" office:value="210.793" calcext:value-type="float">
            <text:p>210.79</text:p>
          </table:table-cell>
          <table:table-cell table:formula="of:=[.R94]/INTERNAL_40" office:value-type="float" office:value="33.4592063492064" calcext:value-type="float">
            <text:p>33.46</text:p>
          </table:table-cell>
          <table:table-cell table:formula="of:=[.R94]/EXTERNAL_40" office:value-type="float" office:value="36.3436206896552" calcext:value-type="float">
            <text:p>36.3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4" office:value-type="string" calcext:value-type="string">
            <text:p>P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2.137" calcext:value-type="float">
            <text:p>112.14</text:p>
          </table:table-cell>
          <table:table-cell table:style-name="ce7" office:value-type="float" office:value="113.265" calcext:value-type="float">
            <text:p>113.27</text:p>
          </table:table-cell>
          <table:table-cell table:style-name="ce10" table:formula="of:=AVERAGE([.D95:.E95])" office:value-type="float" office:value="112.701" calcext:value-type="float">
            <text:p>112.70</text:p>
          </table:table-cell>
          <table:table-cell table:style-name="ce12" table:number-columns-repeated="2"/>
          <table:table-cell table:style-name="ce12" table:formula="of:=[.G95]*INTERNAL_40" office:value-type="float" office:value="0" calcext:value-type="float">
            <text:p>0.00</text:p>
          </table:table-cell>
          <table:table-cell table:style-name="ce12" table:formula="of:=[.H9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5]+VIA_13*[.L95]+VIA_16*[.M95]" office:value-type="float" office:value="0" calcext:value-type="float">
            <text:p>0</text:p>
          </table:table-cell>
          <table:table-cell table:style-name="ce12" table:formula="of:=[.I95]+[.J95]+[.N95]+[.F95]" office:value-type="float" office:value="112.701" calcext:value-type="float">
            <text:p>112.70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5]-[.P95]" office:value-type="float" office:value="-223.244" calcext:value-type="float">
            <text:p>-223.24</text:p>
          </table:table-cell>
          <table:table-cell table:formula="of:=([.P95]-([.F95]+[.N95]))" office:value-type="float" office:value="223.244" calcext:value-type="float">
            <text:p>223.24</text:p>
          </table:table-cell>
          <table:table-cell table:formula="of:=[.R95]/INTERNAL_40" office:value-type="float" office:value="35.4355555555556" calcext:value-type="float">
            <text:p>35.44</text:p>
          </table:table-cell>
          <table:table-cell table:formula="of:=[.R95]/EXTERNAL_40" office:value-type="float" office:value="38.4903448275862" calcext:value-type="float">
            <text:p>38.4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4</text:p>
          </table:table-cell>
          <table:table-cell table:style-name="ce4" office:value-type="string" calcext:value-type="string">
            <text:p>P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5.589" calcext:value-type="float">
            <text:p>85.59</text:p>
          </table:table-cell>
          <table:table-cell table:style-name="ce7" office:value-type="float" office:value="86.449" calcext:value-type="float">
            <text:p>86.45</text:p>
          </table:table-cell>
          <table:table-cell table:style-name="ce10" table:formula="of:=AVERAGE([.D96:.E96])" office:value-type="float" office:value="86.019" calcext:value-type="float">
            <text:p>86.02</text:p>
          </table:table-cell>
          <table:table-cell table:style-name="ce12" table:number-columns-repeated="2"/>
          <table:table-cell table:style-name="ce12" table:formula="of:=[.G96]*INTERNAL_40" office:value-type="float" office:value="0" calcext:value-type="float">
            <text:p>0.00</text:p>
          </table:table-cell>
          <table:table-cell table:style-name="ce12" table:formula="of:=[.H9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6]+VIA_13*[.L96]+VIA_16*[.M96]" office:value-type="float" office:value="0" calcext:value-type="float">
            <text:p>0</text:p>
          </table:table-cell>
          <table:table-cell table:style-name="ce12" table:formula="of:=[.I96]+[.J96]+[.N96]+[.F96]" office:value-type="float" office:value="86.019" calcext:value-type="float">
            <text:p>86.02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6]-[.P96]" office:value-type="float" office:value="-249.926" calcext:value-type="float">
            <text:p>-249.93</text:p>
          </table:table-cell>
          <table:table-cell table:formula="of:=([.P96]-([.F96]+[.N96]))" office:value-type="float" office:value="249.926" calcext:value-type="float">
            <text:p>249.93</text:p>
          </table:table-cell>
          <table:table-cell table:formula="of:=[.R96]/INTERNAL_40" office:value-type="float" office:value="39.6707936507936" calcext:value-type="float">
            <text:p>39.67</text:p>
          </table:table-cell>
          <table:table-cell table:formula="of:=[.R96]/EXTERNAL_40" office:value-type="float" office:value="43.0906896551724" calcext:value-type="float">
            <text:p>43.0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5</text:p>
          </table:table-cell>
          <table:table-cell table:style-name="ce4" office:value-type="string" calcext:value-type="string">
            <text:p>P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6.017" calcext:value-type="float">
            <text:p>106.02</text:p>
          </table:table-cell>
          <table:table-cell table:style-name="ce7" office:value-type="float" office:value="107.083" calcext:value-type="float">
            <text:p>107.08</text:p>
          </table:table-cell>
          <table:table-cell table:style-name="ce10" table:formula="of:=AVERAGE([.D97:.E97])" office:value-type="float" office:value="106.55" calcext:value-type="float">
            <text:p>106.55</text:p>
          </table:table-cell>
          <table:table-cell table:style-name="ce12" table:number-columns-repeated="2"/>
          <table:table-cell table:style-name="ce12" table:formula="of:=[.G97]*INTERNAL_40" office:value-type="float" office:value="0" calcext:value-type="float">
            <text:p>0.00</text:p>
          </table:table-cell>
          <table:table-cell table:style-name="ce12" table:formula="of:=[.H9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7]+VIA_13*[.L97]+VIA_16*[.M97]" office:value-type="float" office:value="0" calcext:value-type="float">
            <text:p>0</text:p>
          </table:table-cell>
          <table:table-cell table:style-name="ce12" table:formula="of:=[.I97]+[.J97]+[.N97]+[.F97]" office:value-type="float" office:value="106.55" calcext:value-type="float">
            <text:p>106.55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7]-[.P97]" office:value-type="float" office:value="-229.395" calcext:value-type="float">
            <text:p>-229.40</text:p>
          </table:table-cell>
          <table:table-cell table:formula="of:=([.P97]-([.F97]+[.N97]))" office:value-type="float" office:value="229.395" calcext:value-type="float">
            <text:p>229.40</text:p>
          </table:table-cell>
          <table:table-cell table:formula="of:=[.R97]/INTERNAL_40" office:value-type="float" office:value="36.4119047619048" calcext:value-type="float">
            <text:p>36.41</text:p>
          </table:table-cell>
          <table:table-cell table:formula="of:=[.R97]/EXTERNAL_40" office:value-type="float" office:value="39.5508620689655" calcext:value-type="float">
            <text:p>39.5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0</text:p>
          </table:table-cell>
          <table:table-cell table:style-name="ce4" office:value-type="string" calcext:value-type="string">
            <text:p>K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2.651" calcext:value-type="float">
            <text:p>112.65</text:p>
          </table:table-cell>
          <table:table-cell table:style-name="ce7" office:value-type="float" office:value="113.783" calcext:value-type="float">
            <text:p>113.78</text:p>
          </table:table-cell>
          <table:table-cell table:style-name="ce10" table:formula="of:=AVERAGE([.D98:.E98])" office:value-type="float" office:value="113.217" calcext:value-type="float">
            <text:p>113.22</text:p>
          </table:table-cell>
          <table:table-cell table:style-name="ce12" table:number-columns-repeated="2"/>
          <table:table-cell table:style-name="ce12" table:formula="of:=[.G98]*INTERNAL_40" office:value-type="float" office:value="0" calcext:value-type="float">
            <text:p>0.00</text:p>
          </table:table-cell>
          <table:table-cell table:style-name="ce12" table:formula="of:=[.H9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8]+VIA_13*[.L98]+VIA_16*[.M98]" office:value-type="float" office:value="0" calcext:value-type="float">
            <text:p>0</text:p>
          </table:table-cell>
          <table:table-cell table:style-name="ce12" table:formula="of:=[.I98]+[.J98]+[.N98]+[.F98]" office:value-type="float" office:value="113.217" calcext:value-type="float">
            <text:p>113.22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8]-[.P98]" office:value-type="float" office:value="-222.728" calcext:value-type="float">
            <text:p>-222.73</text:p>
          </table:table-cell>
          <table:table-cell table:formula="of:=([.P98]-([.F98]+[.N98]))" office:value-type="float" office:value="222.728" calcext:value-type="float">
            <text:p>222.73</text:p>
          </table:table-cell>
          <table:table-cell table:formula="of:=[.R98]/INTERNAL_40" office:value-type="float" office:value="35.3536507936508" calcext:value-type="float">
            <text:p>35.35</text:p>
          </table:table-cell>
          <table:table-cell table:formula="of:=[.R98]/EXTERNAL_40" office:value-type="float" office:value="38.4013793103448" calcext:value-type="float">
            <text:p>38.4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1</text:p>
          </table:table-cell>
          <table:table-cell table:style-name="ce4" office:value-type="string" calcext:value-type="string">
            <text:p>N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3.67" calcext:value-type="float">
            <text:p>63.67</text:p>
          </table:table-cell>
          <table:table-cell table:style-name="ce7" office:value-type="float" office:value="64.309" calcext:value-type="float">
            <text:p>64.31</text:p>
          </table:table-cell>
          <table:table-cell table:style-name="ce10" table:formula="of:=AVERAGE([.D99:.E99])" office:value-type="float" office:value="63.9895" calcext:value-type="float">
            <text:p>63.99</text:p>
          </table:table-cell>
          <table:table-cell table:style-name="ce12" table:number-columns-repeated="2"/>
          <table:table-cell table:style-name="ce12" table:formula="of:=[.G99]*INTERNAL_40" office:value-type="float" office:value="0" calcext:value-type="float">
            <text:p>0.00</text:p>
          </table:table-cell>
          <table:table-cell table:style-name="ce12" table:formula="of:=[.H9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9]+VIA_13*[.L99]+VIA_16*[.M99]" office:value-type="float" office:value="0" calcext:value-type="float">
            <text:p>0</text:p>
          </table:table-cell>
          <table:table-cell table:style-name="ce12" table:formula="of:=[.I99]+[.J99]+[.N99]+[.F99]" office:value-type="float" office:value="63.9895" calcext:value-type="float">
            <text:p>63.99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9]-[.P99]" office:value-type="float" office:value="-271.9555" calcext:value-type="float">
            <text:p>-271.96</text:p>
          </table:table-cell>
          <table:table-cell table:formula="of:=([.P99]-([.F99]+[.N99]))" office:value-type="float" office:value="271.9555" calcext:value-type="float">
            <text:p>271.96</text:p>
          </table:table-cell>
          <table:table-cell table:formula="of:=[.R99]/INTERNAL_40" office:value-type="float" office:value="43.1675396825397" calcext:value-type="float">
            <text:p>43.17</text:p>
          </table:table-cell>
          <table:table-cell table:formula="of:=[.R99]/EXTERNAL_40" office:value-type="float" office:value="46.8888793103448" calcext:value-type="float">
            <text:p>46.8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2</text:p>
          </table:table-cell>
          <table:table-cell table:style-name="ce4" office:value-type="string" calcext:value-type="string">
            <text:p>E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358" calcext:value-type="float">
            <text:p>139.36</text:p>
          </table:table-cell>
          <table:table-cell table:style-name="ce7" office:value-type="float" office:value="140.758" calcext:value-type="float">
            <text:p>140.76</text:p>
          </table:table-cell>
          <table:table-cell table:style-name="ce10" table:formula="of:=AVERAGE([.D100:.E100])" office:value-type="float" office:value="140.058" calcext:value-type="float">
            <text:p>140.06</text:p>
          </table:table-cell>
          <table:table-cell table:style-name="ce12" table:number-columns-repeated="2"/>
          <table:table-cell table:style-name="ce12" table:formula="of:=[.G100]*INTERNAL_40" office:value-type="float" office:value="0" calcext:value-type="float">
            <text:p>0.00</text:p>
          </table:table-cell>
          <table:table-cell table:style-name="ce12" table:formula="of:=[.H10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0]+VIA_13*[.L100]+VIA_16*[.M100]" office:value-type="float" office:value="0" calcext:value-type="float">
            <text:p>0</text:p>
          </table:table-cell>
          <table:table-cell table:style-name="ce12" table:formula="of:=[.I100]+[.J100]+[.N100]+[.F100]" office:value-type="float" office:value="140.058" calcext:value-type="float">
            <text:p>140.06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0]-[.P100]" office:value-type="float" office:value="-195.887" calcext:value-type="float">
            <text:p>-195.89</text:p>
          </table:table-cell>
          <table:table-cell table:formula="of:=([.P100]-([.F100]+[.N100]))" office:value-type="float" office:value="195.887" calcext:value-type="float">
            <text:p>195.89</text:p>
          </table:table-cell>
          <table:table-cell table:formula="of:=[.R100]/INTERNAL_40" office:value-type="float" office:value="31.0931746031746" calcext:value-type="float">
            <text:p>31.09</text:p>
          </table:table-cell>
          <table:table-cell table:formula="of:=[.R100]/EXTERNAL_40" office:value-type="float" office:value="33.7736206896552" calcext:value-type="float">
            <text:p>33.7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ST#</text:p>
          </table:table-cell>
          <table:table-cell table:style-name="ce4" office:value-type="string" calcext:value-type="string">
            <text:p>N1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9.564" calcext:value-type="float">
            <text:p>79.56</text:p>
          </table:table-cell>
          <table:table-cell table:style-name="ce7" office:value-type="float" office:value="80.364" calcext:value-type="float">
            <text:p>80.36</text:p>
          </table:table-cell>
          <table:table-cell table:style-name="ce10" table:formula="of:=AVERAGE([.D101:.E101])" office:value-type="float" office:value="79.964" calcext:value-type="float">
            <text:p>79.96</text:p>
          </table:table-cell>
          <table:table-cell table:style-name="ce12" table:number-columns-repeated="2"/>
          <table:table-cell table:style-name="ce12" table:formula="of:=[.G101]*INTERNAL_40" office:value-type="float" office:value="0" calcext:value-type="float">
            <text:p>0.00</text:p>
          </table:table-cell>
          <table:table-cell table:style-name="ce12" table:formula="of:=[.H101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1]+VIA_13*[.L101]+VIA_16*[.M101]" office:value-type="float" office:value="0" calcext:value-type="float">
            <text:p>0</text:p>
          </table:table-cell>
          <table:table-cell table:style-name="ce12" table:formula="of:=[.I101]+[.J101]+[.N101]+[.F101]" office:value-type="float" office:value="79.964" calcext:value-type="float">
            <text:p>79.96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1]-[.P101]" office:value-type="float" office:value="-255.981" calcext:value-type="float">
            <text:p>-255.98</text:p>
          </table:table-cell>
          <table:table-cell table:formula="of:=([.P101]-([.F101]+[.N101]))" office:value-type="float" office:value="255.981" calcext:value-type="float">
            <text:p>255.98</text:p>
          </table:table-cell>
          <table:table-cell table:formula="of:=[.R101]/INTERNAL_40" office:value-type="float" office:value="40.6319047619048" calcext:value-type="float">
            <text:p>40.63</text:p>
          </table:table-cell>
          <table:table-cell table:formula="of:=[.R101]/EXTERNAL_40" office:value-type="float" office:value="44.1346551724138" calcext:value-type="float">
            <text:p>44.1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0</text:p>
          </table:table-cell>
          <table:table-cell table:style-name="ce4" office:value-type="string" calcext:value-type="string">
            <text:p>E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7.028" calcext:value-type="float">
            <text:p>127.03</text:p>
          </table:table-cell>
          <table:table-cell table:style-name="ce7" office:value-type="float" office:value="128.304" calcext:value-type="float">
            <text:p>128.30</text:p>
          </table:table-cell>
          <table:table-cell table:style-name="ce10" table:formula="of:=AVERAGE([.D102:.E102])" office:value-type="float" office:value="127.666" calcext:value-type="float">
            <text:p>127.67</text:p>
          </table:table-cell>
          <table:table-cell table:style-name="ce12" table:number-columns-repeated="2"/>
          <table:table-cell table:style-name="ce12" table:formula="of:=[.G102]*INTERNAL_40" office:value-type="float" office:value="0" calcext:value-type="float">
            <text:p>0.00</text:p>
          </table:table-cell>
          <table:table-cell table:style-name="ce12" table:formula="of:=[.H10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2]+VIA_13*[.L102]+VIA_16*[.M102]" office:value-type="float" office:value="0" calcext:value-type="float">
            <text:p>0</text:p>
          </table:table-cell>
          <table:table-cell table:style-name="ce12" table:formula="of:=[.I102]+[.J102]+[.N102]+[.F102]" office:value-type="float" office:value="127.666" calcext:value-type="float">
            <text:p>127.6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2]-[.P102]" office:value-type="float" office:value="-208.279" calcext:value-type="float">
            <text:p>-208.28</text:p>
          </table:table-cell>
          <table:table-cell table:formula="of:=([.P102]-([.F102]+[.N102]))" office:value-type="float" office:value="208.279" calcext:value-type="float">
            <text:p>208.28</text:p>
          </table:table-cell>
          <table:table-cell table:formula="of:=[.R102]/INTERNAL_40" office:value-type="float" office:value="33.0601587301587" calcext:value-type="float">
            <text:p>33.06</text:p>
          </table:table-cell>
          <table:table-cell table:formula="of:=[.R102]/EXTERNAL_40" office:value-type="float" office:value="35.9101724137931" calcext:value-type="float">
            <text:p>35.9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0#</text:p>
          </table:table-cell>
          <table:table-cell table:style-name="ce4" office:value-type="string" calcext:value-type="string">
            <text:p>P16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0.963" calcext:value-type="float">
            <text:p>60.96</text:p>
          </table:table-cell>
          <table:table-cell table:style-name="ce7" office:value-type="float" office:value="61.575" calcext:value-type="float">
            <text:p>61.58</text:p>
          </table:table-cell>
          <table:table-cell table:style-name="ce10" table:formula="of:=AVERAGE([.D103:.E103])" office:value-type="float" office:value="61.269" calcext:value-type="float">
            <text:p>61.27</text:p>
          </table:table-cell>
          <table:table-cell table:style-name="ce12" table:number-columns-repeated="2"/>
          <table:table-cell table:style-name="ce12" table:formula="of:=[.G103]*INTERNAL_40" office:value-type="float" office:value="0" calcext:value-type="float">
            <text:p>0.00</text:p>
          </table:table-cell>
          <table:table-cell table:style-name="ce12" table:formula="of:=[.H10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3]+VIA_13*[.L103]+VIA_16*[.M103]" office:value-type="float" office:value="0" calcext:value-type="float">
            <text:p>0</text:p>
          </table:table-cell>
          <table:table-cell table:style-name="ce12" table:formula="of:=[.I103]+[.J103]+[.N103]+[.F103]" office:value-type="float" office:value="61.269" calcext:value-type="float">
            <text:p>61.2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3]-[.P103]" office:value-type="float" office:value="-274.676" calcext:value-type="float">
            <text:p>-274.68</text:p>
          </table:table-cell>
          <table:table-cell table:formula="of:=([.P103]-([.F103]+[.N103]))" office:value-type="float" office:value="274.676" calcext:value-type="float">
            <text:p>274.68</text:p>
          </table:table-cell>
          <table:table-cell table:formula="of:=[.R103]/INTERNAL_40" office:value-type="float" office:value="43.5993650793651" calcext:value-type="float">
            <text:p>43.60</text:p>
          </table:table-cell>
          <table:table-cell table:formula="of:=[.R103]/EXTERNAL_40" office:value-type="float" office:value="47.3579310344828" calcext:value-type="float">
            <text:p>47.3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0</text:p>
          </table:table-cell>
          <table:table-cell table:style-name="ce4" office:value-type="string" calcext:value-type="string">
            <text:p>P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4.776" calcext:value-type="float">
            <text:p>74.78</text:p>
          </table:table-cell>
          <table:table-cell table:style-name="ce7" office:value-type="float" office:value="75.528" calcext:value-type="float">
            <text:p>75.53</text:p>
          </table:table-cell>
          <table:table-cell table:style-name="ce10" table:formula="of:=AVERAGE([.D104:.E104])" office:value-type="float" office:value="75.152" calcext:value-type="float">
            <text:p>75.15</text:p>
          </table:table-cell>
          <table:table-cell table:style-name="ce12" table:number-columns-repeated="2"/>
          <table:table-cell table:style-name="ce12" table:formula="of:=[.G104]*INTERNAL_40" office:value-type="float" office:value="0" calcext:value-type="float">
            <text:p>0.00</text:p>
          </table:table-cell>
          <table:table-cell table:style-name="ce12" table:formula="of:=[.H10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4]+VIA_13*[.L104]+VIA_16*[.M104]" office:value-type="float" office:value="0" calcext:value-type="float">
            <text:p>0</text:p>
          </table:table-cell>
          <table:table-cell table:style-name="ce12" table:formula="of:=[.I104]+[.J104]+[.N104]+[.F104]" office:value-type="float" office:value="75.152" calcext:value-type="float">
            <text:p>75.15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4]-[.P104]" office:value-type="float" office:value="-260.793" calcext:value-type="float">
            <text:p>-260.79</text:p>
          </table:table-cell>
          <table:table-cell table:formula="of:=([.P104]-([.F104]+[.N104]))" office:value-type="float" office:value="260.793" calcext:value-type="float">
            <text:p>260.79</text:p>
          </table:table-cell>
          <table:table-cell table:formula="of:=[.R104]/INTERNAL_40" office:value-type="float" office:value="41.3957142857143" calcext:value-type="float">
            <text:p>41.40</text:p>
          </table:table-cell>
          <table:table-cell table:formula="of:=[.R104]/EXTERNAL_40" office:value-type="float" office:value="44.9643103448276" calcext:value-type="float">
            <text:p>44.9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E#</text:p>
          </table:table-cell>
          <table:table-cell table:style-name="ce4" office:value-type="string" calcext:value-type="string">
            <text:p>M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1.304" calcext:value-type="float">
            <text:p>111.30</text:p>
          </table:table-cell>
          <table:table-cell table:style-name="ce7" office:value-type="float" office:value="112.422" calcext:value-type="float">
            <text:p>112.42</text:p>
          </table:table-cell>
          <table:table-cell table:style-name="ce10" table:formula="of:=AVERAGE([.D105:.E105])" office:value-type="float" office:value="111.863" calcext:value-type="float">
            <text:p>111.86</text:p>
          </table:table-cell>
          <table:table-cell table:style-name="ce12" table:number-columns-repeated="2"/>
          <table:table-cell table:style-name="ce12" table:formula="of:=[.G105]*INTERNAL_40" office:value-type="float" office:value="0" calcext:value-type="float">
            <text:p>0.00</text:p>
          </table:table-cell>
          <table:table-cell table:style-name="ce12" table:formula="of:=[.H10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5]+VIA_13*[.L105]+VIA_16*[.M105]" office:value-type="float" office:value="0" calcext:value-type="float">
            <text:p>0</text:p>
          </table:table-cell>
          <table:table-cell table:style-name="ce12" table:formula="of:=[.I105]+[.J105]+[.N105]+[.F105]" office:value-type="float" office:value="111.863" calcext:value-type="float">
            <text:p>111.86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5]-[.P105]" office:value-type="float" office:value="-224.082" calcext:value-type="float">
            <text:p>-224.08</text:p>
          </table:table-cell>
          <table:table-cell table:formula="of:=([.P105]-([.F105]+[.N105]))" office:value-type="float" office:value="224.082" calcext:value-type="float">
            <text:p>224.08</text:p>
          </table:table-cell>
          <table:table-cell table:formula="of:=[.R105]/INTERNAL_40" office:value-type="float" office:value="35.5685714285714" calcext:value-type="float">
            <text:p>35.57</text:p>
          </table:table-cell>
          <table:table-cell table:formula="of:=[.R105]/EXTERNAL_40" office:value-type="float" office:value="38.6348275862069" calcext:value-type="float">
            <text:p>38.6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AS#</text:p>
          </table:table-cell>
          <table:table-cell table:style-name="ce4" office:value-type="string" calcext:value-type="string">
            <text:p>N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4.492" calcext:value-type="float">
            <text:p>114.49</text:p>
          </table:table-cell>
          <table:table-cell table:style-name="ce7" office:value-type="float" office:value="115.642" calcext:value-type="float">
            <text:p>115.64</text:p>
          </table:table-cell>
          <table:table-cell table:style-name="ce10" table:formula="of:=AVERAGE([.D106:.E106])" office:value-type="float" office:value="115.067" calcext:value-type="float">
            <text:p>115.07</text:p>
          </table:table-cell>
          <table:table-cell table:style-name="ce12" table:number-columns-repeated="2"/>
          <table:table-cell table:style-name="ce12" table:formula="of:=[.G106]*INTERNAL_40" office:value-type="float" office:value="0" calcext:value-type="float">
            <text:p>0.00</text:p>
          </table:table-cell>
          <table:table-cell table:style-name="ce12" table:formula="of:=[.H10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6]+VIA_13*[.L106]+VIA_16*[.M106]" office:value-type="float" office:value="0" calcext:value-type="float">
            <text:p>0</text:p>
          </table:table-cell>
          <table:table-cell table:style-name="ce12" table:formula="of:=[.I106]+[.J106]+[.N106]+[.F106]" office:value-type="float" office:value="115.067" calcext:value-type="float">
            <text:p>115.0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6]-[.P106]" office:value-type="float" office:value="-220.878" calcext:value-type="float">
            <text:p>-220.88</text:p>
          </table:table-cell>
          <table:table-cell table:formula="of:=([.P106]-([.F106]+[.N106]))" office:value-type="float" office:value="220.878" calcext:value-type="float">
            <text:p>220.88</text:p>
          </table:table-cell>
          <table:table-cell table:formula="of:=[.R106]/INTERNAL_40" office:value-type="float" office:value="35.06" calcext:value-type="float">
            <text:p>35.06</text:p>
          </table:table-cell>
          <table:table-cell table:formula="of:=[.R106]/EXTERNAL_40" office:value-type="float" office:value="38.0824137931034" calcext:value-type="float">
            <text:p>38.0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AS#</text:p>
          </table:table-cell>
          <table:table-cell table:style-name="ce4" office:value-type="string" calcext:value-type="string">
            <text:p>N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7.206" calcext:value-type="float">
            <text:p>77.21</text:p>
          </table:table-cell>
          <table:table-cell table:style-name="ce7" office:value-type="float" office:value="77.982" calcext:value-type="float">
            <text:p>77.98</text:p>
          </table:table-cell>
          <table:table-cell table:style-name="ce10" table:formula="of:=AVERAGE([.D107:.E107])" office:value-type="float" office:value="77.594" calcext:value-type="float">
            <text:p>77.59</text:p>
          </table:table-cell>
          <table:table-cell table:style-name="ce12" table:number-columns-repeated="2"/>
          <table:table-cell table:style-name="ce12" table:formula="of:=[.G107]*INTERNAL_40" office:value-type="float" office:value="0" calcext:value-type="float">
            <text:p>0.00</text:p>
          </table:table-cell>
          <table:table-cell table:style-name="ce12" table:formula="of:=[.H10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7]+VIA_13*[.L107]+VIA_16*[.M107]" office:value-type="float" office:value="0" calcext:value-type="float">
            <text:p>0</text:p>
          </table:table-cell>
          <table:table-cell table:style-name="ce12" table:formula="of:=[.I107]+[.J107]+[.N107]+[.F107]" office:value-type="float" office:value="77.594" calcext:value-type="float">
            <text:p>77.59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7]-[.P107]" office:value-type="float" office:value="-258.351" calcext:value-type="float">
            <text:p>-258.35</text:p>
          </table:table-cell>
          <table:table-cell table:formula="of:=([.P107]-([.F107]+[.N107]))" office:value-type="float" office:value="258.351" calcext:value-type="float">
            <text:p>258.35</text:p>
          </table:table-cell>
          <table:table-cell table:formula="of:=[.R107]/INTERNAL_40" office:value-type="float" office:value="41.0080952380952" calcext:value-type="float">
            <text:p>41.01</text:p>
          </table:table-cell>
          <table:table-cell table:formula="of:=[.R107]/EXTERNAL_40" office:value-type="float" office:value="44.543275862069" calcext:value-type="float">
            <text:p>44.5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0</text:p>
          </table:table-cell>
          <table:table-cell table:style-name="ce4" office:value-type="string" calcext:value-type="string">
            <text:p>N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8.819" calcext:value-type="float">
            <text:p>88.82</text:p>
          </table:table-cell>
          <table:table-cell table:style-name="ce7" office:value-type="float" office:value="89.711" calcext:value-type="float">
            <text:p>89.71</text:p>
          </table:table-cell>
          <table:table-cell table:style-name="ce10" table:formula="of:=AVERAGE([.D108:.E108])" office:value-type="float" office:value="89.265" calcext:value-type="float">
            <text:p>89.27</text:p>
          </table:table-cell>
          <table:table-cell table:style-name="ce12"/>
          <table:table-cell table:style-name="ce12" office:value-type="float" office:value="38.6" calcext:value-type="float">
            <text:p>38.60</text:p>
          </table:table-cell>
          <table:table-cell table:style-name="ce12" table:formula="of:=[.G108]*INTERNAL_40" office:value-type="float" office:value="0" calcext:value-type="float">
            <text:p>0.00</text:p>
          </table:table-cell>
          <table:table-cell table:style-name="ce12" table:formula="of:=[.H108]*EXTERNAL_40" office:value-type="float" office:value="223.88" calcext:value-type="float">
            <text:p>223.8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08]+VIA_13*[.L108]+VIA_16*[.M108]" office:value-type="float" office:value="22.8" calcext:value-type="float">
            <text:p>22.8</text:p>
          </table:table-cell>
          <table:table-cell table:style-name="ce12" table:formula="of:=[.I108]+[.J108]+[.N108]+[.F108]" office:value-type="float" office:value="335.945" calcext:value-type="float">
            <text:p>335.95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8]-[.P108]" office:value-type="float" office:value="0" calcext:value-type="float">
            <text:p>0.00</text:p>
          </table:table-cell>
          <table:table-cell table:formula="of:=([.P108]-([.F108]+[.N108]))" office:value-type="float" office:value="223.88" calcext:value-type="float">
            <text:p>223.88</text:p>
          </table:table-cell>
          <table:table-cell table:formula="of:=[.R108]/INTERNAL_40" office:value-type="float" office:value="35.5365079365079" calcext:value-type="float">
            <text:p>35.54</text:p>
          </table:table-cell>
          <table:table-cell table:formula="of:=[.R108]/EXTERNAL_40" office:value-type="float" office:value="38.6" calcext:value-type="float">
            <text:p>38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1</text:p>
          </table:table-cell>
          <table:table-cell table:style-name="ce4" office:value-type="string" calcext:value-type="string">
            <text:p>M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5.99" calcext:value-type="float">
            <text:p>95.99</text:p>
          </table:table-cell>
          <table:table-cell table:style-name="ce7" office:value-type="float" office:value="96.954" calcext:value-type="float">
            <text:p>96.95</text:p>
          </table:table-cell>
          <table:table-cell table:style-name="ce10" table:formula="of:=AVERAGE([.D109:.E109])" office:value-type="float" office:value="96.472" calcext:value-type="float">
            <text:p>96.47</text:p>
          </table:table-cell>
          <table:table-cell table:style-name="ce12" office:value-type="float" office:value="3.889" calcext:value-type="float">
            <text:p>3.89</text:p>
          </table:table-cell>
          <table:table-cell table:style-name="ce12" table:formula="of:=48.633-[.G109]" office:value-type="float" office:value="44.744" calcext:value-type="float">
            <text:p>44.74</text:p>
          </table:table-cell>
          <table:table-cell table:style-name="ce12" table:formula="of:=[.G109]*INTERNAL_40" office:value-type="float" office:value="24.5007" calcext:value-type="float">
            <text:p>24.50</text:p>
          </table:table-cell>
          <table:table-cell table:style-name="ce12" table:formula="of:=[.H109]*EXTERNAL_40" office:value-type="float" office:value="259.5152" calcext:value-type="float">
            <text:p>259.5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9]+VIA_13*[.L109]+VIA_16*[.M109]" office:value-type="float" office:value="21.8" calcext:value-type="float">
            <text:p>21.8</text:p>
          </table:table-cell>
          <table:table-cell table:style-name="ce12" table:formula="of:=[.I109]+[.J109]+[.N109]+[.F109]" office:value-type="float" office:value="402.2879" calcext:value-type="float">
            <text:p>402.29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9]-[.P109]" office:value-type="float" office:value="66.3429" calcext:value-type="float">
            <text:p>66.34</text:p>
          </table:table-cell>
          <table:table-cell table:formula="of:=([.P109]-([.F109]+[.N109]))" office:value-type="float" office:value="217.673" calcext:value-type="float">
            <text:p>217.67</text:p>
          </table:table-cell>
          <table:table-cell table:formula="of:=[.R109]/INTERNAL_40" office:value-type="float" office:value="34.5512698412698" calcext:value-type="float">
            <text:p>34.55</text:p>
          </table:table-cell>
          <table:table-cell table:formula="of:=[.R109]/EXTERNAL_40" office:value-type="float" office:value="37.5298275862069" calcext:value-type="float">
            <text:p>37.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1#</text:p>
          </table:table-cell>
          <table:table-cell table:style-name="ce4" office:value-type="string" calcext:value-type="string">
            <text:p>R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9.941" calcext:value-type="float">
            <text:p>99.94</text:p>
          </table:table-cell>
          <table:table-cell table:style-name="ce7" office:value-type="float" office:value="100.945" calcext:value-type="float">
            <text:p>100.95</text:p>
          </table:table-cell>
          <table:table-cell table:style-name="ce10" table:formula="of:=AVERAGE([.D110:.E110])" office:value-type="float" office:value="100.443" calcext:value-type="float">
            <text:p>100.44</text:p>
          </table:table-cell>
          <table:table-cell table:style-name="ce12" table:number-columns-repeated="2"/>
          <table:table-cell table:style-name="ce12" table:formula="of:=[.G110]*INTERNAL_40" office:value-type="float" office:value="0" calcext:value-type="float">
            <text:p>0.00</text:p>
          </table:table-cell>
          <table:table-cell table:style-name="ce12" table:formula="of:=[.H11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10]+VIA_13*[.L110]+VIA_16*[.M110]" office:value-type="float" office:value="0" calcext:value-type="float">
            <text:p>0</text:p>
          </table:table-cell>
          <table:table-cell table:style-name="ce12" table:formula="of:=[.I110]+[.J110]+[.N110]+[.F110]" office:value-type="float" office:value="100.443" calcext:value-type="float">
            <text:p>100.44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10]-[.P110]" office:value-type="float" office:value="-235.502" calcext:value-type="float">
            <text:p>-235.50</text:p>
          </table:table-cell>
          <table:table-cell table:formula="of:=([.P110]-([.F110]+[.N110]))" office:value-type="float" office:value="235.502" calcext:value-type="float">
            <text:p>235.50</text:p>
          </table:table-cell>
          <table:table-cell table:formula="of:=[.R110]/INTERNAL_40" office:value-type="float" office:value="37.3812698412698" calcext:value-type="float">
            <text:p>37.38</text:p>
          </table:table-cell>
          <table:table-cell table:formula="of:=[.R110]/EXTERNAL_40" office:value-type="float" office:value="40.6037931034483" calcext:value-type="float">
            <text:p>40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1#</text:p>
          </table:table-cell>
          <table:table-cell table:style-name="ce4" office:value-type="string" calcext:value-type="string">
            <text:p>R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1.538" calcext:value-type="float">
            <text:p>71.54</text:p>
          </table:table-cell>
          <table:table-cell table:style-name="ce7" office:value-type="float" office:value="72.257" calcext:value-type="float">
            <text:p>72.26</text:p>
          </table:table-cell>
          <table:table-cell table:style-name="ce10" table:formula="of:=AVERAGE([.D111:.E111])" office:value-type="float" office:value="71.8975" calcext:value-type="float">
            <text:p>71.90</text:p>
          </table:table-cell>
          <table:table-cell table:style-name="ce12" table:number-columns-repeated="2"/>
          <table:table-cell table:style-name="ce12" table:formula="of:=[.G111]*INTERNAL_40" office:value-type="float" office:value="0" calcext:value-type="float">
            <text:p>0.00</text:p>
          </table:table-cell>
          <table:table-cell table:style-name="ce12" table:formula="of:=[.H111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11]+VIA_13*[.L111]+VIA_16*[.M111]" office:value-type="float" office:value="0" calcext:value-type="float">
            <text:p>0</text:p>
          </table:table-cell>
          <table:table-cell table:style-name="ce12" table:formula="of:=[.I111]+[.J111]+[.N111]+[.F111]" office:value-type="float" office:value="71.8975" calcext:value-type="float">
            <text:p>71.90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11]-[.P111]" office:value-type="float" office:value="-264.0475" calcext:value-type="float">
            <text:p>-264.05</text:p>
          </table:table-cell>
          <table:table-cell table:formula="of:=([.P111]-([.F111]+[.N111]))" office:value-type="float" office:value="264.0475" calcext:value-type="float">
            <text:p>264.05</text:p>
          </table:table-cell>
          <table:table-cell table:formula="of:=[.R111]/INTERNAL_40" office:value-type="float" office:value="41.9123015873016" calcext:value-type="float">
            <text:p>41.91</text:p>
          </table:table-cell>
          <table:table-cell table:formula="of:=[.R111]/EXTERNAL_40" office:value-type="float" office:value="45.5254310344828" calcext:value-type="float">
            <text:p>45.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1</text:p>
          </table:table-cell>
          <table:table-cell table:style-name="ce4" office:value-type="string" calcext:value-type="string">
            <text:p>M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7.628" calcext:value-type="float">
            <text:p>77.63</text:p>
          </table:table-cell>
          <table:table-cell table:style-name="ce7" office:value-type="float" office:value="78.408" calcext:value-type="float">
            <text:p>78.41</text:p>
          </table:table-cell>
          <table:table-cell table:style-name="ce10" table:formula="of:=AVERAGE([.D112:.E112])" office:value-type="float" office:value="78.018" calcext:value-type="float">
            <text:p>78.02</text:p>
          </table:table-cell>
          <table:table-cell table:style-name="ce12" table:number-columns-repeated="2"/>
          <table:table-cell table:style-name="ce12" table:formula="of:=[.G112]*INTERNAL_40" office:value-type="float" office:value="0" calcext:value-type="float">
            <text:p>0.00</text:p>
          </table:table-cell>
          <table:table-cell table:style-name="ce12" table:formula="of:=[.H11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12]+VIA_13*[.L112]+VIA_16*[.M112]" office:value-type="float" office:value="0" calcext:value-type="float">
            <text:p>0</text:p>
          </table:table-cell>
          <table:table-cell table:style-name="ce12" table:formula="of:=[.I112]+[.J112]+[.N112]+[.F112]" office:value-type="float" office:value="78.018" calcext:value-type="float">
            <text:p>78.02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12]-[.P112]" office:value-type="float" office:value="-257.927" calcext:value-type="float">
            <text:p>-257.93</text:p>
          </table:table-cell>
          <table:table-cell table:formula="of:=([.P112]-([.F112]+[.N112]))" office:value-type="float" office:value="257.927" calcext:value-type="float">
            <text:p>257.93</text:p>
          </table:table-cell>
          <table:table-cell table:formula="of:=[.R112]/INTERNAL_40" office:value-type="float" office:value="40.9407936507937" calcext:value-type="float">
            <text:p>40.94</text:p>
          </table:table-cell>
          <table:table-cell table:formula="of:=[.R112]/EXTERNAL_40" office:value-type="float" office:value="44.4701724137931" calcext:value-type="float">
            <text:p>44.47</text:p>
          </table:table-cell>
          <table:table-cell table:number-columns-repeated="1004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Q2:Sheet1.Q81">
            <calcext:condition calcext:apply-style-name="DarkBlue" calcext:value="&lt;-1*DQ_TO_DQS" calcext:base-cell-address="Sheet1.Q2"/>
            <calcext:condition calcext:apply-style-name="LightBlue" calcext:value="&lt;-5" calcext:base-cell-address="Sheet1.Q2"/>
            <calcext:condition calcext:apply-style-name="DarkRed" calcext:value="&gt;DQ_TO_DQS" calcext:base-cell-address="Sheet1.Q2"/>
            <calcext:condition calcext:apply-style-name="LightRed" calcext:value="&gt;5" calcext:base-cell-address="Sheet1.Q2"/>
            <calcext:condition calcext:apply-style-name="Green" calcext:value="between(-5,5)" calcext:base-cell-address="Sheet1.Q2"/>
          </calcext:conditional-format>
          <calcext:conditional-format calcext:target-range-address="Sheet1.Q82:Sheet1.Q112">
            <calcext:condition calcext:apply-style-name="DarkBlue" calcext:value="&lt;-CLK_TO_DQ" calcext:base-cell-address="Sheet1.Q82"/>
            <calcext:condition calcext:apply-style-name="LightBlue" calcext:value="&lt;-5" calcext:base-cell-address="Sheet1.Q82"/>
            <calcext:condition calcext:apply-style-name="DarkRed" calcext:value="&gt;CLK_TO_DQ" calcext:base-cell-address="Sheet1.Q82"/>
            <calcext:condition calcext:apply-style-name="LightRed" calcext:value="&gt;5" calcext:base-cell-address="Sheet1.Q82"/>
            <calcext:condition calcext:apply-style-name="Green" calcext:value="between(-5,5)" calcext:base-cell-address="Sheet1.Q82"/>
          </calcext:conditional-format>
        </calcext:conditional-formats>
      </table:table>
      <table:named-expressions>
        <table:named-range table:name="CLK" table:base-cell-address="$Sheet1.$O$108" table:cell-range-address="$Sheet1.$O$108"/>
        <table:named-range table:name="CLK_TO_DQ" table:base-cell-address="$Sheet1.$Y$15" table:cell-range-address="$Sheet1.$Y$15"/>
        <table:named-range table:name="DQS0" table:base-cell-address="$Sheet1.$O$11" table:cell-range-address="$Sheet1.$O$11"/>
        <table:named-range table:name="DQS1" table:base-cell-address="$Sheet1.$O$21" table:cell-range-address="$Sheet1.$O$21"/>
        <table:named-range table:name="DQS2" table:base-cell-address="$Sheet1.$O$31" table:cell-range-address="$Sheet1.$O$31"/>
        <table:named-range table:name="DQS3" table:base-cell-address="$Sheet1.$O$41" table:cell-range-address="$Sheet1.$O$41"/>
        <table:named-range table:name="DQS4" table:base-cell-address="$Sheet1.$O$51" table:cell-range-address="$Sheet1.$O$51"/>
        <table:named-range table:name="DQS5" table:base-cell-address="$Sheet1.$O$61" table:cell-range-address="$Sheet1.$O$61"/>
        <table:named-range table:name="DQS6" table:base-cell-address="$Sheet1.$O$71" table:cell-range-address="$Sheet1.$O$71"/>
        <table:named-range table:name="DQS7" table:base-cell-address="$Sheet1.$O$81" table:cell-range-address="$Sheet1.$O$81"/>
        <table:named-range table:name="DQ_TO_DQS" table:base-cell-address="$Sheet1.$Y$14" table:cell-range-address="$Sheet1.$Y$14"/>
        <table:named-range table:name="EXTERNAL_40" table:base-cell-address="$Sheet1.$J$4" table:cell-range-address="$Sheet1.$Y$4"/>
        <table:named-range table:name="EXTERNAL_80" table:base-cell-address="$Sheet1.$J$5" table:cell-range-address="$Sheet1.$Y$5"/>
        <table:named-range table:name="INTERNAL_40" table:base-cell-address="$Sheet1.$J$2" table:cell-range-address="$Sheet1.$Y$2"/>
        <table:named-range table:name="INTERNAL_80" table:base-cell-address="$Sheet1.$J$3" table:cell-range-address="$Sheet1.$Y$3"/>
        <table:named-range table:name="SLOWEST_DQS" table:base-cell-address="$Sheet1.$Y$17" table:cell-range-address="$Sheet1.$Y$17"/>
        <table:named-range table:name="VIA_13" table:base-cell-address="$Sheet1.$Y$10" table:cell-range-address="$Sheet1.$Y$10"/>
        <table:named-range table:name="VIA_16" table:base-cell-address="$Sheet1.$Y$11" table:cell-range-address="$Sheet1.$Y$11"/>
        <table:named-range table:name="VIA_18" table:base-cell-address="$Sheet1.$Y$9" table:cell-range-address="$Sheet1.$Y$9"/>
        <table:named-range table:name="VIA_36" table:base-cell-address="$Sheet1.$Y$12" table:cell-range-address="$Sheet1.$Y$1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ghtRed" style:family="table-cell" style:parent-style-name="Default">
      <style:table-cell-properties fo:background-color="#ffcccc"/>
    </style:style>
    <style:style style:name="DarkRed" style:family="table-cell" style:parent-style-name="Default">
      <style:table-cell-properties fo:background-color="#ff6666"/>
    </style:style>
    <style:style style:name="Green" style:family="table-cell" style:parent-style-name="Default">
      <style:table-cell-properties fo:background-color="#99ff99"/>
    </style:style>
    <style:style style:name="DarkBlue" style:family="table-cell" style:parent-style-name="Default">
      <style:table-cell-properties fo:background-color="#3399ff"/>
    </style:style>
    <style:style style:name="LightBlue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6:41:08.427806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21:50:02.302906206</meta:creation-date>
    <meta:generator>LibreOffice/7.0.4.2$Linux_X86_64 LibreOffice_project/00$Build-2</meta:generator>
    <dc:date>2021-12-06T23:19:01.377596871</dc:date>
    <meta:editing-duration>P6DT20H25M42S</meta:editing-duration>
    <meta:editing-cycles>186</meta:editing-cycles>
    <meta:document-statistic meta:table-count="1" meta:cell-count="1637" meta:object-count="0"/>
  </office:meta>
</office:document-meta>
</file>